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Pictures/2000000D000000DD000000DD07B12F7F.svm"/>
  <manifest:file-entry manifest:media-type="" manifest:full-path="Object 10/Pictures/2000000D000000DD000000DDF95BE9D7.svm"/>
  <manifest:file-entry manifest:media-type="" manifest:full-path="Object 10/Pictures/2000000D000000DD000000DDBFA18DF7.svm"/>
  <manifest:file-entry manifest:media-type="" manifest:full-path="Object 10/Pictures/2000000D000000DD000000DDDC7CCDFB.svm"/>
  <manifest:file-entry manifest:media-type="" manifest:full-path="Object 10/Pictures/2000000D000000DD000000DD9D6463D4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0D000000DD000000DD07B12F7F.svm"/>
  <manifest:file-entry manifest:media-type="" manifest:full-path="Object 11/Pictures/2000000D000000DD000000DDF95BE9D7.svm"/>
  <manifest:file-entry manifest:media-type="" manifest:full-path="Object 11/Pictures/2000000D000000DD000000DDBFA18DF7.svm"/>
  <manifest:file-entry manifest:media-type="" manifest:full-path="Object 11/Pictures/2000000D000000DD000000DDDC7CCDFB.svm"/>
  <manifest:file-entry manifest:media-type="" manifest:full-path="Object 11/Pictures/2000000D000000DD000000DD9D6463D4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" manifest:full-path="Object 12/Pictures/2000000D000000DD000000DD07B12F7F.svm"/>
  <manifest:file-entry manifest:media-type="" manifest:full-path="Object 12/Pictures/2000000D000000DD000000DDF95BE9D7.svm"/>
  <manifest:file-entry manifest:media-type="" manifest:full-path="Object 12/Pictures/2000000D000000DD000000DDBFA18DF7.svm"/>
  <manifest:file-entry manifest:media-type="" manifest:full-path="Object 12/Pictures/2000000D000000DD000000DDDC7CCDFB.svm"/>
  <manifest:file-entry manifest:media-type="" manifest:full-path="Object 12/Pictures/2000000D000000DD000000DD9D6463D4.svm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" manifest:full-path="Object 1/Pictures/2000000D000000DD000000DDBFA18DF7.svm"/>
  <manifest:file-entry manifest:media-type="" manifest:full-path="Object 1/Pictures/2000000D000000DD000000DD9D6463D4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9D6463D4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BFA18DF7.svm"/>
  <manifest:file-entry manifest:media-type="image/gif" manifest:full-path="Object 3/Pictures/100002000000000A0000000A1F4FBE6C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F95BE9D7.svm"/>
  <manifest:file-entry manifest:media-type="" manifest:full-path="Object 4/Pictures/2000000D000000DD000000DDBFA18DF7.svm"/>
  <manifest:file-entry manifest:media-type="" manifest:full-path="Object 4/Pictures/2000000D000000DD000000DDDC7CCDFB.svm"/>
  <manifest:file-entry manifest:media-type="" manifest:full-path="Object 4/Pictures/2000000D000000DD000000DD9D6463D4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D000000DDF95BE9D7.svm"/>
  <manifest:file-entry manifest:media-type="" manifest:full-path="Object 5/Pictures/2000000D000000DD000000DDBFA18DF7.svm"/>
  <manifest:file-entry manifest:media-type="" manifest:full-path="Object 5/Pictures/2000000D000000DD000000DDDC7CCDFB.svm"/>
  <manifest:file-entry manifest:media-type="" manifest:full-path="Object 5/Pictures/2000000D000000DD000000DD9D6463D4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F95BE9D7.svm"/>
  <manifest:file-entry manifest:media-type="" manifest:full-path="Object 6/Pictures/2000000D000000DD000000DDBFA18DF7.svm"/>
  <manifest:file-entry manifest:media-type="" manifest:full-path="Object 6/Pictures/2000000D000000DD000000DDDC7CCDFB.svm"/>
  <manifest:file-entry manifest:media-type="" manifest:full-path="Object 6/Pictures/2000000D000000DD000000DD9D6463D4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D000000DD07B12F7F.svm"/>
  <manifest:file-entry manifest:media-type="" manifest:full-path="Object 7/Pictures/2000000D000000DD000000DDF95BE9D7.svm"/>
  <manifest:file-entry manifest:media-type="" manifest:full-path="Object 7/Pictures/2000000D000000DD000000DDDC7CCDFB.svm"/>
  <manifest:file-entry manifest:media-type="" manifest:full-path="Object 7/Pictures/2000000D000000DD000000DD9D6463D4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0D000000DD000000DD07B12F7F.svm"/>
  <manifest:file-entry manifest:media-type="" manifest:full-path="Object 8/Pictures/2000000D000000DD000000DDF95BE9D7.svm"/>
  <manifest:file-entry manifest:media-type="" manifest:full-path="Object 8/Pictures/2000000D000000DD000000DDBFA18DF7.svm"/>
  <manifest:file-entry manifest:media-type="" manifest:full-path="Object 8/Pictures/2000000D000000DD000000DDDC7CCDFB.svm"/>
  <manifest:file-entry manifest:media-type="" manifest:full-path="Object 8/Pictures/2000000D000000DD000000DD9D6463D4.svm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Pictures/2000000D000000DD000000DD07B12F7F.svm"/>
  <manifest:file-entry manifest:media-type="" manifest:full-path="Object 9/Pictures/2000000D000000DD000000DDF95BE9D7.svm"/>
  <manifest:file-entry manifest:media-type="" manifest:full-path="Object 9/Pictures/2000000D000000DD000000DDBFA18DF7.svm"/>
  <manifest:file-entry manifest:media-type="" manifest:full-path="Object 9/Pictures/2000000D000000DD000000DDDC7CCDFB.svm"/>
  <manifest:file-entry manifest:media-type="" manifest:full-path="Object 9/Pictures/2000000D000000DD000000DD9D6463D4.svm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Pinaw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ums</text:p>
          </table:table-cell>
          <table:table-cell/>
          <table:table-cell office:value-type="string">
            <text:p>Normalis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11-29-2011</text:p>
          </table:table-cell>
          <table:table-cell office:value-type="float" office:value="1295.96">
            <text:p>1295.96</text:p>
          </table:table-cell>
          <table:table-cell office:value-type="float" office:value="2947.76">
            <text:p>2947.76</text:p>
          </table:table-cell>
          <table:table-cell office:value-type="float" office:value="2575.27">
            <text:p>2575.27</text:p>
          </table:table-cell>
          <table:table-cell office:value-type="float" office:value="2645.94">
            <text:p>2645.94</text:p>
          </table:table-cell>
          <table:table-cell office:value-type="float" office:value="2751.58">
            <text:p>2751.58</text:p>
          </table:table-cell>
          <table:table-cell office:value-type="float" office:value="2402.58">
            <text:p>2402.58</text:p>
          </table:table-cell>
          <table:table-cell office:value-type="float" office:value="1053.87">
            <text:p>1053.87</text:p>
          </table:table-cell>
          <table:table-cell table:formula="of:=SUM([.B2:.H2])" office:value-type="float" office:value="15672.96">
            <text:p>15672.96</text:p>
          </table:table-cell>
          <table:table-cell table:number-columns-repeated="2"/>
          <table:table-cell table:formula="of:=[.B2]/[.I2]" office:value-type="float" office:value="0.0826876352648128">
            <text:p>0.0826876353</text:p>
          </table:table-cell>
          <table:table-cell table:formula="of:=[.C2]/[.I2]" office:value-type="float" office:value="0.188079341745273">
            <text:p>0.1880793417</text:p>
          </table:table-cell>
          <table:table-cell table:formula="of:=[.D2]/[.I2]" office:value-type="float" office:value="0.164312931316101">
            <text:p>0.1643129313</text:p>
          </table:table-cell>
          <table:table-cell table:formula="of:=[.E2]/[.I2]" office:value-type="float" office:value="0.16882197108906">
            <text:p>0.1688219711</text:p>
          </table:table-cell>
          <table:table-cell table:formula="of:=[.F2]/[.I2]" office:value-type="float" office:value="0.175562242231206">
            <text:p>0.1755622422</text:p>
          </table:table-cell>
          <table:table-cell table:formula="of:=[.G2]/[.I2]" office:value-type="float" office:value="0.153294591449222">
            <text:p>0.1532945914</text:p>
          </table:table-cell>
          <table:table-cell table:formula="of:=[.H2]/[.I2]" office:value-type="float" office:value="0.0672412869043244">
            <text:p>0.0672412869</text:p>
          </table:table-cell>
        </table:table-row>
        <table:table-row table:style-name="ro2">
          <table:table-cell office:value-type="string">
            <text:p>11-28-2011</text:p>
          </table:table-cell>
          <table:table-cell office:value-type="float" office:value="647.165">
            <text:p>647.165</text:p>
          </table:table-cell>
          <table:table-cell office:value-type="float" office:value="1548.68">
            <text:p>1548.68</text:p>
          </table:table-cell>
          <table:table-cell office:value-type="float" office:value="1334.13">
            <text:p>1334.13</text:p>
          </table:table-cell>
          <table:table-cell office:value-type="float" office:value="1394.09">
            <text:p>1394.09</text:p>
          </table:table-cell>
          <table:table-cell office:value-type="float" office:value="1482.7">
            <text:p>1482.7</text:p>
          </table:table-cell>
          <table:table-cell office:value-type="float" office:value="1371.28">
            <text:p>1371.28</text:p>
          </table:table-cell>
          <table:table-cell office:value-type="float" office:value="610.255">
            <text:p>610.255</text:p>
          </table:table-cell>
          <table:table-cell table:formula="of:=SUM([.B3:.H3])" office:value-type="float" office:value="8388.3">
            <text:p>8388.3</text:p>
          </table:table-cell>
          <table:table-cell table:number-columns-repeated="2"/>
          <table:table-cell table:formula="of:=[.B3]/[.I3]" office:value-type="float" office:value="0.0771509125806182">
            <text:p>0.0771509126</text:p>
          </table:table-cell>
          <table:table-cell table:formula="of:=[.C3]/[.I3]" office:value-type="float" office:value="0.184623821274871">
            <text:p>0.1846238213</text:p>
          </table:table-cell>
          <table:table-cell table:formula="of:=[.D3]/[.I3]" office:value-type="float" office:value="0.159046529094095">
            <text:p>0.1590465291</text:p>
          </table:table-cell>
          <table:table-cell table:formula="of:=[.E3]/[.I3]" office:value-type="float" office:value="0.166194580546714">
            <text:p>0.1661945805</text:p>
          </table:table-cell>
          <table:table-cell table:formula="of:=[.F3]/[.I3]" office:value-type="float" office:value="0.176758103548991">
            <text:p>0.1767581035</text:p>
          </table:table-cell>
          <table:table-cell table:formula="of:=[.G3]/[.I3]" office:value-type="float" office:value="0.163475316810319">
            <text:p>0.1634753168</text:p>
          </table:table-cell>
          <table:table-cell table:formula="of:=[.H3]/[.I3]" office:value-type="float" office:value="0.0727507361443916">
            <text:p>0.0727507361</text:p>
          </table:table-cell>
        </table:table-row>
        <table:table-row table:style-name="ro2">
          <table:table-cell office:value-type="string">
            <text:p>11-24-2011</text:p>
          </table:table-cell>
          <table:table-cell office:value-type="float" office:value="815.003">
            <text:p>815.003</text:p>
          </table:table-cell>
          <table:table-cell office:value-type="float" office:value="1896.78">
            <text:p>1896.78</text:p>
          </table:table-cell>
          <table:table-cell office:value-type="float" office:value="1588.02">
            <text:p>1588.02</text:p>
          </table:table-cell>
          <table:table-cell office:value-type="float" office:value="1639.21">
            <text:p>1639.21</text:p>
          </table:table-cell>
          <table:table-cell office:value-type="float" office:value="1796.89">
            <text:p>1796.89</text:p>
          </table:table-cell>
          <table:table-cell office:value-type="float" office:value="1681.89">
            <text:p>1681.89</text:p>
          </table:table-cell>
          <table:table-cell office:value-type="float" office:value="768.076">
            <text:p>768.076</text:p>
          </table:table-cell>
          <table:table-cell table:formula="of:=SUM([.B4:.H4])" office:value-type="float" office:value="10185.869">
            <text:p>10185.869</text:p>
          </table:table-cell>
          <table:table-cell table:number-columns-repeated="2"/>
          <table:table-cell table:formula="of:=[.B4]/[.I4]" office:value-type="float" office:value="0.0800131044292833">
            <text:p>0.0800131044</text:p>
          </table:table-cell>
          <table:table-cell table:formula="of:=[.C4]/[.I4]" office:value-type="float" office:value="0.186216806833074">
            <text:p>0.1862168068</text:p>
          </table:table-cell>
          <table:table-cell table:formula="of:=[.D4]/[.I4]" office:value-type="float" office:value="0.155904223782968">
            <text:p>0.1559042238</text:p>
          </table:table-cell>
          <table:table-cell table:formula="of:=[.E4]/[.I4]" office:value-type="float" office:value="0.16092981364673">
            <text:p>0.1609298136</text:p>
          </table:table-cell>
          <table:table-cell table:formula="of:=[.F4]/[.I4]" office:value-type="float" office:value="0.176410083420472">
            <text:p>0.1764100834</text:p>
          </table:table-cell>
          <table:table-cell table:formula="of:=[.G4]/[.I4]" office:value-type="float" office:value="0.16511993232978">
            <text:p>0.1651199323</text:p>
          </table:table-cell>
          <table:table-cell table:formula="of:=[.H4]/[.I4]" office:value-type="float" office:value="0.0754060355576927">
            <text:p>0.0754060356</text:p>
          </table:table-cell>
        </table:table-row>
        <table:table-row table:style-name="ro2">
          <table:table-cell office:value-type="string">
            <text:p>11-23-2011</text:p>
          </table:table-cell>
          <table:table-cell office:value-type="float" office:value="1356.55">
            <text:p>1356.55</text:p>
          </table:table-cell>
          <table:table-cell office:value-type="float" office:value="3130.78">
            <text:p>3130.78</text:p>
          </table:table-cell>
          <table:table-cell office:value-type="float" office:value="2607.7">
            <text:p>2607.7</text:p>
          </table:table-cell>
          <table:table-cell office:value-type="float" office:value="2676.41">
            <text:p>2676.41</text:p>
          </table:table-cell>
          <table:table-cell office:value-type="float" office:value="2978.62">
            <text:p>2978.62</text:p>
          </table:table-cell>
          <table:table-cell office:value-type="float" office:value="2881.09">
            <text:p>2881.09</text:p>
          </table:table-cell>
          <table:table-cell office:value-type="float" office:value="1292.24">
            <text:p>1292.24</text:p>
          </table:table-cell>
          <table:table-cell table:formula="of:=SUM([.B5:.H5])" office:value-type="float" office:value="16923.39">
            <text:p>16923.39</text:p>
          </table:table-cell>
          <table:table-cell table:number-columns-repeated="2"/>
          <table:table-cell table:formula="of:=[.B5]/[.I5]" office:value-type="float" office:value="0.0801582897989115">
            <text:p>0.0801582898</text:p>
          </table:table-cell>
          <table:table-cell table:formula="of:=[.C5]/[.I5]" office:value-type="float" office:value="0.184997213915179">
            <text:p>0.1849972139</text:p>
          </table:table-cell>
          <table:table-cell table:formula="of:=[.D5]/[.I5]" office:value-type="float" office:value="0.154088512998873">
            <text:p>0.154088513</text:p>
          </table:table-cell>
          <table:table-cell table:formula="of:=[.E5]/[.I5]" office:value-type="float" office:value="0.158148574251376">
            <text:p>0.1581485743</text:p>
          </table:table-cell>
          <table:table-cell table:formula="of:=[.F5]/[.I5]" office:value-type="float" office:value="0.176006107523374">
            <text:p>0.1760061075</text:p>
          </table:table-cell>
          <table:table-cell table:formula="of:=[.G5]/[.I5]" office:value-type="float" office:value="0.170243077775788">
            <text:p>0.1702430778</text:p>
          </table:table-cell>
          <table:table-cell table:formula="of:=[.H5]/[.I5]" office:value-type="float" office:value="0.0763582237364972">
            <text:p>0.0763582237</text:p>
          </table:table-cell>
        </table:table-row>
        <table:table-row table:style-name="ro2">
          <table:table-cell office:value-type="string">
            <text:p>11-22-2011</text:p>
          </table:table-cell>
          <table:table-cell office:value-type="float" office:value="1657.06">
            <text:p>1657.06</text:p>
          </table:table-cell>
          <table:table-cell office:value-type="float" office:value="3794.31">
            <text:p>3794.31</text:p>
          </table:table-cell>
          <table:table-cell office:value-type="float" office:value="3184.88">
            <text:p>3184.88</text:p>
          </table:table-cell>
          <table:table-cell office:value-type="float" office:value="3219.48">
            <text:p>3219.48</text:p>
          </table:table-cell>
          <table:table-cell office:value-type="float" office:value="3547.33">
            <text:p>3547.33</text:p>
          </table:table-cell>
          <table:table-cell office:value-type="float" office:value="3306.41">
            <text:p>3306.41</text:p>
          </table:table-cell>
          <table:table-cell office:value-type="float" office:value="1493.51">
            <text:p>1493.51</text:p>
          </table:table-cell>
          <table:table-cell table:formula="of:=SUM([.B6:.H6])" office:value-type="float" office:value="20202.98">
            <text:p>20202.98</text:p>
          </table:table-cell>
          <table:table-cell table:number-columns-repeated="2"/>
          <table:table-cell table:formula="of:=[.B6]/[.I6]" office:value-type="float" office:value="0.0820205732025671">
            <text:p>0.0820205732</text:p>
          </table:table-cell>
          <table:table-cell table:formula="of:=[.C6]/[.I6]" office:value-type="float" office:value="0.187809422174353">
            <text:p>0.1878094222</text:p>
          </table:table-cell>
          <table:table-cell table:formula="of:=[.D6]/[.I6]" office:value-type="float" office:value="0.157644070330219">
            <text:p>0.1576440703</text:p>
          </table:table-cell>
          <table:table-cell table:formula="of:=[.E6]/[.I6]" office:value-type="float" office:value="0.159356688963707">
            <text:p>0.159356689</text:p>
          </table:table-cell>
          <table:table-cell table:formula="of:=[.F6]/[.I6]" office:value-type="float" office:value="0.175584492980738">
            <text:p>0.175584493</text:p>
          </table:table-cell>
          <table:table-cell table:formula="of:=[.G6]/[.I6]" office:value-type="float" office:value="0.163659519536227">
            <text:p>0.1636595195</text:p>
          </table:table-cell>
          <table:table-cell table:formula="of:=[.H6]/[.I6]" office:value-type="float" office:value="0.0739252328121891">
            <text:p>0.0739252328</text:p>
          </table:table-cell>
        </table:table-row>
        <table:table-row table:style-name="ro2">
          <table:table-cell office:value-type="string">
            <text:p>12-09-2011</text:p>
          </table:table-cell>
          <table:table-cell office:value-type="float" office:value="1179.12">
            <text:p>1179.12</text:p>
          </table:table-cell>
          <table:table-cell office:value-type="float" office:value="2573.65">
            <text:p>2573.65</text:p>
          </table:table-cell>
          <table:table-cell office:value-type="float" office:value="2292.82">
            <text:p>2292.82</text:p>
          </table:table-cell>
          <table:table-cell table:style-name="ce1" office:value-type="float" office:value="2400.45">
            <text:p>2400.45</text:p>
          </table:table-cell>
          <table:table-cell table:style-name="ce1" office:value-type="float" office:value="2593.05">
            <text:p>2593.05</text:p>
          </table:table-cell>
          <table:table-cell table:style-name="ce1" office:value-type="float" office:value="2409.87">
            <text:p>2409.87</text:p>
          </table:table-cell>
          <table:table-cell table:style-name="ce1" office:value-type="float" office:value="1191.49">
            <text:p>1191.49</text:p>
          </table:table-cell>
          <table:table-cell table:formula="of:=SUM([.B7:.H7])" office:value-type="float" office:value="14640.45">
            <text:p>14640.45</text:p>
          </table:table-cell>
          <table:table-cell table:number-columns-repeated="2"/>
          <table:table-cell table:formula="of:=[.B7]/[.I7]" office:value-type="float" office:value="0.0805385080376628">
            <text:p>0.080538508</text:p>
          </table:table-cell>
          <table:table-cell table:formula="of:=[.C7]/[.I7]" office:value-type="float" office:value="0.175790361635059">
            <text:p>0.1757903616</text:p>
          </table:table-cell>
          <table:table-cell table:formula="of:=[.D7]/[.I7]" office:value-type="float" office:value="0.156608574190001">
            <text:p>0.1566085742</text:p>
          </table:table-cell>
          <table:table-cell table:formula="of:=[.E7]/[.I7]" office:value-type="float" office:value="0.163960124176511">
            <text:p>0.1639601242</text:p>
          </table:table-cell>
          <table:table-cell table:formula="of:=[.F7]/[.I7]" office:value-type="float" office:value="0.177115457516675">
            <text:p>0.1771154575</text:p>
          </table:table-cell>
          <table:table-cell table:formula="of:=[.G7]/[.I7]" office:value-type="float" office:value="0.16460354702212">
            <text:p>0.164603547</text:p>
          </table:table-cell>
          <table:table-cell table:formula="of:=[.H7]/[.I7]" office:value-type="float" office:value="0.0813834274219713">
            <text:p>0.0813834274</text:p>
          </table:table-cell>
        </table:table-row>
        <table:table-row table:style-name="ro2">
          <table:table-cell office:value-type="string">
            <text:p>12-12-2011</text:p>
          </table:table-cell>
          <table:table-cell table:style-name="ce1" office:value-type="float" office:value="1083.47">
            <text:p>1083.47</text:p>
          </table:table-cell>
          <table:table-cell table:style-name="ce1" office:value-type="float" office:value="2426.65">
            <text:p>2426.65</text:p>
          </table:table-cell>
          <table:table-cell table:style-name="ce1" office:value-type="float" office:value="2096.66">
            <text:p>2096.66</text:p>
          </table:table-cell>
          <table:table-cell table:style-name="ce1" office:value-type="float" office:value="2181.44">
            <text:p>2181.44</text:p>
          </table:table-cell>
          <table:table-cell table:style-name="ce1" office:value-type="float" office:value="2367.09">
            <text:p>2367.09</text:p>
          </table:table-cell>
          <table:table-cell table:style-name="ce1" office:value-type="float" office:value="2265.96">
            <text:p>2265.96</text:p>
          </table:table-cell>
          <table:table-cell table:style-name="ce1" office:value-type="float" office:value="1117.47">
            <text:p>1117.47</text:p>
          </table:table-cell>
          <table:table-cell table:formula="of:=SUM([.B8:.H8])" office:value-type="float" office:value="13538.74">
            <text:p>13538.74</text:p>
          </table:table-cell>
          <table:table-cell table:number-columns-repeated="2"/>
          <table:table-cell table:formula="of:=[.B8]/[.I8]" office:value-type="float" office:value="0.0800273880730408">
            <text:p>0.0800273881</text:p>
          </table:table-cell>
          <table:table-cell table:formula="of:=[.C8]/[.I8]" office:value-type="float" office:value="0.179237506592194">
            <text:p>0.1792375066</text:p>
          </table:table-cell>
          <table:table-cell table:formula="of:=[.D8]/[.I8]" office:value-type="float" office:value="0.154863746552486">
            <text:p>0.1548637466</text:p>
          </table:table-cell>
          <table:table-cell table:formula="of:=[.E8]/[.I8]" office:value-type="float" office:value="0.161125776844817">
            <text:p>0.1611257768</text:p>
          </table:table-cell>
          <table:table-cell table:formula="of:=[.F8]/[.I8]" office:value-type="float" office:value="0.174838278894491">
            <text:p>0.1748382789</text:p>
          </table:table-cell>
          <table:table-cell table:formula="of:=[.G8]/[.I8]" office:value-type="float" office:value="0.167368602986689">
            <text:p>0.167368603</text:p>
          </table:table-cell>
          <table:table-cell table:formula="of:=[.H8]/[.I8]" office:value-type="float" office:value="0.0825387000562829">
            <text:p>0.0825387001</text:p>
          </table:table-cell>
        </table:table-row>
        <table:table-row table:style-name="ro2">
          <table:table-cell office:value-type="string">
            <text:p>12-16-2011</text:p>
          </table:table-cell>
          <table:table-cell table:style-name="ce1" office:value-type="float" office:value="969.687">
            <text:p>969.687</text:p>
          </table:table-cell>
          <table:table-cell table:style-name="ce1" office:value-type="float" office:value="2274.13">
            <text:p>2274.13</text:p>
          </table:table-cell>
          <table:table-cell table:style-name="ce1" office:value-type="float" office:value="1973.32">
            <text:p>1973.32</text:p>
          </table:table-cell>
          <table:table-cell table:style-name="ce1" office:value-type="float" office:value="2003.71">
            <text:p>2003.71</text:p>
          </table:table-cell>
          <table:table-cell table:style-name="ce1" office:value-type="float" office:value="2115.43">
            <text:p>2115.43</text:p>
          </table:table-cell>
          <table:table-cell table:style-name="ce1" office:value-type="float" office:value="1834.99">
            <text:p>1834.99</text:p>
          </table:table-cell>
          <table:table-cell table:style-name="ce1" office:value-type="float" office:value="809.263">
            <text:p>809.263</text:p>
          </table:table-cell>
          <table:table-cell table:formula="of:=SUM([.B9:.H9])" office:value-type="float" office:value="11980.53">
            <text:p>11980.53</text:p>
          </table:table-cell>
          <table:table-cell table:number-columns-repeated="2"/>
          <table:table-cell table:formula="of:=[.B9]/[.I9]" office:value-type="float" office:value="0.0809385728344238">
            <text:p>0.0809385728</text:p>
          </table:table-cell>
          <table:table-cell table:formula="of:=[.C9]/[.I9]" office:value-type="float" office:value="0.189818814359632">
            <text:p>0.1898188144</text:p>
          </table:table-cell>
          <table:table-cell table:formula="of:=[.D9]/[.I9]" office:value-type="float" office:value="0.164710576243288">
            <text:p>0.1647105762</text:p>
          </table:table-cell>
          <table:table-cell table:formula="of:=[.E9]/[.I9]" office:value-type="float" office:value="0.167247191902195">
            <text:p>0.1672471919</text:p>
          </table:table-cell>
          <table:table-cell table:formula="of:=[.F9]/[.I9]" office:value-type="float" office:value="0.176572321925658">
            <text:p>0.1765723219</text:p>
          </table:table-cell>
          <table:table-cell table:formula="of:=[.G9]/[.I9]" office:value-type="float" office:value="0.153164342479006">
            <text:p>0.1531643425</text:p>
          </table:table-cell>
          <table:table-cell table:formula="of:=[.H9]/[.I9]" office:value-type="float" office:value="0.0675481802557984">
            <text:p>0.0675481803</text:p>
          </table:table-cell>
        </table:table-row>
        <table:table-row table:style-name="ro2">
          <table:table-cell office:value-type="string">
            <text:p>01-06-2012</text:p>
          </table:table-cell>
          <table:table-cell table:style-name="ce1" office:value-type="float" office:value="964.495">
            <text:p>964.495</text:p>
          </table:table-cell>
          <table:table-cell table:style-name="ce1" office:value-type="float" office:value="2179.62">
            <text:p>2179.62</text:p>
          </table:table-cell>
          <table:table-cell table:style-name="ce1" office:value-type="float" office:value="1873.53">
            <text:p>1873.53</text:p>
          </table:table-cell>
          <table:table-cell table:style-name="ce1" office:value-type="float" office:value="1926.81">
            <text:p>1926.81</text:p>
          </table:table-cell>
          <table:table-cell table:style-name="ce1" office:value-type="float" office:value="2084.74">
            <text:p>2084.74</text:p>
          </table:table-cell>
          <table:table-cell table:style-name="ce1" office:value-type="float" office:value="1984.5">
            <text:p>1984.5</text:p>
          </table:table-cell>
          <table:table-cell table:style-name="ce1" office:value-type="float" office:value="936.846">
            <text:p>936.846</text:p>
          </table:table-cell>
          <table:table-cell table:formula="of:=SUM([.B10:.H10])" office:value-type="float" office:value="11950.541">
            <text:p>11950.541</text:p>
          </table:table-cell>
          <table:table-cell table:number-columns-repeated="2"/>
          <table:table-cell table:formula="of:=[.B10]/[.I10]" office:value-type="float" office:value="0.0807072248863043">
            <text:p>0.0807072249</text:p>
          </table:table-cell>
          <table:table-cell table:formula="of:=[.C10]/[.I10]" office:value-type="float" office:value="0.182386722073921">
            <text:p>0.1823867221</text:p>
          </table:table-cell>
          <table:table-cell table:formula="of:=[.D10]/[.I10]" office:value-type="float" office:value="0.156773655686383">
            <text:p>0.1567736557</text:p>
          </table:table-cell>
          <table:table-cell table:formula="of:=[.E10]/[.I10]" office:value-type="float" office:value="0.161232031252811">
            <text:p>0.1612320313</text:p>
          </table:table-cell>
          <table:table-cell table:formula="of:=[.F10]/[.I10]" office:value-type="float" office:value="0.174447332551723">
            <text:p>0.1744473326</text:p>
          </table:table-cell>
          <table:table-cell table:formula="of:=[.G10]/[.I10]" office:value-type="float" office:value="0.166059427769839">
            <text:p>0.1660594278</text:p>
          </table:table-cell>
          <table:table-cell table:formula="of:=[.H10]/[.I10]" office:value-type="float" office:value="0.0783936057790187">
            <text:p>0.078393605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FSMI</text:p>
          </table:table-cell>
          <table:table-cell table:number-columns-repeated="17"/>
        </table:table-row>
        <table:table-row table:style-name="ro2">
          <table:table-cell office:value-type="string">
            <text:p>11-16-2011</text:p>
          </table:table-cell>
          <table:table-cell office:value-type="float" office:value="125.434">
            <text:p>125.434</text:p>
          </table:table-cell>
          <table:table-cell office:value-type="float" office:value="264.206">
            <text:p>264.206</text:p>
          </table:table-cell>
          <table:table-cell office:value-type="float" office:value="240.697">
            <text:p>240.697</text:p>
          </table:table-cell>
          <table:table-cell office:value-type="float" office:value="244.789">
            <text:p>244.789</text:p>
          </table:table-cell>
          <table:table-cell office:value-type="float" office:value="256.419">
            <text:p>256.419</text:p>
          </table:table-cell>
          <table:table-cell office:value-type="float" office:value="207.832">
            <text:p>207.832</text:p>
          </table:table-cell>
          <table:table-cell office:value-type="float" office:value="152.102">
            <text:p>152.102</text:p>
          </table:table-cell>
          <table:table-cell table:formula="of:=SUM([.B13:.H13])" office:value-type="float" office:value="1491.479">
            <text:p>1491.479</text:p>
          </table:table-cell>
          <table:table-cell table:number-columns-repeated="2"/>
          <table:table-cell table:formula="of:=[.B13]/[.I13]" office:value-type="float" office:value="0.0841004130799026">
            <text:p>0.0841004131</text:p>
          </table:table-cell>
          <table:table-cell table:formula="of:=[.C13]/[.I13]" office:value-type="float" office:value="0.177143627231761">
            <text:p>0.1771436272</text:p>
          </table:table-cell>
          <table:table-cell table:formula="of:=[.D13]/[.I13]" office:value-type="float" office:value="0.161381420723993">
            <text:p>0.1613814207</text:p>
          </table:table-cell>
          <table:table-cell table:formula="of:=[.E13]/[.I13]" office:value-type="float" office:value="0.164125006118088">
            <text:p>0.1641250061</text:p>
          </table:table-cell>
          <table:table-cell table:formula="of:=[.F13]/[.I13]" office:value-type="float" office:value="0.171922635182929">
            <text:p>0.1719226352</text:p>
          </table:table-cell>
          <table:table-cell table:formula="of:=[.G13]/[.I13]" office:value-type="float" office:value="0.139346246242823">
            <text:p>0.1393462462</text:p>
          </table:table-cell>
          <table:table-cell table:formula="of:=[.H13]/[.I13]" office:value-type="float" office:value="0.101980651420503">
            <text:p>0.1019806514</text:p>
          </table:table-cell>
        </table:table-row>
        <table:table-row table:style-name="ro2">
          <table:table-cell office:value-type="string">
            <text:p>11-13-2011</text:p>
          </table:table-cell>
          <table:table-cell office:value-type="float" office:value="619.661">
            <text:p>619.661</text:p>
          </table:table-cell>
          <table:table-cell office:value-type="float" office:value="1555.42">
            <text:p>1555.42</text:p>
          </table:table-cell>
          <table:table-cell office:value-type="float" office:value="1455.24">
            <text:p>1455.24</text:p>
          </table:table-cell>
          <table:table-cell office:value-type="float" office:value="1466.88">
            <text:p>1466.88</text:p>
          </table:table-cell>
          <table:table-cell office:value-type="float" office:value="1536.39">
            <text:p>1536.39</text:p>
          </table:table-cell>
          <table:table-cell office:value-type="float" office:value="1309.66">
            <text:p>1309.66</text:p>
          </table:table-cell>
          <table:table-cell office:value-type="float" office:value="547.098">
            <text:p>547.098</text:p>
          </table:table-cell>
          <table:table-cell table:formula="of:=SUM([.B14:.H14])" office:value-type="float" office:value="8490.349">
            <text:p>8490.349</text:p>
          </table:table-cell>
          <table:table-cell table:number-columns-repeated="2"/>
          <table:table-cell table:formula="of:=[.B14]/[.I14]" office:value-type="float" office:value="0.0729841611929027">
            <text:p>0.0729841612</text:p>
          </table:table-cell>
          <table:table-cell table:formula="of:=[.C14]/[.I14]" office:value-type="float" office:value="0.183198594074284">
            <text:p>0.1831985941</text:p>
          </table:table-cell>
          <table:table-cell table:formula="of:=[.D14]/[.I14]" office:value-type="float" office:value="0.171399314680704">
            <text:p>0.1713993147</text:p>
          </table:table-cell>
          <table:table-cell table:formula="of:=[.E14]/[.I14]" office:value-type="float" office:value="0.172770283059036">
            <text:p>0.1727702831</text:p>
          </table:table-cell>
          <table:table-cell table:formula="of:=[.F14]/[.I14]" office:value-type="float" office:value="0.180957225668815">
            <text:p>0.1809572257</text:p>
          </table:table-cell>
          <table:table-cell table:formula="of:=[.G14]/[.I14]" office:value-type="float" office:value="0.154252787488477">
            <text:p>0.1542527875</text:p>
          </table:table-cell>
          <table:table-cell table:formula="of:=[.H14]/[.I14]" office:value-type="float" office:value="0.0644376338357822">
            <text:p>0.0644376338</text:p>
          </table:table-cell>
        </table:table-row>
        <table:table-row table:style-name="ro2">
          <table:table-cell office:value-type="string">
            <text:p>11-06-2011</text:p>
          </table:table-cell>
          <table:table-cell office:value-type="float" office:value="771.384">
            <text:p>771.384</text:p>
          </table:table-cell>
          <table:table-cell office:value-type="float" office:value="1992.29">
            <text:p>1992.29</text:p>
          </table:table-cell>
          <table:table-cell office:value-type="float" office:value="1885.77">
            <text:p>1885.77</text:p>
          </table:table-cell>
          <table:table-cell office:value-type="float" office:value="1891.4">
            <text:p>1891.4</text:p>
          </table:table-cell>
          <table:table-cell office:value-type="float" office:value="1998.2">
            <text:p>1998.2</text:p>
          </table:table-cell>
          <table:table-cell office:value-type="float" office:value="1711.13">
            <text:p>1711.13</text:p>
          </table:table-cell>
          <table:table-cell office:value-type="float" office:value="732.6">
            <text:p>732.6</text:p>
          </table:table-cell>
          <table:table-cell table:formula="of:=SUM([.B15:.H15])" office:value-type="float" office:value="10982.774">
            <text:p>10982.774</text:p>
          </table:table-cell>
          <table:table-cell table:number-columns-repeated="2"/>
          <table:table-cell table:formula="of:=[.B15]/[.I15]" office:value-type="float" office:value="0.0702358074562947">
            <text:p>0.0702358075</text:p>
          </table:table-cell>
          <table:table-cell table:formula="of:=[.C15]/[.I15]" office:value-type="float" office:value="0.181401347237046">
            <text:p>0.1814013472</text:p>
          </table:table-cell>
          <table:table-cell table:formula="of:=[.D15]/[.I15]" office:value-type="float" office:value="0.171702522513893">
            <text:p>0.1717025225</text:p>
          </table:table-cell>
          <table:table-cell table:formula="of:=[.E15]/[.I15]" office:value-type="float" office:value="0.172215143460113">
            <text:p>0.1722151435</text:p>
          </table:table-cell>
          <table:table-cell table:formula="of:=[.F15]/[.I15]" office:value-type="float" office:value="0.18193946265306">
            <text:p>0.1819394627</text:p>
          </table:table-cell>
          <table:table-cell table:formula="of:=[.G15]/[.I15]" office:value-type="float" office:value="0.155801257496512">
            <text:p>0.1558012575</text:p>
          </table:table-cell>
          <table:table-cell table:formula="of:=[.H15]/[.I15]" office:value-type="float" office:value="0.0667044591830807">
            <text:p>0.0667044592</text:p>
          </table:table-cell>
        </table:table-row>
        <table:table-row table:style-name="ro2">
          <table:table-cell office:value-type="string">
            <text:p>11-05-2011</text:p>
          </table:table-cell>
          <table:table-cell office:value-type="float" office:value="590.499">
            <text:p>590.499</text:p>
          </table:table-cell>
          <table:table-cell office:value-type="float" office:value="2054.53">
            <text:p>2054.53</text:p>
          </table:table-cell>
          <table:table-cell office:value-type="float" office:value="1929.59">
            <text:p>1929.59</text:p>
          </table:table-cell>
          <table:table-cell office:value-type="float" office:value="1941.41">
            <text:p>1941.41</text:p>
          </table:table-cell>
          <table:table-cell office:value-type="float" office:value="2062.85">
            <text:p>2062.85</text:p>
          </table:table-cell>
          <table:table-cell office:value-type="float" office:value="1639.13">
            <text:p>1639.13</text:p>
          </table:table-cell>
          <table:table-cell office:value-type="float" office:value="736.907">
            <text:p>736.907</text:p>
          </table:table-cell>
          <table:table-cell table:formula="of:=SUM([.B16:.H16])" office:value-type="float" office:value="10954.916">
            <text:p>10954.916</text:p>
          </table:table-cell>
          <table:table-cell table:number-columns-repeated="2"/>
          <table:table-cell table:formula="of:=[.B16]/[.I16]" office:value-type="float" office:value="0.0539026497327775">
            <text:p>0.0539026497</text:p>
          </table:table-cell>
          <table:table-cell table:formula="of:=[.C16]/[.I16]" office:value-type="float" office:value="0.187544112615743">
            <text:p>0.1875441126</text:p>
          </table:table-cell>
          <table:table-cell table:formula="of:=[.D16]/[.I16]" office:value-type="float" office:value="0.176139187192307">
            <text:p>0.1761391872</text:p>
          </table:table-cell>
          <table:table-cell table:formula="of:=[.E16]/[.I16]" office:value-type="float" office:value="0.17721815484482">
            <text:p>0.1772181548</text:p>
          </table:table-cell>
          <table:table-cell table:formula="of:=[.F16]/[.I16]" office:value-type="float" office:value="0.188303589000591">
            <text:p>0.188303589</text:p>
          </table:table-cell>
          <table:table-cell table:formula="of:=[.G16]/[.I16]" office:value-type="float" office:value="0.149625063304913">
            <text:p>0.1496250633</text:p>
          </table:table-cell>
          <table:table-cell table:formula="of:=[.H16]/[.I16]" office:value-type="float" office:value="0.0672672433088488">
            <text:p>0.0672672433</text:p>
          </table:table-cell>
        </table:table-row>
        <table:table-row table:style-name="ro2">
          <table:table-cell office:value-type="string">
            <text:p>10-31-2011</text:p>
          </table:table-cell>
          <table:table-cell office:value-type="float" office:value="860.15">
            <text:p>860.15</text:p>
          </table:table-cell>
          <table:table-cell office:value-type="float" office:value="2267.8">
            <text:p>2267.8</text:p>
          </table:table-cell>
          <table:table-cell office:value-type="float" office:value="2156.03">
            <text:p>2156.03</text:p>
          </table:table-cell>
          <table:table-cell office:value-type="float" office:value="2131.91">
            <text:p>2131.91</text:p>
          </table:table-cell>
          <table:table-cell office:value-type="float" office:value="2232.64">
            <text:p>2232.64</text:p>
          </table:table-cell>
          <table:table-cell office:value-type="float" office:value="1877.31">
            <text:p>1877.31</text:p>
          </table:table-cell>
          <table:table-cell office:value-type="float" office:value="786.02">
            <text:p>786.02</text:p>
          </table:table-cell>
          <table:table-cell table:formula="of:=SUM([.B17:.H17])" office:value-type="float" office:value="12311.86">
            <text:p>12311.86</text:p>
          </table:table-cell>
          <table:table-cell table:number-columns-repeated="2"/>
          <table:table-cell table:formula="of:=[.B17]/[.I17]" office:value-type="float" office:value="0.0698635299621666">
            <text:p>0.06986353</text:p>
          </table:table-cell>
          <table:table-cell table:formula="of:=[.C17]/[.I17]" office:value-type="float" office:value="0.184196376502007">
            <text:p>0.1841963765</text:p>
          </table:table-cell>
          <table:table-cell table:formula="of:=[.D17]/[.I17]" office:value-type="float" office:value="0.175118138120479">
            <text:p>0.1751181381</text:p>
          </table:table-cell>
          <table:table-cell table:formula="of:=[.E17]/[.I17]" office:value-type="float" office:value="0.17315905151618">
            <text:p>0.1731590515</text:p>
          </table:table-cell>
          <table:table-cell table:formula="of:=[.F17]/[.I17]" office:value-type="float" office:value="0.181340593541512">
            <text:p>0.1813405935</text:p>
          </table:table-cell>
          <table:table-cell table:formula="of:=[.G17]/[.I17]" office:value-type="float" office:value="0.152479804026362">
            <text:p>0.152479804</text:p>
          </table:table-cell>
          <table:table-cell table:formula="of:=[.H17]/[.I17]" office:value-type="float" office:value="0.0638425063312936">
            <text:p>0.0638425063</text:p>
          </table:table-cell>
        </table:table-row>
        <table:table-row table:style-name="ro2">
          <table:table-cell office:value-type="string">
            <text:p>10-30-2011</text:p>
          </table:table-cell>
          <table:table-cell office:value-type="float" office:value="696.967">
            <text:p>696.967</text:p>
          </table:table-cell>
          <table:table-cell office:value-type="float" office:value="1763.73">
            <text:p>1763.73</text:p>
          </table:table-cell>
          <table:table-cell office:value-type="float" office:value="1657.48">
            <text:p>1657.48</text:p>
          </table:table-cell>
          <table:table-cell office:value-type="float" office:value="1635.97">
            <text:p>1635.97</text:p>
          </table:table-cell>
          <table:table-cell office:value-type="float" office:value="1761.44">
            <text:p>1761.44</text:p>
          </table:table-cell>
          <table:table-cell office:value-type="float" office:value="1523.48">
            <text:p>1523.48</text:p>
          </table:table-cell>
          <table:table-cell office:value-type="float" office:value="670.539">
            <text:p>670.539</text:p>
          </table:table-cell>
          <table:table-cell table:formula="of:=SUM([.B18:.H18])" office:value-type="float" office:value="9709.606">
            <text:p>9709.606</text:p>
          </table:table-cell>
          <table:table-cell table:number-columns-repeated="2"/>
          <table:table-cell table:formula="of:=[.B18]/[.I18]" office:value-type="float" office:value="0.0717811824702259">
            <text:p>0.0717811825</text:p>
          </table:table-cell>
          <table:table-cell table:formula="of:=[.C18]/[.I18]" office:value-type="float" office:value="0.181647947403839">
            <text:p>0.1816479474</text:p>
          </table:table-cell>
          <table:table-cell table:formula="of:=[.D18]/[.I18]" office:value-type="float" office:value="0.170705175884583">
            <text:p>0.1707051759</text:p>
          </table:table-cell>
          <table:table-cell table:formula="of:=[.E18]/[.I18]" office:value-type="float" office:value="0.168489843975131">
            <text:p>0.168489844</text:p>
          </table:table-cell>
          <table:table-cell table:formula="of:=[.F18]/[.I18]" office:value-type="float" office:value="0.181412098492977">
            <text:p>0.1814120985</text:p>
          </table:table-cell>
          <table:table-cell table:formula="of:=[.G18]/[.I18]" office:value-type="float" office:value="0.156904409921474">
            <text:p>0.1569044099</text:p>
          </table:table-cell>
          <table:table-cell table:formula="of:=[.H18]/[.I18]" office:value-type="float" office:value="0.0690593418517703">
            <text:p>0.0690593419</text:p>
          </table:table-cell>
        </table:table-row>
        <table:table-row table:style-name="ro2">
          <table:table-cell office:value-type="string">
            <text:p>10-24-2011</text:p>
          </table:table-cell>
          <table:table-cell office:value-type="float" office:value="523.433">
            <text:p>523.433</text:p>
          </table:table-cell>
          <table:table-cell office:value-type="float" office:value="1340.67">
            <text:p>1340.67</text:p>
          </table:table-cell>
          <table:table-cell office:value-type="float" office:value="1265.46">
            <text:p>1265.46</text:p>
          </table:table-cell>
          <table:table-cell office:value-type="float" office:value="1258.76">
            <text:p>1258.76</text:p>
          </table:table-cell>
          <table:table-cell office:value-type="float" office:value="1310.07">
            <text:p>1310.07</text:p>
          </table:table-cell>
          <table:table-cell office:value-type="float" office:value="1141.88">
            <text:p>1141.88</text:p>
          </table:table-cell>
          <table:table-cell office:value-type="float" office:value="477.949">
            <text:p>477.949</text:p>
          </table:table-cell>
          <table:table-cell table:formula="of:=SUM([.B19:.H19])" office:value-type="float" office:value="7318.222">
            <text:p>7318.222</text:p>
          </table:table-cell>
          <table:table-cell table:number-columns-repeated="2"/>
          <table:table-cell table:formula="of:=[.B19]/[.I19]" office:value-type="float" office:value="0.0715246134921843">
            <text:p>0.0715246135</text:p>
          </table:table-cell>
          <table:table-cell table:formula="of:=[.C19]/[.I19]" office:value-type="float" office:value="0.183196136985186">
            <text:p>0.183196137</text:p>
          </table:table-cell>
          <table:table-cell table:formula="of:=[.D19]/[.I19]" office:value-type="float" office:value="0.172919050556269">
            <text:p>0.1729190506</text:p>
          </table:table-cell>
          <table:table-cell table:formula="of:=[.E19]/[.I19]" office:value-type="float" office:value="0.172003527632805">
            <text:p>0.1720035276</text:p>
          </table:table-cell>
          <table:table-cell table:formula="of:=[.F19]/[.I19]" office:value-type="float" office:value="0.179014793483991">
            <text:p>0.1790147935</text:p>
          </table:table-cell>
          <table:table-cell table:formula="of:=[.G19]/[.I19]" office:value-type="float" office:value="0.156032435200791">
            <text:p>0.1560324352</text:p>
          </table:table-cell>
          <table:table-cell table:formula="of:=[.H19]/[.I19]" office:value-type="float" office:value="0.0653094426487745">
            <text:p>0.0653094426</text:p>
          </table:table-cell>
        </table:table-row>
        <table:table-row table:style-name="ro2">
          <table:table-cell office:value-type="string">
            <text:p>10-23-2011</text:p>
          </table:table-cell>
          <table:table-cell office:value-type="float" office:value="746.025">
            <text:p>746.025</text:p>
          </table:table-cell>
          <table:table-cell office:value-type="float" office:value="1923.28">
            <text:p>1923.28</text:p>
          </table:table-cell>
          <table:table-cell office:value-type="float" office:value="1805.87">
            <text:p>1805.87</text:p>
          </table:table-cell>
          <table:table-cell office:value-type="float" office:value="1771.54">
            <text:p>1771.54</text:p>
          </table:table-cell>
          <table:table-cell office:value-type="float" office:value="1846.88">
            <text:p>1846.88</text:p>
          </table:table-cell>
          <table:table-cell office:value-type="float" office:value="1581.83">
            <text:p>1581.83</text:p>
          </table:table-cell>
          <table:table-cell office:value-type="float" office:value="679.667">
            <text:p>679.667</text:p>
          </table:table-cell>
          <table:table-cell table:formula="of:=SUM([.B20:.H20])" office:value-type="float" office:value="10355.092">
            <text:p>10355.092</text:p>
          </table:table-cell>
          <table:table-cell table:number-columns-repeated="2"/>
          <table:table-cell table:formula="of:=[.B20]/[.I20]" office:value-type="float" office:value="0.0720442657583342">
            <text:p>0.0720442658</text:p>
          </table:table-cell>
          <table:table-cell table:formula="of:=[.C20]/[.I20]" office:value-type="float" office:value="0.185732777651806">
            <text:p>0.1857327777</text:p>
          </table:table-cell>
          <table:table-cell table:formula="of:=[.D20]/[.I20]" office:value-type="float" office:value="0.174394394564529">
            <text:p>0.1743943946</text:p>
          </table:table-cell>
          <table:table-cell table:formula="of:=[.E20]/[.I20]" office:value-type="float" office:value="0.171079117404268">
            <text:p>0.1710791174</text:p>
          </table:table-cell>
          <table:table-cell table:formula="of:=[.F20]/[.I20]" office:value-type="float" office:value="0.178354764979394">
            <text:p>0.178354765</text:p>
          </table:table-cell>
          <table:table-cell table:formula="of:=[.G20]/[.I20]" office:value-type="float" office:value="0.152758662115218">
            <text:p>0.1527586621</text:p>
          </table:table-cell>
          <table:table-cell table:formula="of:=[.H20]/[.I20]" office:value-type="float" office:value="0.0656360175264498">
            <text:p>0.0656360175</text:p>
          </table:table-cell>
        </table:table-row>
        <table:table-row table:style-name="ro2">
          <table:table-cell office:value-type="string">
            <text:p>10-21-2011</text:p>
          </table:table-cell>
          <table:table-cell office:value-type="float" office:value="792.987">
            <text:p>792.987</text:p>
          </table:table-cell>
          <table:table-cell office:value-type="float" office:value="2048.26">
            <text:p>2048.26</text:p>
          </table:table-cell>
          <table:table-cell office:value-type="float" office:value="1951.35">
            <text:p>1951.35</text:p>
          </table:table-cell>
          <table:table-cell office:value-type="float" office:value="1925.59">
            <text:p>1925.59</text:p>
          </table:table-cell>
          <table:table-cell office:value-type="float" office:value="2001.48">
            <text:p>2001.48</text:p>
          </table:table-cell>
          <table:table-cell office:value-type="float" office:value="1703.38">
            <text:p>1703.38</text:p>
          </table:table-cell>
          <table:table-cell office:value-type="float" office:value="730.633">
            <text:p>730.633</text:p>
          </table:table-cell>
          <table:table-cell table:formula="of:=SUM([.B21:.H21])" office:value-type="float" office:value="11153.68">
            <text:p>11153.68</text:p>
          </table:table-cell>
          <table:table-cell table:number-columns-repeated="2"/>
          <table:table-cell table:formula="of:=[.B21]/[.I21]" office:value-type="float" office:value="0.0710964452987713">
            <text:p>0.0710964453</text:p>
          </table:table-cell>
          <table:table-cell table:formula="of:=[.C21]/[.I21]" office:value-type="float" office:value="0.183639839048637">
            <text:p>0.183639839</text:p>
          </table:table-cell>
          <table:table-cell table:formula="of:=[.D21]/[.I21]" office:value-type="float" office:value="0.174951226859655">
            <text:p>0.1749512269</text:p>
          </table:table-cell>
          <table:table-cell table:formula="of:=[.E21]/[.I21]" office:value-type="float" office:value="0.17264167521392">
            <text:p>0.1726416752</text:p>
          </table:table-cell>
          <table:table-cell table:formula="of:=[.F21]/[.I21]" office:value-type="float" office:value="0.179445707605024">
            <text:p>0.1794457076</text:p>
          </table:table-cell>
          <table:table-cell table:formula="of:=[.G21]/[.I21]" office:value-type="float" office:value="0.152719102574218">
            <text:p>0.1527191026</text:p>
          </table:table-cell>
          <table:table-cell table:formula="of:=[.H21]/[.I21]" office:value-type="float" office:value="0.0655060033997748">
            <text:p>0.0655060034</text:p>
          </table:table-cell>
        </table:table-row>
        <table:table-row table:style-name="ro2">
          <table:table-cell office:value-type="string">
            <text:p>10-18-2011</text:p>
          </table:table-cell>
          <table:table-cell office:value-type="float" office:value="421.087">
            <text:p>421.087</text:p>
          </table:table-cell>
          <table:table-cell office:value-type="float" office:value="1150.97">
            <text:p>1150.97</text:p>
          </table:table-cell>
          <table:table-cell office:value-type="float" office:value="1077.64">
            <text:p>1077.64</text:p>
          </table:table-cell>
          <table:table-cell office:value-type="float" office:value="1057.07">
            <text:p>1057.07</text:p>
          </table:table-cell>
          <table:table-cell office:value-type="float" office:value="1088.8">
            <text:p>1088.8</text:p>
          </table:table-cell>
          <table:table-cell office:value-type="float" office:value="936.766">
            <text:p>936.766</text:p>
          </table:table-cell>
          <table:table-cell office:value-type="float" office:value="388.855">
            <text:p>388.855</text:p>
          </table:table-cell>
          <table:table-cell table:formula="of:=SUM([.B22:.H22])" office:value-type="float" office:value="6121.188">
            <text:p>6121.188</text:p>
          </table:table-cell>
          <table:table-cell table:number-columns-repeated="2"/>
          <table:table-cell table:formula="of:=[.B22]/[.I22]" office:value-type="float" office:value="0.0687917116742698">
            <text:p>0.0687917117</text:p>
          </table:table-cell>
          <table:table-cell table:formula="of:=[.C22]/[.I22]" office:value-type="float" office:value="0.188030493427093">
            <text:p>0.1880304934</text:p>
          </table:table-cell>
          <table:table-cell table:formula="of:=[.D22]/[.I22]" office:value-type="float" office:value="0.176050792754609">
            <text:p>0.1760507928</text:p>
          </table:table-cell>
          <table:table-cell table:formula="of:=[.E22]/[.I22]" office:value-type="float" office:value="0.172690333967851">
            <text:p>0.172690334</text:p>
          </table:table-cell>
          <table:table-cell table:formula="of:=[.F22]/[.I22]" office:value-type="float" office:value="0.177873968255835">
            <text:p>0.1778739683</text:p>
          </table:table-cell>
          <table:table-cell table:formula="of:=[.G22]/[.I22]" office:value-type="float" office:value="0.153036632758216">
            <text:p>0.1530366328</text:p>
          </table:table-cell>
          <table:table-cell table:formula="of:=[.H22]/[.I22]" office:value-type="float" office:value="0.063526067162126">
            <text:p>0.0635260672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Athabasca</text:p>
          </table:table-cell>
          <table:table-cell table:number-columns-repeated="17"/>
        </table:table-row>
        <table:table-row table:style-name="ro2">
          <table:table-cell office:value-type="string">
            <text:p>11-23-2011</text:p>
          </table:table-cell>
          <table:table-cell office:value-type="float" office:value="980.602">
            <text:p>980.602</text:p>
          </table:table-cell>
          <table:table-cell office:value-type="float" office:value="2057.85">
            <text:p>2057.85</text:p>
          </table:table-cell>
          <table:table-cell office:value-type="float" office:value="1813.01">
            <text:p>1813.01</text:p>
          </table:table-cell>
          <table:table-cell office:value-type="float" office:value="1806.14">
            <text:p>1806.14</text:p>
          </table:table-cell>
          <table:table-cell office:value-type="float" office:value="1950.44">
            <text:p>1950.44</text:p>
          </table:table-cell>
          <table:table-cell office:value-type="float" office:value="1753.57">
            <text:p>1753.57</text:p>
          </table:table-cell>
          <table:table-cell office:value-type="float" office:value="822.766">
            <text:p>822.766</text:p>
          </table:table-cell>
          <table:table-cell table:formula="of:=SUM([.B25:.H25])" office:value-type="float" office:value="11184.378">
            <text:p>11184.378</text:p>
          </table:table-cell>
          <table:table-cell table:number-columns-repeated="2"/>
          <table:table-cell table:formula="of:=[.B25]/[.I25]" office:value-type="float" office:value="0.0876760424227436">
            <text:p>0.0876760424</text:p>
          </table:table-cell>
          <table:table-cell table:formula="of:=[.C25]/[.I25]" office:value-type="float" office:value="0.183993244863505">
            <text:p>0.1839932449</text:p>
          </table:table-cell>
          <table:table-cell table:formula="of:=[.D25]/[.I25]" office:value-type="float" office:value="0.16210199619505">
            <text:p>0.1621019962</text:p>
          </table:table-cell>
          <table:table-cell table:formula="of:=[.E25]/[.I25]" office:value-type="float" office:value="0.161487746569367">
            <text:p>0.1614877466</text:p>
          </table:table-cell>
          <table:table-cell table:formula="of:=[.F25]/[.I25]" office:value-type="float" office:value="0.174389671021491">
            <text:p>0.174389671</text:p>
          </table:table-cell>
          <table:table-cell table:formula="of:=[.G25]/[.I25]" office:value-type="float" office:value="0.156787440481715">
            <text:p>0.1567874405</text:p>
          </table:table-cell>
          <table:table-cell table:formula="of:=[.H25]/[.I25]" office:value-type="float" office:value="0.073563858446129">
            <text:p>0.0735638584</text:p>
          </table:table-cell>
        </table:table-row>
        <table:table-row table:style-name="ro2">
          <table:table-cell office:value-type="string">
            <text:p>11-24-2011</text:p>
          </table:table-cell>
          <table:table-cell office:value-type="float" office:value="1742.54">
            <text:p>1742.54</text:p>
          </table:table-cell>
          <table:table-cell office:value-type="float" office:value="3662.67">
            <text:p>3662.67</text:p>
          </table:table-cell>
          <table:table-cell office:value-type="float" office:value="3288.5">
            <text:p>3288.5</text:p>
          </table:table-cell>
          <table:table-cell office:value-type="float" office:value="3324.14">
            <text:p>3324.14</text:p>
          </table:table-cell>
          <table:table-cell office:value-type="float" office:value="3722.18">
            <text:p>3722.18</text:p>
          </table:table-cell>
          <table:table-cell office:value-type="float" office:value="3451.47">
            <text:p>3451.47</text:p>
          </table:table-cell>
          <table:table-cell office:value-type="float" office:value="1713.38">
            <text:p>1713.38</text:p>
          </table:table-cell>
          <table:table-cell table:formula="of:=SUM([.B26:.H26])" office:value-type="float" office:value="20904.88">
            <text:p>20904.88</text:p>
          </table:table-cell>
          <table:table-cell table:number-columns-repeated="2"/>
          <table:table-cell table:formula="of:=[.B26]/[.I26]" office:value-type="float" office:value="0.0833556566696389">
            <text:p>0.0833556567</text:p>
          </table:table-cell>
          <table:table-cell table:formula="of:=[.C26]/[.I26]" office:value-type="float" office:value="0.175206458970346">
            <text:p>0.175206459</text:p>
          </table:table-cell>
          <table:table-cell table:formula="of:=[.D26]/[.I26]" office:value-type="float" office:value="0.157307767372977">
            <text:p>0.1573077674</text:p>
          </table:table-cell>
          <table:table-cell table:formula="of:=[.E26]/[.I26]" office:value-type="float" office:value="0.15901263245711">
            <text:p>0.1590126325</text:p>
          </table:table-cell>
          <table:table-cell table:formula="of:=[.F26]/[.I26]" office:value-type="float" office:value="0.178053162706507">
            <text:p>0.1780531627</text:p>
          </table:table-cell>
          <table:table-cell table:formula="of:=[.G26]/[.I26]" office:value-type="float" office:value="0.165103554768073">
            <text:p>0.1651035548</text:p>
          </table:table-cell>
          <table:table-cell table:formula="of:=[.H26]/[.I26]" office:value-type="float" office:value="0.0819607670553478">
            <text:p>0.0819607671</text:p>
          </table:table-cell>
        </table:table-row>
        <table:table-row table:style-name="ro2">
          <table:table-cell office:value-type="string">
            <text:p>11-26-2011</text:p>
          </table:table-cell>
          <table:table-cell office:value-type="float" office:value="1618.59">
            <text:p>1618.59</text:p>
          </table:table-cell>
          <table:table-cell office:value-type="float" office:value="3373.48">
            <text:p>3373.48</text:p>
          </table:table-cell>
          <table:table-cell office:value-type="float" office:value="2939.36">
            <text:p>2939.36</text:p>
          </table:table-cell>
          <table:table-cell office:value-type="float" office:value="2910.94">
            <text:p>2910.94</text:p>
          </table:table-cell>
          <table:table-cell office:value-type="float" office:value="3146.79">
            <text:p>3146.79</text:p>
          </table:table-cell>
          <table:table-cell office:value-type="float" office:value="2846.55">
            <text:p>2846.55</text:p>
          </table:table-cell>
          <table:table-cell office:value-type="float" office:value="1383.11">
            <text:p>1383.11</text:p>
          </table:table-cell>
          <table:table-cell table:formula="of:=SUM([.B27:.H27])" office:value-type="float" office:value="18218.82">
            <text:p>18218.82</text:p>
          </table:table-cell>
          <table:table-cell table:number-columns-repeated="2"/>
          <table:table-cell table:formula="of:=[.B27]/[.I27]" office:value-type="float" office:value="0.0888416483614197">
            <text:p>0.0888416484</text:p>
          </table:table-cell>
          <table:table-cell table:formula="of:=[.C27]/[.I27]" office:value-type="float" office:value="0.185164571580377">
            <text:p>0.1851645716</text:p>
          </table:table-cell>
          <table:table-cell table:formula="of:=[.D27]/[.I27]" office:value-type="float" office:value="0.161336464161784">
            <text:p>0.1613364642</text:p>
          </table:table-cell>
          <table:table-cell table:formula="of:=[.E27]/[.I27]" office:value-type="float" office:value="0.159776538765957">
            <text:p>0.1597765388</text:p>
          </table:table-cell>
          <table:table-cell table:formula="of:=[.F27]/[.I27]" office:value-type="float" office:value="0.172721943572635">
            <text:p>0.1727219436</text:p>
          </table:table-cell>
          <table:table-cell table:formula="of:=[.G27]/[.I27]" office:value-type="float" office:value="0.156242281333259">
            <text:p>0.1562422813</text:p>
          </table:table-cell>
          <table:table-cell table:formula="of:=[.H27]/[.I27]" office:value-type="float" office:value="0.0759165522245678">
            <text:p>0.0759165522</text:p>
          </table:table-cell>
        </table:table-row>
        <table:table-row table:style-name="ro2">
          <table:table-cell office:value-type="string">
            <text:p>12-01-2011</text:p>
          </table:table-cell>
          <table:table-cell office:value-type="float" office:value="1368.1">
            <text:p>1368.1</text:p>
          </table:table-cell>
          <table:table-cell office:value-type="float" office:value="2944.95">
            <text:p>2944.95</text:p>
          </table:table-cell>
          <table:table-cell office:value-type="float" office:value="2654.21">
            <text:p>2654.21</text:p>
          </table:table-cell>
          <table:table-cell office:value-type="float" office:value="2689.83">
            <text:p>2689.83</text:p>
          </table:table-cell>
          <table:table-cell office:value-type="float" office:value="3083.27">
            <text:p>3083.27</text:p>
          </table:table-cell>
          <table:table-cell office:value-type="float" office:value="2726.23">
            <text:p>2726.23</text:p>
          </table:table-cell>
          <table:table-cell office:value-type="float" office:value="1240.4">
            <text:p>1240.4</text:p>
          </table:table-cell>
          <table:table-cell table:formula="of:=SUM([.B28:.H28])" office:value-type="float" office:value="16706.99">
            <text:p>16706.99</text:p>
          </table:table-cell>
          <table:table-cell table:number-columns-repeated="2"/>
          <table:table-cell table:formula="of:=[.B28]/[.I28]" office:value-type="float" office:value="0.0818878804620102">
            <text:p>0.0818878805</text:p>
          </table:table-cell>
          <table:table-cell table:formula="of:=[.C28]/[.I28]" office:value-type="float" office:value="0.176270531077112">
            <text:p>0.1762705311</text:p>
          </table:table-cell>
          <table:table-cell table:formula="of:=[.D28]/[.I28]" office:value-type="float" office:value="0.158868234194191">
            <text:p>0.1588682342</text:p>
          </table:table-cell>
          <table:table-cell table:formula="of:=[.E28]/[.I28]" office:value-type="float" office:value="0.161000275932409">
            <text:p>0.1610002759</text:p>
          </table:table-cell>
          <table:table-cell table:formula="of:=[.F28]/[.I28]" office:value-type="float" office:value="0.18454970045472">
            <text:p>0.1845497005</text:p>
          </table:table-cell>
          <table:table-cell table:formula="of:=[.G28]/[.I28]" office:value-type="float" office:value="0.16317900471599">
            <text:p>0.1631790047</text:p>
          </table:table-cell>
          <table:table-cell table:formula="of:=[.H28]/[.I28]" office:value-type="float" office:value="0.0742443731635681">
            <text:p>0.0742443732</text:p>
          </table:table-cell>
        </table:table-row>
        <table:table-row table:style-name="ro2">
          <table:table-cell office:value-type="string">
            <text:p>12-15-2011</text:p>
          </table:table-cell>
          <table:table-cell office:value-type="float" office:value="1401.09">
            <text:p>1401.09</text:p>
          </table:table-cell>
          <table:table-cell office:value-type="float" office:value="2950.17">
            <text:p>2950.17</text:p>
          </table:table-cell>
          <table:table-cell office:value-type="float" office:value="2599.56">
            <text:p>2599.56</text:p>
          </table:table-cell>
          <table:table-cell office:value-type="float" office:value="2653.05">
            <text:p>2653.05</text:p>
          </table:table-cell>
          <table:table-cell office:value-type="float" office:value="2903.83">
            <text:p>2903.83</text:p>
          </table:table-cell>
          <table:table-cell office:value-type="float" office:value="2623.25">
            <text:p>2623.25</text:p>
          </table:table-cell>
          <table:table-cell office:value-type="float" office:value="1256.49">
            <text:p>1256.49</text:p>
          </table:table-cell>
          <table:table-cell table:formula="of:=SUM([.B29:.H29])" office:value-type="float" office:value="16387.44">
            <text:p>16387.44</text:p>
          </table:table-cell>
          <table:table-cell table:number-columns-repeated="2"/>
          <table:table-cell table:formula="of:=[.B29]/[.I29]" office:value-type="float" office:value="0.0854977958729368">
            <text:p>0.0854977959</text:p>
          </table:table-cell>
          <table:table-cell table:formula="of:=[.C29]/[.I29]" office:value-type="float" office:value="0.18002628842577">
            <text:p>0.1800262884</text:p>
          </table:table-cell>
          <table:table-cell table:formula="of:=[.D29]/[.I29]" office:value-type="float" office:value="0.158631244416456">
            <text:p>0.1586312444</text:p>
          </table:table-cell>
          <table:table-cell table:formula="of:=[.E29]/[.I29]" office:value-type="float" office:value="0.161895329593884">
            <text:p>0.1618953296</text:p>
          </table:table-cell>
          <table:table-cell table:formula="of:=[.F29]/[.I29]" office:value-type="float" office:value="0.177198513007523">
            <text:p>0.177198513</text:p>
          </table:table-cell>
          <table:table-cell table:formula="of:=[.G29]/[.I29]" office:value-type="float" office:value="0.160076863744429">
            <text:p>0.1600768637</text:p>
          </table:table-cell>
          <table:table-cell table:formula="of:=[.H29]/[.I29]" office:value-type="float" office:value="0.0766739649390021">
            <text:p>0.0766739649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>
            <text:p>Gillam</text:p>
          </table:table-cell>
          <table:table-cell table:number-columns-repeated="17"/>
        </table:table-row>
        <table:table-row table:style-name="ro2">
          <table:table-cell office:value-type="string">
            <text:p>11-20-2011</text:p>
          </table:table-cell>
          <table:table-cell office:value-type="float" office:value="423.029">
            <text:p>423.029</text:p>
          </table:table-cell>
          <table:table-cell office:value-type="float" office:value="1143.2">
            <text:p>1143.2</text:p>
          </table:table-cell>
          <table:table-cell office:value-type="float" office:value="1068.48">
            <text:p>1068.48</text:p>
          </table:table-cell>
          <table:table-cell office:value-type="float" office:value="1049.35">
            <text:p>1049.35</text:p>
          </table:table-cell>
          <table:table-cell office:value-type="float" office:value="1109.92">
            <text:p>1109.92</text:p>
          </table:table-cell>
          <table:table-cell office:value-type="float" office:value="962.676">
            <text:p>962.676</text:p>
          </table:table-cell>
          <table:table-cell office:value-type="float" office:value="380.046">
            <text:p>380.046</text:p>
          </table:table-cell>
          <table:table-cell table:formula="of:=SUM([.B32:.H32])" office:value-type="float" office:value="6136.701">
            <text:p>6136.701</text:p>
          </table:table-cell>
          <table:table-cell table:number-columns-repeated="2"/>
          <table:table-cell table:formula="of:=[.B32]/[.I32]" office:value-type="float" office:value="0.0689342694063146">
            <text:p>0.0689342694</text:p>
          </table:table-cell>
          <table:table-cell table:formula="of:=[.C32]/[.I32]" office:value-type="float" office:value="0.186289017503053">
            <text:p>0.1862890175</text:p>
          </table:table-cell>
          <table:table-cell table:formula="of:=[.D32]/[.I32]" office:value-type="float" office:value="0.174113094315659">
            <text:p>0.1741130943</text:p>
          </table:table-cell>
          <table:table-cell table:formula="of:=[.E32]/[.I32]" office:value-type="float" office:value="0.17099578421696">
            <text:p>0.1709957842</text:p>
          </table:table-cell>
          <table:table-cell table:formula="of:=[.F32]/[.I32]" office:value-type="float" office:value="0.180865908246141">
            <text:p>0.1808659082</text:p>
          </table:table-cell>
          <table:table-cell table:formula="of:=[.G32]/[.I32]" office:value-type="float" office:value="0.156871908864388">
            <text:p>0.1568719089</text:p>
          </table:table-cell>
          <table:table-cell table:formula="of:=[.H32]/[.I32]" office:value-type="float" office:value="0.0619300174474852">
            <text:p>0.0619300174</text:p>
          </table:table-cell>
        </table:table-row>
        <table:table-row table:style-name="ro2">
          <table:table-cell office:value-type="string">
            <text:p>11-06-2011</text:p>
          </table:table-cell>
          <table:table-cell office:value-type="float" office:value="520.159">
            <text:p>520.159</text:p>
          </table:table-cell>
          <table:table-cell office:value-type="float" office:value="1366.4">
            <text:p>1366.4</text:p>
          </table:table-cell>
          <table:table-cell office:value-type="float" office:value="1287.88">
            <text:p>1287.88</text:p>
          </table:table-cell>
          <table:table-cell office:value-type="float" office:value="1317.83">
            <text:p>1317.83</text:p>
          </table:table-cell>
          <table:table-cell office:value-type="float" office:value="1353.79">
            <text:p>1353.79</text:p>
          </table:table-cell>
          <table:table-cell office:value-type="float" office:value="1166.33">
            <text:p>1166.33</text:p>
          </table:table-cell>
          <table:table-cell office:value-type="float" office:value="563.273">
            <text:p>563.273</text:p>
          </table:table-cell>
          <table:table-cell table:formula="of:=SUM([.B33:.H33])" office:value-type="float" office:value="7575.662">
            <text:p>7575.662</text:p>
          </table:table-cell>
          <table:table-cell table:number-columns-repeated="2"/>
          <table:table-cell table:formula="of:=[.B33]/[.I33]" office:value-type="float" office:value="0.0686618542379531">
            <text:p>0.0686618542</text:p>
          </table:table-cell>
          <table:table-cell table:formula="of:=[.C33]/[.I33]" office:value-type="float" office:value="0.180367075511025">
            <text:p>0.1803670755</text:p>
          </table:table-cell>
          <table:table-cell table:formula="of:=[.D33]/[.I33]" office:value-type="float" office:value="0.170002304749077">
            <text:p>0.1700023047</text:p>
          </table:table-cell>
          <table:table-cell table:formula="of:=[.E33]/[.I33]" office:value-type="float" office:value="0.1739557546258">
            <text:p>0.1739557546</text:p>
          </table:table-cell>
          <table:table-cell table:formula="of:=[.F33]/[.I33]" office:value-type="float" office:value="0.178702534511175">
            <text:p>0.1787025345</text:p>
          </table:table-cell>
          <table:table-cell table:formula="of:=[.G33]/[.I33]" office:value-type="float" office:value="0.153957502327849">
            <text:p>0.1539575023</text:p>
          </table:table-cell>
          <table:table-cell table:formula="of:=[.H33]/[.I33]" office:value-type="float" office:value="0.0743529740371205">
            <text:p>0.074352974</text:p>
          </table:table-cell>
        </table:table-row>
        <table:table-row table:style-name="ro2">
          <table:table-cell office:value-type="string">
            <text:p>10-28-2011</text:p>
          </table:table-cell>
          <table:table-cell office:value-type="float" office:value="402.24">
            <text:p>402.24</text:p>
          </table:table-cell>
          <table:table-cell office:value-type="float" office:value="1022.53">
            <text:p>1022.53</text:p>
          </table:table-cell>
          <table:table-cell office:value-type="float" office:value="965.863">
            <text:p>965.863</text:p>
          </table:table-cell>
          <table:table-cell office:value-type="float" office:value="944.399">
            <text:p>944.399</text:p>
          </table:table-cell>
          <table:table-cell office:value-type="float" office:value="982.06">
            <text:p>982.06</text:p>
          </table:table-cell>
          <table:table-cell office:value-type="float" office:value="839.577">
            <text:p>839.577</text:p>
          </table:table-cell>
          <table:table-cell office:value-type="float" office:value="346.731">
            <text:p>346.731</text:p>
          </table:table-cell>
          <table:table-cell table:formula="of:=SUM([.B34:.H34])" office:value-type="float" office:value="5503.4">
            <text:p>5503.4</text:p>
          </table:table-cell>
          <table:table-cell table:number-columns-repeated="2"/>
          <table:table-cell table:formula="of:=[.B34]/[.I34]" office:value-type="float" office:value="0.0730893629392739">
            <text:p>0.0730893629</text:p>
          </table:table-cell>
          <table:table-cell table:formula="of:=[.C34]/[.I34]" office:value-type="float" office:value="0.18579968746593">
            <text:p>0.1857996875</text:p>
          </table:table-cell>
          <table:table-cell table:formula="of:=[.D34]/[.I34]" office:value-type="float" office:value="0.175502961805429">
            <text:p>0.1755029618</text:p>
          </table:table-cell>
          <table:table-cell table:formula="of:=[.E34]/[.I34]" office:value-type="float" office:value="0.171602827343097">
            <text:p>0.1716028273</text:p>
          </table:table-cell>
          <table:table-cell table:formula="of:=[.F34]/[.I34]" office:value-type="float" office:value="0.17844605153178">
            <text:p>0.1784460515</text:p>
          </table:table-cell>
          <table:table-cell table:formula="of:=[.G34]/[.I34]" office:value-type="float" office:value="0.152556056256133">
            <text:p>0.1525560563</text:p>
          </table:table-cell>
          <table:table-cell table:formula="of:=[.H34]/[.I34]" office:value-type="float" office:value="0.0630030526583567">
            <text:p>0.0630030527</text:p>
          </table:table-cell>
        </table:table-row>
        <table:table-row table:style-name="ro2">
          <table:table-cell office:value-type="string">
            <text:p>12-13-2011</text:p>
          </table:table-cell>
          <table:table-cell office:value-type="float" office:value="368.313">
            <text:p>368.313</text:p>
          </table:table-cell>
          <table:table-cell office:value-type="float" office:value="963.903">
            <text:p>963.903</text:p>
          </table:table-cell>
          <table:table-cell office:value-type="float" office:value="915.497">
            <text:p>915.497</text:p>
          </table:table-cell>
          <table:table-cell office:value-type="float" office:value="911.458">
            <text:p>911.458</text:p>
          </table:table-cell>
          <table:table-cell office:value-type="float" office:value="942.683">
            <text:p>942.683</text:p>
          </table:table-cell>
          <table:table-cell office:value-type="float" office:value="799.951">
            <text:p>799.951</text:p>
          </table:table-cell>
          <table:table-cell office:value-type="float" office:value="340.525">
            <text:p>340.525</text:p>
          </table:table-cell>
          <table:table-cell table:formula="of:=SUM([.B35:.H35])" office:value-type="float" office:value="5242.33">
            <text:p>5242.33</text:p>
          </table:table-cell>
          <table:table-cell table:number-columns-repeated="2"/>
          <table:table-cell table:formula="of:=[.B35]/[.I35]" office:value-type="float" office:value="0.0702575000047689">
            <text:p>0.0702575</text:p>
          </table:table-cell>
          <table:table-cell table:formula="of:=[.C35]/[.I35]" office:value-type="float" office:value="0.18386919556762">
            <text:p>0.1838691956</text:p>
          </table:table-cell>
          <table:table-cell table:formula="of:=[.D35]/[.I35]" office:value-type="float" office:value="0.174635515124">
            <text:p>0.1746355151</text:p>
          </table:table-cell>
          <table:table-cell table:formula="of:=[.E35]/[.I35]" office:value-type="float" office:value="0.173865056186848">
            <text:p>0.1738650562</text:p>
          </table:table-cell>
          <table:table-cell table:formula="of:=[.F35]/[.I35]" office:value-type="float" office:value="0.179821377135739">
            <text:p>0.1798213771</text:p>
          </table:table-cell>
          <table:table-cell table:formula="of:=[.G35]/[.I35]" office:value-type="float" office:value="0.152594552422301">
            <text:p>0.1525945524</text:p>
          </table:table-cell>
          <table:table-cell table:formula="of:=[.H35]/[.I35]" office:value-type="float" office:value="0.0649568035587229">
            <text:p>0.0649568036</text:p>
          </table:table-cell>
        </table:table-row>
        <table:table-row table:style-name="ro2">
          <table:table-cell office:value-type="string">
            <text:p>12-16-2012</text:p>
          </table:table-cell>
          <table:table-cell office:value-type="float" office:value="361.166">
            <text:p>361.166</text:p>
          </table:table-cell>
          <table:table-cell office:value-type="float" office:value="923.134">
            <text:p>923.134</text:p>
          </table:table-cell>
          <table:table-cell office:value-type="float" office:value="888.521">
            <text:p>888.521</text:p>
          </table:table-cell>
          <table:table-cell office:value-type="float" office:value="885.404">
            <text:p>885.404</text:p>
          </table:table-cell>
          <table:table-cell office:value-type="float" office:value="910.602">
            <text:p>910.602</text:p>
          </table:table-cell>
          <table:table-cell office:value-type="float" office:value="769.156">
            <text:p>769.156</text:p>
          </table:table-cell>
          <table:table-cell office:value-type="float" office:value="329.312">
            <text:p>329.312</text:p>
          </table:table-cell>
          <table:table-cell table:formula="of:=SUM([.B36:.H36])" office:value-type="float" office:value="5067.295">
            <text:p>5067.295</text:p>
          </table:table-cell>
          <table:table-cell table:number-columns-repeated="2"/>
          <table:table-cell table:formula="of:=[.B36]/[.I36]" office:value-type="float" office:value="0.0712739242534725">
            <text:p>0.0712739243</text:p>
          </table:table-cell>
          <table:table-cell table:formula="of:=[.C36]/[.I36]" office:value-type="float" office:value="0.18217490791438">
            <text:p>0.1821749079</text:p>
          </table:table-cell>
          <table:table-cell table:formula="of:=[.D36]/[.I36]" office:value-type="float" office:value="0.175344241848955">
            <text:p>0.1753442418</text:p>
          </table:table-cell>
          <table:table-cell table:formula="of:=[.E36]/[.I36]" office:value-type="float" office:value="0.174729120763642">
            <text:p>0.1747291208</text:p>
          </table:table-cell>
          <table:table-cell table:formula="of:=[.F36]/[.I36]" office:value-type="float" office:value="0.17970179356047">
            <text:p>0.1797017936</text:p>
          </table:table-cell>
          <table:table-cell table:formula="of:=[.G36]/[.I36]" office:value-type="float" office:value="0.151788281519035">
            <text:p>0.1517882815</text:p>
          </table:table-cell>
          <table:table-cell table:formula="of:=[.H36]/[.I36]" office:value-type="float" office:value="0.0649877301400451">
            <text:p>0.0649877301</text:p>
          </table:table-cell>
        </table:table-row>
        <table:table-row table:style-name="ro2">
          <table:table-cell office:value-type="string">
            <text:p>12-22-2011</text:p>
          </table:table-cell>
          <table:table-cell office:value-type="float" office:value="355.016">
            <text:p>355.016</text:p>
          </table:table-cell>
          <table:table-cell office:value-type="float" office:value="872.931">
            <text:p>872.931</text:p>
          </table:table-cell>
          <table:table-cell office:value-type="float" office:value="841.915">
            <text:p>841.915</text:p>
          </table:table-cell>
          <table:table-cell office:value-type="float" office:value="867.903">
            <text:p>867.903</text:p>
          </table:table-cell>
          <table:table-cell office:value-type="float" office:value="860.195">
            <text:p>860.195</text:p>
          </table:table-cell>
          <table:table-cell office:value-type="float" office:value="728.19">
            <text:p>728.19</text:p>
          </table:table-cell>
          <table:table-cell office:value-type="float" office:value="308.365">
            <text:p>308.365</text:p>
          </table:table-cell>
          <table:table-cell table:formula="of:=SUM([.B37:.H37])" office:value-type="float" office:value="4834.515">
            <text:p>4834.515</text:p>
          </table:table-cell>
          <table:table-cell table:number-columns-repeated="2"/>
          <table:table-cell table:formula="of:=[.B37]/[.I37]" office:value-type="float" office:value="0.0734336329497375">
            <text:p>0.0734336329</text:p>
          </table:table-cell>
          <table:table-cell table:formula="of:=[.C37]/[.I37]" office:value-type="float" office:value="0.18056226943137">
            <text:p>0.1805622694</text:p>
          </table:table-cell>
          <table:table-cell table:formula="of:=[.D37]/[.I37]" office:value-type="float" office:value="0.174146734470779">
            <text:p>0.1741467345</text:p>
          </table:table-cell>
          <table:table-cell table:formula="of:=[.E37]/[.I37]" office:value-type="float" office:value="0.17952224783665">
            <text:p>0.1795222478</text:p>
          </table:table-cell>
          <table:table-cell table:formula="of:=[.F37]/[.I37]" office:value-type="float" office:value="0.177927879011649">
            <text:p>0.177927879</text:p>
          </table:table-cell>
          <table:table-cell table:formula="of:=[.G37]/[.I37]" office:value-type="float" office:value="0.150623175230607">
            <text:p>0.1506231752</text:p>
          </table:table-cell>
          <table:table-cell table:formula="of:=[.H37]/[.I37]" office:value-type="float" office:value="0.0637840610692076">
            <text:p>0.0637840611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Filter 0</text:p>
          </table:table-cell>
          <table:table-cell office:value-type="float" office:value="6300">
            <text:p>6300</text:p>
          </table:table-cell>
          <table:table-cell table:number-columns-repeated="16"/>
        </table:table-row>
        <table:table-row table:style-name="ro2">
          <table:table-cell office:value-type="string">
            <text:p>Filter 1</text:p>
          </table:table-cell>
          <table:table-cell office:value-type="float" office:value="4800">
            <text:p>4800</text:p>
          </table:table-cell>
          <table:table-cell table:number-columns-repeated="16"/>
        </table:table-row>
        <table:table-row table:style-name="ro2">
          <table:table-cell office:value-type="string">
            <text:p>Filter 2</text:p>
          </table:table-cell>
          <table:table-cell office:value-type="float" office:value="4861">
            <text:p>4861</text:p>
          </table:table-cell>
          <table:table-cell table:number-columns-repeated="16"/>
        </table:table-row>
        <table:table-row table:style-name="ro2">
          <table:table-cell office:value-type="string">
            <text:p>Filter 3</text:p>
          </table:table-cell>
          <table:table-cell office:value-type="float" office:value="4861">
            <text:p>4861</text:p>
          </table:table-cell>
          <table:table-cell table:number-columns-repeated="16"/>
        </table:table-row>
        <table:table-row table:style-name="ro2">
          <table:table-cell office:value-type="string">
            <text:p>Filter 4</text:p>
          </table:table-cell>
          <table:table-cell office:value-type="float" office:value="4950">
            <text:p>4950</text:p>
          </table:table-cell>
          <table:table-cell table:number-columns-repeated="16"/>
        </table:table-row>
        <table:table-row table:style-name="ro2">
          <table:table-cell office:value-type="string">
            <text:p>Filter 5</text:p>
          </table:table-cell>
          <table:table-cell office:value-type="float" office:value="4709">
            <text:p>4709</text:p>
          </table:table-cell>
          <table:table-cell table:number-columns-repeated="16"/>
        </table:table-row>
        <table:table-row table:style-name="ro2">
          <table:table-cell office:value-type="string">
            <text:p>Filter 7</text:p>
          </table:table-cell>
          <table:table-cell office:value-type="float" office:value="6250">
            <text:p>6250</text:p>
          </table:table-cell>
          <table:table-cell table:number-columns-repeated="16"/>
        </table:table-row>
      </table:table>
      <table:table table:name="Athabasca" table:style-name="ta1" table:print="false">
        <table:table-column table:style-name="co1" table:default-cell-style-name="Default"/>
        <table:table-row table:style-name="ro2">
          <table:table-cell>
            <draw:frame table:end-cell-address="Athabasca.K35" table:end-x="1.45cm" table:end-y="0.266cm" draw:z-index="0" draw:style-name="gr1" svg:width="24.03cm" svg:height="15.62cm" svg:x="0.001cm" svg:y="0.001cm">
              <draw:object draw:notify-on-update-of-ranges="Sheet1.B40:Sheet1.B46 Sheet1.A25:Sheet1.A25 Sheet1.B25:Sheet1.H25 Sheet1.B40:Sheet1.B46 Sheet1.A26:Sheet1.A26 Sheet1.B26:Sheet1.H26 Sheet1.B40:Sheet1.B46 Sheet1.A27:Sheet1.A27 Sheet1.B27:Sheet1.H27 Sheet1.B40:Sheet1.B46 Sheet1.A29:Sheet1.A29 Sheet1.B29:Sheet1.H29 Sheet1.B40:Sheet1.B46 Sheet1.A28:Sheet1.A28 Sheet1.B28:Sheet1.H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Pinawa" table:style-name="ta1" table:print="false">
        <table:table-column table:style-name="co1" table:number-columns-repeated="12" table:default-cell-style-name="Default"/>
        <table:table-row table:style-name="ro2">
          <table:table-cell>
            <draw:frame table:end-cell-address="Pinawa.K34" table:end-x="1.869cm" table:end-y="0.241cm" draw:z-index="0" draw:style-name="gr1" svg:width="24.449cm" svg:height="15.143cm" svg:x="0.001cm" svg:y="0.001cm">
              <draw:object draw:notify-on-update-of-ranges="Sheet1.B40:Sheet1.B46 Sheet1.A2:Sheet1.A2 Sheet1.B2:Sheet1.H2 Sheet1.B40:Sheet1.B46 Sheet1.A3:Sheet1.A3 Sheet1.B3:Sheet1.H3 Sheet1.B40:Sheet1.B46 Sheet1.A4:Sheet1.A4 Sheet1.B4:Sheet1.H4 Sheet1.B40:Sheet1.B46 Sheet1.A5:Sheet1.A5 Sheet1.B5:Sheet1.H5 Sheet1.B40:Sheet1.B46 Sheet1.A6:Sheet1.A6 Sheet1.B6:Sheet1.H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Pinawa.V34" table:end-x="2.175cm" table:end-y="0.399cm" draw:z-index="1" draw:style-name="gr1" svg:width="24.532cm" svg:height="15.275cm" svg:x="0.224cm" svg:y="0.027cm">
              <draw:object draw:notify-on-update-of-ranges="Sheet1.B40:Sheet1.B46 Sheet1.A7:Sheet1.A7 Sheet1.B7:Sheet1.H7 Sheet1.B40:Sheet1.B46 Sheet1.A8:Sheet1.A8 Sheet1.B8:Sheet1.H8 Sheet1.B40:Sheet1.B46 Sheet1.A9:Sheet1.A9 Sheet1.B9:Sheet1.H9 Sheet1.B40:Sheet1.B46 Sheet1.A10:Sheet1.A10 Sheet1.B10:Sheet1.H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GIllam" table:style-name="ta1" table:print="false">
        <table:table-column table:style-name="co1" table:default-cell-style-name="Default"/>
        <table:table-row table:style-name="ro2">
          <table:table-cell>
            <draw:frame table:end-cell-address="GIllam.I32" table:end-x="2.259cm" table:end-y="0.354cm" draw:z-index="0" draw:style-name="gr1" svg:width="20.323cm" svg:height="14.353cm" svg:x="0.001cm" svg:y="0.001cm">
              <draw:object draw:notify-on-update-of-ranges="Sheet1.B40:Sheet1.B46 Sheet1.A32:Sheet1.A32 Sheet1.B32:Sheet1.H32 Sheet1.B40:Sheet1.B46 Sheet1.A33:Sheet1.A33 Sheet1.B33:Sheet1.H33 Sheet1.B40:Sheet1.B46 Sheet1.A34:Sheet1.A34 Sheet1.B34:Sheet1.H34 Sheet1.B40:Sheet1.B46 Sheet1.A35:Sheet1.A35 Sheet1.B35:Sheet1.H35 Sheet1.B40:Sheet1.B46 Sheet1.A36:Sheet1.A36 Sheet1.B36:Sheet1.H36 Sheet1.B40:Sheet1.B46 Sheet1.A37:Sheet1.A37 Sheet1.B37:Sheet1.H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Fort Smith" table:style-name="ta1" table:print="false">
        <table:table-column table:style-name="co1" table:number-columns-repeated="10" table:default-cell-style-name="Default"/>
        <table:table-row table:style-name="ro2">
          <table:table-cell>
            <draw:frame table:end-cell-address="'Fort Smith'.J29" table:end-x="0.25cm" table:end-y="0.163cm" draw:z-index="0" draw:style-name="gr1" svg:width="20.573cm" svg:height="12.808cm" svg:x="0cm" svg:y="0cm">
              <draw:object draw:notify-on-update-of-ranges="Sheet1.B40:Sheet1.B46 Sheet1.A17:Sheet1.A17 Sheet1.B17:Sheet1.H17 Sheet1.B40:Sheet1.B46 Sheet1.A18:Sheet1.A18 Sheet1.B18:Sheet1.H18 Sheet1.B40:Sheet1.B46 Sheet1.A19:Sheet1.A19 Sheet1.B19:Sheet1.H19 Sheet1.B40:Sheet1.B46 Sheet1.A20:Sheet1.A20 Sheet1.B20:Sheet1.H20 Sheet1.B40:Sheet1.B46 Sheet1.A21:Sheet1.A21 Sheet1.B21:Sheet1.H21 Sheet1.B40:Sheet1.B46 Sheet1.A22:Sheet1.A22 Sheet1.B22:Sheet1.H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'Fort Smith'.S30" table:end-x="2.092cm" table:end-y="0.244cm" draw:z-index="1" draw:style-name="gr1" svg:width="21.299cm" svg:height="13.341cm" svg:x="1.116cm" svg:y="0cm">
              <draw:object draw:notify-on-update-of-ranges="Sheet1.B40:Sheet1.B46 Sheet1.A13:Sheet1.A13 Sheet1.B13:Sheet1.H13 Sheet1.B40:Sheet1.B46 Sheet1.A14:Sheet1.A14 Sheet1.B14:Sheet1.H14 Sheet1.B40:Sheet1.B46 Sheet1.A15:Sheet1.A15 Sheet1.B15:Sheet1.H15 Sheet1.B40:Sheet1.B46 Sheet1.A16:Sheet1.A16 Sheet1.B16:Sheet1.H16 Sheet1.B40:Sheet1.B46 Sheet1.A17:Sheet1.A17 Sheet1.B17:Sheet1.H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Normalised Pinawa" table:style-name="ta1" table:print="false">
        <table:table-column table:style-name="co1" table:number-columns-repeated="15" table:default-cell-style-name="Default"/>
        <table:table-row table:style-name="ro2">
          <table:table-cell>
            <draw:frame table:end-cell-address="'Normalised Pinawa'.N41" table:end-x="0.363cm" table:end-y="0.38cm" draw:z-index="0" draw:style-name="gr1" svg:width="29.718cm" svg:height="18.445cm" svg:x="0cm" svg:y="0cm">
              <draw:object draw:notify-on-update-of-ranges="Sheet1.B40:Sheet1.B46 Sheet1.A7:Sheet1.A7 Sheet1.L7:Sheet1.R7 Sheet1.B40:Sheet1.B46 Sheet1.A8:Sheet1.A8 Sheet1.L8:Sheet1.R8 Sheet1.B40:Sheet1.B46 Sheet1.A9:Sheet1.A9 Sheet1.L9:Sheet1.R9 Sheet1.B40:Sheet1.B46 Sheet1.A10:Sheet1.A10 Sheet1.L10:Sheet1.R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 table:number-columns-repeated="14"/>
          <table:table-cell>
            <draw:frame table:end-cell-address="'Normalised Pinawa'.AA41" table:end-x="0.223cm" table:end-y="0.239cm" draw:z-index="1" draw:style-name="gr1" svg:width="27.321cm" svg:height="17.852cm" svg:x="0cm" svg:y="0.001cm">
              <draw:object draw:notify-on-update-of-ranges="Sheet1.B40:Sheet1.B46 Sheet1.A2:Sheet1.A2 Sheet1.L2:Sheet1.R2 Sheet1.B40:Sheet1.B46 Sheet1.A3:Sheet1.A3 Sheet1.L3:Sheet1.R3 Sheet1.B40:Sheet1.B46 Sheet1.A4:Sheet1.A4 Sheet1.L4:Sheet1.R4 Sheet1.B40:Sheet1.B46 Sheet1.A5:Sheet1.A5 Sheet1.L5:Sheet1.R5 Sheet1.B40:Sheet1.B46 Sheet1.A6:Sheet1.A6 Sheet1.L6:Sheet1.R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Normalised Athabasca" table:style-name="ta1" table:print="false">
        <table:table-column table:style-name="co1" table:default-cell-style-name="Default"/>
        <table:table-row table:style-name="ro2">
          <table:table-cell>
            <draw:frame table:end-cell-address="'Normalised Athabasca'.L35" table:end-x="0.671cm" table:end-y="0.295cm" draw:z-index="0" draw:style-name="gr1" svg:width="25.509cm" svg:height="15.65cm" svg:x="0.001cm" svg:y="0cm">
              <draw:object draw:notify-on-update-of-ranges="Sheet1.B40:Sheet1.B46 Sheet1.A25:Sheet1.A25 Sheet1.L25:Sheet1.R25 Sheet1.B40:Sheet1.B46 Sheet1.A26:Sheet1.A26 Sheet1.L26:Sheet1.R26 Sheet1.B40:Sheet1.B46 Sheet1.A27:Sheet1.A27 Sheet1.L27:Sheet1.R27 Sheet1.B40:Sheet1.B46 Sheet1.A28:Sheet1.A28 Sheet1.L28:Sheet1.R28 Sheet1.B40:Sheet1.B46 Sheet1.A29:Sheet1.A29 Sheet1.L29:Sheet1.R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</table:table>
      <table:table table:name="Normalised Gillam" table:style-name="ta1" table:print="false">
        <table:table-column table:style-name="co1" table:default-cell-style-name="Default"/>
        <table:table-row table:style-name="ro2">
          <table:table-cell>
            <draw:frame table:end-cell-address="'Normalised Gillam'.M38" table:end-x="2.119cm" table:end-y="0.272cm" draw:z-index="0" draw:style-name="gr1" svg:width="29.216cm" svg:height="16.981cm" svg:x="0cm" svg:y="0.001cm">
              <draw:object draw:notify-on-update-of-ranges="Sheet1.B40:Sheet1.B46 Sheet1.A32:Sheet1.A32 Sheet1.L32:Sheet1.R32 Sheet1.B40:Sheet1.B46 Sheet1.A33:Sheet1.A33 Sheet1.L33:Sheet1.R33 Sheet1.B40:Sheet1.B46 Sheet1.A34:Sheet1.A34 Sheet1.L34:Sheet1.R34 Sheet1.B40:Sheet1.B46 Sheet1.A35:Sheet1.A35 Sheet1.L35:Sheet1.R35 Sheet1.B40:Sheet1.B46 Sheet1.A36:Sheet1.A36 Sheet1.L36:Sheet1.R36 Sheet1.B40:Sheet1.B46 Sheet1.A37:Sheet1.A37 Sheet1.L37:Sheet1.R3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</table:table>
      <table:table table:name="Normalised Fort Smith" table:style-name="ta1" table:print="false">
        <table:table-column table:style-name="co1" table:number-columns-repeated="13" table:default-cell-style-name="Default"/>
        <table:table-row table:style-name="ro2">
          <table:table-cell>
            <draw:frame table:end-cell-address="'Normalised Fort Smith'.L40" table:end-x="2.147cm" table:end-y="0.186cm" draw:z-index="1" draw:style-name="gr1" svg:width="26.985cm" svg:height="17.799cm" svg:x="0.001cm" svg:y="0cm">
              <draw:object draw:notify-on-update-of-ranges="Sheet1.B40:Sheet1.B46 Sheet1.A13:Sheet1.A13 Sheet1.L13:Sheet1.R13 Sheet1.B40:Sheet1.B46 Sheet1.A14:Sheet1.A14 Sheet1.L14:Sheet1.R14 Sheet1.B40:Sheet1.B46 Sheet1.A15:Sheet1.A15 Sheet1.L15:Sheet1.R15 Sheet1.B40:Sheet1.B46 Sheet1.A16:Sheet1.A16 Sheet1.L16:Sheet1.R16 Sheet1.B40:Sheet1.B46 Sheet1.A17:Sheet1.A17 Sheet1.L17:Sheet1.R1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1"/>
          <table:table-cell>
            <draw:frame table:end-cell-address="'Normalised Fort Smith'.Y39" table:end-x="1.114cm" table:end-y="0.32cm" draw:z-index="0" draw:style-name="gr1" svg:width="28.212cm" svg:height="17.48cm" svg:x="0cm" svg:y="0.001cm">
              <draw:object draw:notify-on-update-of-ranges="Sheet1.B40:Sheet1.B46 Sheet1.A18:Sheet1.A18 Sheet1.L18:Sheet1.R18 Sheet1.B40:Sheet1.B46 Sheet1.A19:Sheet1.A19 Sheet1.L19:Sheet1.R19 Sheet1.B40:Sheet1.B46 Sheet1.A20:Sheet1.A20 Sheet1.L20:Sheet1.R20 Sheet1.B40:Sheet1.B46 Sheet1.A21:Sheet1.A21 Sheet1.L21:Sheet1.R21 Sheet1.B40:Sheet1.B46 Sheet1.A22:Sheet1.A22 Sheet1.L22:Sheet1.R2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42">
          <table:table-cell table:number-columns-repeated="13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2012-08-10</text:date>, <text:time>14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8T11:23:27.35</meta:creation-date>
    <dc:date>2012-08-10T14:50:17.52</dc:date>
    <meta:editing-duration>P1DT5H57M44S</meta:editing-duration>
    <meta:editing-cycles>9</meta:editing-cycles>
    <meta:generator>OpenOffice.org/3.3$Win32 OpenOffice.org_project/330m20$Build-9567</meta:generator>
    <meta:document-statistic meta:table-count="9" meta:cell-count="51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45cm" svg:height="15.144cm" xlink:href=".." xlink:type="simple" chart:class="chart:scatter" chart:style-name="ch1">
        <chart:title svg:x="11.443cm" svg:y="0.44cm" chart:style-name="ch2">
          <text:p>Pinawa (November)</text:p>
        </chart:title>
        <chart:legend chart:legend-position="end" svg:x="21.948cm" svg:y="6.312cm" chart:style-name="ch3"/>
        <chart:plot-area chart:style-name="ch4" table:cell-range-address="Sheet1.B40:Sheet1.B46 Sheet1.A2:Sheet1.H6" chart:data-source-has-labels="column" svg:x="1.527cm" svg:y="2.123cm" svg:width="19.443cm" svg:height="11.711cm">
          <chartooo:coordinate-region svg:x="2.519cm" svg:y="2.336cm" svg:width="18.079cm" svg:height="10.825cm"/>
          <chart:axis chart:dimension="x" chart:name="primary-x" chart:style-name="ch5">
            <chart:title svg:x="10.106cm" svg:y="14.137cm" chart:style-name="ch6">
              <text:p>Wavelength (Å)</text:p>
            </chart:title>
          </chart:axis>
          <chart:axis chart:dimension="y" chart:name="primary-y" chart:style-name="ch5">
            <chart:title svg:x="0.451cm" svg:y="8.935cm" chart:style-name="ch7">
              <text:p>Raw Counts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scatter">
            <chart:domain table:cell-range-address="Sheet1.B40:Sheet1.B46"/>
            <chart:data-point chart:repeated="7"/>
          </chart:series>
          <chart:series chart:style-name="ch10" chart:values-cell-range-address="Sheet1.B3:Sheet1.H3" chart:label-cell-address="Sheet1.A3:Sheet1.A3" chart:class="chart:scatter">
            <chart:data-point chart:repeated="7"/>
          </chart:series>
          <chart:series chart:style-name="ch11" chart:values-cell-range-address="Sheet1.B4:Sheet1.H4" chart:label-cell-address="Sheet1.A4:Sheet1.A4" chart:class="chart:scatter">
            <chart:data-point chart:repeated="7"/>
          </chart:series>
          <chart:series chart:style-name="ch12" chart:values-cell-range-address="Sheet1.B5:Sheet1.H5" chart:label-cell-address="Sheet1.A5:Sheet1.A5" chart:class="chart:scatter">
            <chart:data-point chart:repeated="7"/>
          </chart:series>
          <chart:series chart:style-name="ch13" chart:values-cell-range-address="Sheet1.B6:Sheet1.H6" chart:label-cell-address="Sheet1.A6:Sheet1.A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9-2011</text:p>
                <draw:g>
                  <svg:desc>Sheet1.A2:Sheet1.A2</svg:desc>
                </draw:g>
              </table:table-cell>
              <table:table-cell office:value-type="float" office:value="1295.96">
                <text:p>1295.96</text:p>
                <draw:g>
                  <svg:desc>Sheet1.B2:Sheet1.H2</svg:desc>
                </draw:g>
              </table:table-cell>
              <table:table-cell office:value-type="float" office:value="2947.76">
                <text:p>2947.76</text:p>
              </table:table-cell>
              <table:table-cell office:value-type="float" office:value="2575.27">
                <text:p>2575.27</text:p>
              </table:table-cell>
              <table:table-cell office:value-type="float" office:value="2645.94">
                <text:p>2645.94</text:p>
              </table:table-cell>
              <table:table-cell office:value-type="float" office:value="2751.58">
                <text:p>2751.58</text:p>
              </table:table-cell>
              <table:table-cell office:value-type="float" office:value="2402.58">
                <text:p>2402.58</text:p>
              </table:table-cell>
              <table:table-cell office:value-type="float" office:value="1053.87">
                <text:p>1053.87</text:p>
              </table:table-cell>
            </table:table-row>
            <table:table-row>
              <table:table-cell office:value-type="string">
                <text:p>11-28-2011</text:p>
                <draw:g>
                  <svg:desc>Sheet1.A3:Sheet1.A3</svg:desc>
                </draw:g>
              </table:table-cell>
              <table:table-cell office:value-type="float" office:value="647.165">
                <text:p>647.165</text:p>
                <draw:g>
                  <svg:desc>Sheet1.B3:Sheet1.H3</svg:desc>
                </draw:g>
              </table:table-cell>
              <table:table-cell office:value-type="float" office:value="1548.68">
                <text:p>1548.68</text:p>
              </table:table-cell>
              <table:table-cell office:value-type="float" office:value="1334.13">
                <text:p>1334.13</text:p>
              </table:table-cell>
              <table:table-cell office:value-type="float" office:value="1394.09">
                <text:p>1394.09</text:p>
              </table:table-cell>
              <table:table-cell office:value-type="float" office:value="1482.7">
                <text:p>1482.7</text:p>
              </table:table-cell>
              <table:table-cell office:value-type="float" office:value="1371.28">
                <text:p>1371.28</text:p>
              </table:table-cell>
              <table:table-cell office:value-type="float" office:value="610.255">
                <text:p>610.255</text:p>
              </table:table-cell>
            </table:table-row>
            <table:table-row>
              <table:table-cell office:value-type="string">
                <text:p>11-24-2011</text:p>
                <draw:g>
                  <svg:desc>Sheet1.A4:Sheet1.A4</svg:desc>
                </draw:g>
              </table:table-cell>
              <table:table-cell office:value-type="float" office:value="815.003">
                <text:p>815.003</text:p>
                <draw:g>
                  <svg:desc>Sheet1.B4:Sheet1.H4</svg:desc>
                </draw:g>
              </table:table-cell>
              <table:table-cell office:value-type="float" office:value="1896.78">
                <text:p>1896.78</text:p>
              </table:table-cell>
              <table:table-cell office:value-type="float" office:value="1588.02">
                <text:p>1588.02</text:p>
              </table:table-cell>
              <table:table-cell office:value-type="float" office:value="1639.21">
                <text:p>1639.21</text:p>
              </table:table-cell>
              <table:table-cell office:value-type="float" office:value="1796.89">
                <text:p>1796.89</text:p>
              </table:table-cell>
              <table:table-cell office:value-type="float" office:value="1681.89">
                <text:p>1681.89</text:p>
              </table:table-cell>
              <table:table-cell office:value-type="float" office:value="768.076">
                <text:p>768.076</text:p>
              </table:table-cell>
            </table:table-row>
            <table:table-row>
              <table:table-cell office:value-type="string">
                <text:p>11-23-2011</text:p>
                <draw:g>
                  <svg:desc>Sheet1.A5:Sheet1.A5</svg:desc>
                </draw:g>
              </table:table-cell>
              <table:table-cell office:value-type="float" office:value="1356.55">
                <text:p>1356.55</text:p>
                <draw:g>
                  <svg:desc>Sheet1.B5:Sheet1.H5</svg:desc>
                </draw:g>
              </table:table-cell>
              <table:table-cell office:value-type="float" office:value="3130.78">
                <text:p>3130.78</text:p>
              </table:table-cell>
              <table:table-cell office:value-type="float" office:value="2607.7">
                <text:p>2607.7</text:p>
              </table:table-cell>
              <table:table-cell office:value-type="float" office:value="2676.41">
                <text:p>2676.41</text:p>
              </table:table-cell>
              <table:table-cell office:value-type="float" office:value="2978.62">
                <text:p>2978.62</text:p>
              </table:table-cell>
              <table:table-cell office:value-type="float" office:value="2881.09">
                <text:p>2881.09</text:p>
              </table:table-cell>
              <table:table-cell office:value-type="float" office:value="1292.24">
                <text:p>1292.24</text:p>
              </table:table-cell>
            </table:table-row>
            <table:table-row>
              <table:table-cell office:value-type="string">
                <text:p>11-22-2011</text:p>
                <draw:g>
                  <svg:desc>Sheet1.A6:Sheet1.A6</svg:desc>
                </draw:g>
              </table:table-cell>
              <table:table-cell office:value-type="float" office:value="1657.06">
                <text:p>1657.06</text:p>
                <draw:g>
                  <svg:desc>Sheet1.B6:Sheet1.H6</svg:desc>
                </draw:g>
              </table:table-cell>
              <table:table-cell office:value-type="float" office:value="3794.31">
                <text:p>3794.31</text:p>
              </table:table-cell>
              <table:table-cell office:value-type="float" office:value="3184.88">
                <text:p>3184.88</text:p>
              </table:table-cell>
              <table:table-cell office:value-type="float" office:value="3219.48">
                <text:p>3219.48</text:p>
              </table:table-cell>
              <table:table-cell office:value-type="float" office:value="3547.33">
                <text:p>3547.33</text:p>
              </table:table-cell>
              <table:table-cell office:value-type="float" office:value="3306.41">
                <text:p>3306.41</text:p>
              </table:table-cell>
              <table:table-cell office:value-type="float" office:value="1493.51">
                <text:p>1493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5cm" chart:symbol-height="0.1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217cm" svg:height="16.982cm" xlink:href=".." xlink:type="simple" chart:class="chart:scatter" chart:style-name="ch1">
        <chart:title svg:x="13.943cm" svg:y="0.475cm" chart:style-name="ch2">
          <text:p>Gillam</text:p>
        </chart:title>
        <chart:legend chart:legend-position="end" svg:x="26.715cm" svg:y="6.993cm" chart:style-name="ch3"/>
        <chart:plot-area chart:style-name="ch4" table:cell-range-address="Sheet1.B40:Sheet1.B46 Sheet1.A32:Sheet1.A37 Sheet1.L32:Sheet1.R37" chart:data-source-has-labels="column" svg:x="1.622cm" svg:y="2.271cm" svg:width="23.925cm" svg:height="13.364cm">
          <chartooo:coordinate-region svg:x="2.534cm" svg:y="2.483cm" svg:width="22.641cm" svg:height="12.479cm"/>
          <chart:axis chart:dimension="x" chart:name="primary-x" chart:style-name="ch5">
            <chart:title svg:x="12.442cm" svg:y="15.975cm" chart:style-name="ch6">
              <text:p>Wavelength (A)</text:p>
            </chart:title>
          </chart:axis>
          <chart:axis chart:dimension="y" chart:name="primary-y" chart:style-name="ch5">
            <chart:title svg:x="0.451cm" svg:y="10.637cm" chart:style-name="ch7">
              <text:p>Normalised Amplitude</text:p>
            </chart:title>
            <chart:grid chart:style-name="ch8" chart:class="major"/>
          </chart:axis>
          <chart:series chart:style-name="ch9" chart:values-cell-range-address="Sheet1.L32:Sheet1.R32" chart:label-cell-address="Sheet1.A32:Sheet1.A32" chart:class="chart:scatter">
            <chart:domain table:cell-range-address="Sheet1.B40:Sheet1.B46"/>
            <chart:data-point chart:repeated="7"/>
          </chart:series>
          <chart:series chart:style-name="ch10" chart:values-cell-range-address="Sheet1.L33:Sheet1.R33" chart:label-cell-address="Sheet1.A33:Sheet1.A33" chart:class="chart:scatter">
            <chart:data-point chart:repeated="7"/>
          </chart:series>
          <chart:series chart:style-name="ch11" chart:values-cell-range-address="Sheet1.L34:Sheet1.R34" chart:label-cell-address="Sheet1.A34:Sheet1.A34" chart:class="chart:scatter">
            <chart:data-point chart:repeated="7"/>
          </chart:series>
          <chart:series chart:style-name="ch12" chart:values-cell-range-address="Sheet1.L35:Sheet1.R35" chart:label-cell-address="Sheet1.A35:Sheet1.A35" chart:class="chart:scatter">
            <chart:data-point chart:repeated="7"/>
          </chart:series>
          <chart:series chart:style-name="ch13" chart:values-cell-range-address="Sheet1.L36:Sheet1.R36" chart:label-cell-address="Sheet1.A36:Sheet1.A36" chart:class="chart:scatter">
            <chart:data-point chart:repeated="7"/>
          </chart:series>
          <chart:series chart:style-name="ch14" chart:values-cell-range-address="Sheet1.L37:Sheet1.R37" chart:label-cell-address="Sheet1.A37:Sheet1.A37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0-2011</text:p>
                <draw:g>
                  <svg:desc>Sheet1.A32:Sheet1.A32</svg:desc>
                </draw:g>
              </table:table-cell>
              <table:table-cell office:value-type="float" office:value="0.0689342694063146">
                <text:p>0.0689342694063146</text:p>
                <draw:g>
                  <svg:desc>Sheet1.L32:Sheet1.R32</svg:desc>
                </draw:g>
              </table:table-cell>
              <table:table-cell office:value-type="float" office:value="0.186289017503053">
                <text:p>0.186289017503053</text:p>
              </table:table-cell>
              <table:table-cell office:value-type="float" office:value="0.174113094315659">
                <text:p>0.174113094315659</text:p>
              </table:table-cell>
              <table:table-cell office:value-type="float" office:value="0.17099578421696">
                <text:p>0.17099578421696</text:p>
              </table:table-cell>
              <table:table-cell office:value-type="float" office:value="0.180865908246141">
                <text:p>0.180865908246141</text:p>
              </table:table-cell>
              <table:table-cell office:value-type="float" office:value="0.156871908864388">
                <text:p>0.156871908864388</text:p>
              </table:table-cell>
              <table:table-cell office:value-type="float" office:value="0.0619300174474852">
                <text:p>0.0619300174474852</text:p>
              </table:table-cell>
            </table:table-row>
            <table:table-row>
              <table:table-cell office:value-type="string">
                <text:p>11-06-2011</text:p>
                <draw:g>
                  <svg:desc>Sheet1.A33:Sheet1.A33</svg:desc>
                </draw:g>
              </table:table-cell>
              <table:table-cell office:value-type="float" office:value="0.0686618542379531">
                <text:p>0.0686618542379531</text:p>
                <draw:g>
                  <svg:desc>Sheet1.L33:Sheet1.R33</svg:desc>
                </draw:g>
              </table:table-cell>
              <table:table-cell office:value-type="float" office:value="0.180367075511025">
                <text:p>0.180367075511025</text:p>
              </table:table-cell>
              <table:table-cell office:value-type="float" office:value="0.170002304749077">
                <text:p>0.170002304749077</text:p>
              </table:table-cell>
              <table:table-cell office:value-type="float" office:value="0.1739557546258">
                <text:p>0.1739557546258</text:p>
              </table:table-cell>
              <table:table-cell office:value-type="float" office:value="0.178702534511175">
                <text:p>0.178702534511175</text:p>
              </table:table-cell>
              <table:table-cell office:value-type="float" office:value="0.153957502327849">
                <text:p>0.153957502327849</text:p>
              </table:table-cell>
              <table:table-cell office:value-type="float" office:value="0.0743529740371205">
                <text:p>0.0743529740371205</text:p>
              </table:table-cell>
            </table:table-row>
            <table:table-row>
              <table:table-cell office:value-type="string">
                <text:p>10-28-2011</text:p>
                <draw:g>
                  <svg:desc>Sheet1.A34:Sheet1.A34</svg:desc>
                </draw:g>
              </table:table-cell>
              <table:table-cell office:value-type="float" office:value="0.0730893629392739">
                <text:p>0.0730893629392739</text:p>
                <draw:g>
                  <svg:desc>Sheet1.L34:Sheet1.R34</svg:desc>
                </draw:g>
              </table:table-cell>
              <table:table-cell office:value-type="float" office:value="0.18579968746593">
                <text:p>0.18579968746593</text:p>
              </table:table-cell>
              <table:table-cell office:value-type="float" office:value="0.175502961805429">
                <text:p>0.175502961805429</text:p>
              </table:table-cell>
              <table:table-cell office:value-type="float" office:value="0.171602827343097">
                <text:p>0.171602827343097</text:p>
              </table:table-cell>
              <table:table-cell office:value-type="float" office:value="0.17844605153178">
                <text:p>0.17844605153178</text:p>
              </table:table-cell>
              <table:table-cell office:value-type="float" office:value="0.152556056256133">
                <text:p>0.152556056256133</text:p>
              </table:table-cell>
              <table:table-cell office:value-type="float" office:value="0.0630030526583567">
                <text:p>0.0630030526583567</text:p>
              </table:table-cell>
            </table:table-row>
            <table:table-row>
              <table:table-cell office:value-type="string">
                <text:p>12-13-2011</text:p>
                <draw:g>
                  <svg:desc>Sheet1.A35:Sheet1.A35</svg:desc>
                </draw:g>
              </table:table-cell>
              <table:table-cell office:value-type="float" office:value="0.0702575000047689">
                <text:p>0.0702575000047689</text:p>
                <draw:g>
                  <svg:desc>Sheet1.L35:Sheet1.R35</svg:desc>
                </draw:g>
              </table:table-cell>
              <table:table-cell office:value-type="float" office:value="0.18386919556762">
                <text:p>0.18386919556762</text:p>
              </table:table-cell>
              <table:table-cell office:value-type="float" office:value="0.174635515124">
                <text:p>0.174635515124</text:p>
              </table:table-cell>
              <table:table-cell office:value-type="float" office:value="0.173865056186848">
                <text:p>0.173865056186848</text:p>
              </table:table-cell>
              <table:table-cell office:value-type="float" office:value="0.179821377135739">
                <text:p>0.179821377135739</text:p>
              </table:table-cell>
              <table:table-cell office:value-type="float" office:value="0.152594552422301">
                <text:p>0.152594552422301</text:p>
              </table:table-cell>
              <table:table-cell office:value-type="float" office:value="0.0649568035587229">
                <text:p>0.0649568035587229</text:p>
              </table:table-cell>
            </table:table-row>
            <table:table-row>
              <table:table-cell office:value-type="string">
                <text:p>12-16-2012</text:p>
                <draw:g>
                  <svg:desc>Sheet1.A36:Sheet1.A36</svg:desc>
                </draw:g>
              </table:table-cell>
              <table:table-cell office:value-type="float" office:value="0.0712739242534725">
                <text:p>0.0712739242534725</text:p>
                <draw:g>
                  <svg:desc>Sheet1.L36:Sheet1.R36</svg:desc>
                </draw:g>
              </table:table-cell>
              <table:table-cell office:value-type="float" office:value="0.18217490791438">
                <text:p>0.18217490791438</text:p>
              </table:table-cell>
              <table:table-cell office:value-type="float" office:value="0.175344241848955">
                <text:p>0.175344241848955</text:p>
              </table:table-cell>
              <table:table-cell office:value-type="float" office:value="0.174729120763642">
                <text:p>0.174729120763642</text:p>
              </table:table-cell>
              <table:table-cell office:value-type="float" office:value="0.17970179356047">
                <text:p>0.17970179356047</text:p>
              </table:table-cell>
              <table:table-cell office:value-type="float" office:value="0.151788281519035">
                <text:p>0.151788281519035</text:p>
              </table:table-cell>
              <table:table-cell office:value-type="float" office:value="0.0649877301400451">
                <text:p>0.0649877301400451</text:p>
              </table:table-cell>
            </table:table-row>
            <table:table-row>
              <table:table-cell office:value-type="string">
                <text:p>12-22-2011</text:p>
                <draw:g>
                  <svg:desc>Sheet1.A37:Sheet1.A37</svg:desc>
                </draw:g>
              </table:table-cell>
              <table:table-cell office:value-type="float" office:value="0.0734336329497375">
                <text:p>0.0734336329497375</text:p>
                <draw:g>
                  <svg:desc>Sheet1.L37:Sheet1.R37</svg:desc>
                </draw:g>
              </table:table-cell>
              <table:table-cell office:value-type="float" office:value="0.18056226943137">
                <text:p>0.18056226943137</text:p>
              </table:table-cell>
              <table:table-cell office:value-type="float" office:value="0.174146734470779">
                <text:p>0.174146734470779</text:p>
              </table:table-cell>
              <table:table-cell office:value-type="float" office:value="0.17952224783665">
                <text:p>0.17952224783665</text:p>
              </table:table-cell>
              <table:table-cell office:value-type="float" office:value="0.177927879011649">
                <text:p>0.177927879011649</text:p>
              </table:table-cell>
              <table:table-cell office:value-type="float" office:value="0.150623175230607">
                <text:p>0.150623175230607</text:p>
              </table:table-cell>
              <table:table-cell office:value-type="float" office:value="0.0637840610692076">
                <text:p>0.06378406106920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86cm" svg:height="17.8cm" xlink:href=".." xlink:type="simple" chart:class="chart:scatter" chart:style-name="ch1">
        <chart:title svg:x="11.227cm" svg:y="0.492cm" chart:style-name="ch2">
          <text:p>Fort Smith (November)</text:p>
        </chart:title>
        <chart:legend chart:legend-position="end" svg:x="24.484cm" svg:y="7.64cm" chart:style-name="ch3"/>
        <chart:plot-area chart:style-name="ch4" table:cell-range-address="Sheet1.B40:Sheet1.B46 Sheet1.A13:Sheet1.A17 Sheet1.L13:Sheet1.R17" chart:data-source-has-labels="column" svg:x="1.577cm" svg:y="2.339cm" svg:width="21.829cm" svg:height="14.097cm">
          <chartooo:coordinate-region svg:x="2.49cm" svg:y="2.551cm" svg:width="20.545cm" svg:height="13.212cm"/>
          <chart:axis chart:dimension="x" chart:name="primary-x" chart:style-name="ch5">
            <chart:title svg:x="11.349cm" svg:y="16.793cm" chart:style-name="ch6">
              <text:p>Wavelength (A)</text:p>
            </chart:title>
          </chart:axis>
          <chart:axis chart:dimension="y" chart:name="primary-y" chart:style-name="ch5">
            <chart:title svg:x="0.451cm" svg:y="11.071cm" chart:style-name="ch7">
              <text:p>Normalised Amplitude</text:p>
            </chart:title>
            <chart:grid chart:style-name="ch8" chart:class="major"/>
          </chart:axis>
          <chart:series chart:style-name="ch9" chart:values-cell-range-address="Sheet1.L13:Sheet1.R13" chart:label-cell-address="Sheet1.A13:Sheet1.A13" chart:class="chart:scatter">
            <chart:domain table:cell-range-address="Sheet1.B40:Sheet1.B46"/>
            <chart:data-point chart:repeated="7"/>
          </chart:series>
          <chart:series chart:style-name="ch10" chart:values-cell-range-address="Sheet1.L14:Sheet1.R14" chart:label-cell-address="Sheet1.A14:Sheet1.A14" chart:class="chart:scatter">
            <chart:data-point chart:repeated="7"/>
          </chart:series>
          <chart:series chart:style-name="ch11" chart:values-cell-range-address="Sheet1.L15:Sheet1.R15" chart:label-cell-address="Sheet1.A15:Sheet1.A15" chart:class="chart:scatter">
            <chart:data-point chart:repeated="7"/>
          </chart:series>
          <chart:series chart:style-name="ch12" chart:values-cell-range-address="Sheet1.L16:Sheet1.R16" chart:label-cell-address="Sheet1.A16:Sheet1.A16" chart:class="chart:scatter">
            <chart:data-point chart:repeated="7"/>
          </chart:series>
          <chart:series chart:style-name="ch13" chart:values-cell-range-address="Sheet1.L17:Sheet1.R17" chart:label-cell-address="Sheet1.A17:Sheet1.A17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16-2011</text:p>
                <draw:g>
                  <svg:desc>Sheet1.A13:Sheet1.A13</svg:desc>
                </draw:g>
              </table:table-cell>
              <table:table-cell office:value-type="float" office:value="0.0841004130799026">
                <text:p>0.0841004130799026</text:p>
                <draw:g>
                  <svg:desc>Sheet1.L13:Sheet1.R13</svg:desc>
                </draw:g>
              </table:table-cell>
              <table:table-cell office:value-type="float" office:value="0.177143627231761">
                <text:p>0.177143627231761</text:p>
              </table:table-cell>
              <table:table-cell office:value-type="float" office:value="0.161381420723993">
                <text:p>0.161381420723993</text:p>
              </table:table-cell>
              <table:table-cell office:value-type="float" office:value="0.164125006118088">
                <text:p>0.164125006118088</text:p>
              </table:table-cell>
              <table:table-cell office:value-type="float" office:value="0.171922635182929">
                <text:p>0.171922635182929</text:p>
              </table:table-cell>
              <table:table-cell office:value-type="float" office:value="0.139346246242823">
                <text:p>0.139346246242823</text:p>
              </table:table-cell>
              <table:table-cell office:value-type="float" office:value="0.101980651420503">
                <text:p>0.101980651420503</text:p>
              </table:table-cell>
            </table:table-row>
            <table:table-row>
              <table:table-cell office:value-type="string">
                <text:p>11-13-2011</text:p>
                <draw:g>
                  <svg:desc>Sheet1.A14:Sheet1.A14</svg:desc>
                </draw:g>
              </table:table-cell>
              <table:table-cell office:value-type="float" office:value="0.0729841611929027">
                <text:p>0.0729841611929027</text:p>
                <draw:g>
                  <svg:desc>Sheet1.L14:Sheet1.R14</svg:desc>
                </draw:g>
              </table:table-cell>
              <table:table-cell office:value-type="float" office:value="0.183198594074284">
                <text:p>0.183198594074284</text:p>
              </table:table-cell>
              <table:table-cell office:value-type="float" office:value="0.171399314680704">
                <text:p>0.171399314680704</text:p>
              </table:table-cell>
              <table:table-cell office:value-type="float" office:value="0.172770283059036">
                <text:p>0.172770283059036</text:p>
              </table:table-cell>
              <table:table-cell office:value-type="float" office:value="0.180957225668815">
                <text:p>0.180957225668815</text:p>
              </table:table-cell>
              <table:table-cell office:value-type="float" office:value="0.154252787488477">
                <text:p>0.154252787488477</text:p>
              </table:table-cell>
              <table:table-cell office:value-type="float" office:value="0.0644376338357822">
                <text:p>0.0644376338357822</text:p>
              </table:table-cell>
            </table:table-row>
            <table:table-row>
              <table:table-cell office:value-type="string">
                <text:p>11-06-2011</text:p>
                <draw:g>
                  <svg:desc>Sheet1.A15:Sheet1.A15</svg:desc>
                </draw:g>
              </table:table-cell>
              <table:table-cell office:value-type="float" office:value="0.0702358074562947">
                <text:p>0.0702358074562947</text:p>
                <draw:g>
                  <svg:desc>Sheet1.L15:Sheet1.R15</svg:desc>
                </draw:g>
              </table:table-cell>
              <table:table-cell office:value-type="float" office:value="0.181401347237046">
                <text:p>0.181401347237046</text:p>
              </table:table-cell>
              <table:table-cell office:value-type="float" office:value="0.171702522513893">
                <text:p>0.171702522513893</text:p>
              </table:table-cell>
              <table:table-cell office:value-type="float" office:value="0.172215143460113">
                <text:p>0.172215143460113</text:p>
              </table:table-cell>
              <table:table-cell office:value-type="float" office:value="0.18193946265306">
                <text:p>0.18193946265306</text:p>
              </table:table-cell>
              <table:table-cell office:value-type="float" office:value="0.155801257496512">
                <text:p>0.155801257496512</text:p>
              </table:table-cell>
              <table:table-cell office:value-type="float" office:value="0.0667044591830807">
                <text:p>0.0667044591830807</text:p>
              </table:table-cell>
            </table:table-row>
            <table:table-row>
              <table:table-cell office:value-type="string">
                <text:p>11-05-2011</text:p>
                <draw:g>
                  <svg:desc>Sheet1.A16:Sheet1.A16</svg:desc>
                </draw:g>
              </table:table-cell>
              <table:table-cell office:value-type="float" office:value="0.0539026497327775">
                <text:p>0.0539026497327775</text:p>
                <draw:g>
                  <svg:desc>Sheet1.L16:Sheet1.R16</svg:desc>
                </draw:g>
              </table:table-cell>
              <table:table-cell office:value-type="float" office:value="0.187544112615743">
                <text:p>0.187544112615743</text:p>
              </table:table-cell>
              <table:table-cell office:value-type="float" office:value="0.176139187192307">
                <text:p>0.176139187192307</text:p>
              </table:table-cell>
              <table:table-cell office:value-type="float" office:value="0.17721815484482">
                <text:p>0.17721815484482</text:p>
              </table:table-cell>
              <table:table-cell office:value-type="float" office:value="0.188303589000591">
                <text:p>0.188303589000591</text:p>
              </table:table-cell>
              <table:table-cell office:value-type="float" office:value="0.149625063304913">
                <text:p>0.149625063304913</text:p>
              </table:table-cell>
              <table:table-cell office:value-type="float" office:value="0.0672672433088488">
                <text:p>0.0672672433088488</text:p>
              </table:table-cell>
            </table:table-row>
            <table:table-row>
              <table:table-cell office:value-type="string">
                <text:p>10-31-2011</text:p>
                <draw:g>
                  <svg:desc>Sheet1.A17:Sheet1.A17</svg:desc>
                </draw:g>
              </table:table-cell>
              <table:table-cell office:value-type="float" office:value="0.0698635299621666">
                <text:p>0.0698635299621666</text:p>
                <draw:g>
                  <svg:desc>Sheet1.L17:Sheet1.R17</svg:desc>
                </draw:g>
              </table:table-cell>
              <table:table-cell office:value-type="float" office:value="0.184196376502007">
                <text:p>0.184196376502007</text:p>
              </table:table-cell>
              <table:table-cell office:value-type="float" office:value="0.175118138120479">
                <text:p>0.175118138120479</text:p>
              </table:table-cell>
              <table:table-cell office:value-type="float" office:value="0.17315905151618">
                <text:p>0.17315905151618</text:p>
              </table:table-cell>
              <table:table-cell office:value-type="float" office:value="0.181340593541512">
                <text:p>0.181340593541512</text:p>
              </table:table-cell>
              <table:table-cell office:value-type="float" office:value="0.152479804026362">
                <text:p>0.152479804026362</text:p>
              </table:table-cell>
              <table:table-cell office:value-type="float" office:value="0.0638425063312936">
                <text:p>0.06384250633129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3cm" svg:height="17.481cm" xlink:href=".." xlink:type="simple" chart:class="chart:scatter" chart:style-name="ch1">
        <chart:title svg:x="12.038cm" svg:y="0.485cm" chart:style-name="ch2">
          <text:p>Fort Smith (October)</text:p>
        </chart:title>
        <chart:legend chart:legend-position="end" svg:x="25.711cm" svg:y="7.48cm" chart:style-name="ch3"/>
        <chart:plot-area chart:style-name="ch4" table:cell-range-address="Sheet1.B40:Sheet1.B46 Sheet1.A18:Sheet1.A22 Sheet1.L18:Sheet1.R22" chart:data-source-has-labels="column" svg:x="1.602cm" svg:y="2.311cm" svg:width="22.981cm" svg:height="13.813cm">
          <chartooo:coordinate-region svg:x="2.514cm" svg:y="2.523cm" svg:width="21.697cm" svg:height="12.928cm"/>
          <chart:axis chart:dimension="x" chart:name="primary-x" chart:style-name="ch5">
            <chart:title svg:x="11.95cm" svg:y="16.474cm" chart:style-name="ch6">
              <text:p>Wavelength (A)</text:p>
            </chart:title>
          </chart:axis>
          <chart:axis chart:dimension="y" chart:name="primary-y" chart:style-name="ch5">
            <chart:title svg:x="0.451cm" svg:y="10.901cm" chart:style-name="ch7">
              <text:p>Normalised Amplitude</text:p>
            </chart:title>
            <chart:grid chart:style-name="ch8" chart:class="major"/>
          </chart:axis>
          <chart:series chart:style-name="ch9" chart:values-cell-range-address="Sheet1.L18:Sheet1.R18" chart:label-cell-address="Sheet1.A18:Sheet1.A18" chart:class="chart:scatter">
            <chart:domain table:cell-range-address="Sheet1.B40:Sheet1.B46"/>
            <chart:data-point chart:repeated="7"/>
          </chart:series>
          <chart:series chart:style-name="ch10" chart:values-cell-range-address="Sheet1.L19:Sheet1.R19" chart:label-cell-address="Sheet1.A19:Sheet1.A19" chart:class="chart:scatter">
            <chart:data-point chart:repeated="7"/>
          </chart:series>
          <chart:series chart:style-name="ch11" chart:values-cell-range-address="Sheet1.L20:Sheet1.R20" chart:label-cell-address="Sheet1.A20:Sheet1.A20" chart:class="chart:scatter">
            <chart:data-point chart:repeated="7"/>
          </chart:series>
          <chart:series chart:style-name="ch12" chart:values-cell-range-address="Sheet1.L21:Sheet1.R21" chart:label-cell-address="Sheet1.A21:Sheet1.A21" chart:class="chart:scatter">
            <chart:data-point chart:repeated="7"/>
          </chart:series>
          <chart:series chart:style-name="ch13" chart:values-cell-range-address="Sheet1.L22:Sheet1.R22" chart:label-cell-address="Sheet1.A22:Sheet1.A22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0-30-2011</text:p>
                <draw:g>
                  <svg:desc>Sheet1.A18:Sheet1.A18</svg:desc>
                </draw:g>
              </table:table-cell>
              <table:table-cell office:value-type="float" office:value="0.0717811824702259">
                <text:p>0.0717811824702259</text:p>
                <draw:g>
                  <svg:desc>Sheet1.L18:Sheet1.R18</svg:desc>
                </draw:g>
              </table:table-cell>
              <table:table-cell office:value-type="float" office:value="0.181647947403839">
                <text:p>0.181647947403839</text:p>
              </table:table-cell>
              <table:table-cell office:value-type="float" office:value="0.170705175884583">
                <text:p>0.170705175884583</text:p>
              </table:table-cell>
              <table:table-cell office:value-type="float" office:value="0.168489843975131">
                <text:p>0.168489843975131</text:p>
              </table:table-cell>
              <table:table-cell office:value-type="float" office:value="0.181412098492977">
                <text:p>0.181412098492977</text:p>
              </table:table-cell>
              <table:table-cell office:value-type="float" office:value="0.156904409921474">
                <text:p>0.156904409921474</text:p>
              </table:table-cell>
              <table:table-cell office:value-type="float" office:value="0.0690593418517703">
                <text:p>0.0690593418517703</text:p>
              </table:table-cell>
            </table:table-row>
            <table:table-row>
              <table:table-cell office:value-type="string">
                <text:p>10-24-2011</text:p>
                <draw:g>
                  <svg:desc>Sheet1.A19:Sheet1.A19</svg:desc>
                </draw:g>
              </table:table-cell>
              <table:table-cell office:value-type="float" office:value="0.0715246134921843">
                <text:p>0.0715246134921843</text:p>
                <draw:g>
                  <svg:desc>Sheet1.L19:Sheet1.R19</svg:desc>
                </draw:g>
              </table:table-cell>
              <table:table-cell office:value-type="float" office:value="0.183196136985186">
                <text:p>0.183196136985186</text:p>
              </table:table-cell>
              <table:table-cell office:value-type="float" office:value="0.172919050556269">
                <text:p>0.172919050556269</text:p>
              </table:table-cell>
              <table:table-cell office:value-type="float" office:value="0.172003527632805">
                <text:p>0.172003527632805</text:p>
              </table:table-cell>
              <table:table-cell office:value-type="float" office:value="0.179014793483991">
                <text:p>0.179014793483991</text:p>
              </table:table-cell>
              <table:table-cell office:value-type="float" office:value="0.156032435200791">
                <text:p>0.156032435200791</text:p>
              </table:table-cell>
              <table:table-cell office:value-type="float" office:value="0.0653094426487745">
                <text:p>0.0653094426487745</text:p>
              </table:table-cell>
            </table:table-row>
            <table:table-row>
              <table:table-cell office:value-type="string">
                <text:p>10-23-2011</text:p>
                <draw:g>
                  <svg:desc>Sheet1.A20:Sheet1.A20</svg:desc>
                </draw:g>
              </table:table-cell>
              <table:table-cell office:value-type="float" office:value="0.0720442657583342">
                <text:p>0.0720442657583342</text:p>
                <draw:g>
                  <svg:desc>Sheet1.L20:Sheet1.R20</svg:desc>
                </draw:g>
              </table:table-cell>
              <table:table-cell office:value-type="float" office:value="0.185732777651806">
                <text:p>0.185732777651806</text:p>
              </table:table-cell>
              <table:table-cell office:value-type="float" office:value="0.174394394564529">
                <text:p>0.174394394564529</text:p>
              </table:table-cell>
              <table:table-cell office:value-type="float" office:value="0.171079117404268">
                <text:p>0.171079117404268</text:p>
              </table:table-cell>
              <table:table-cell office:value-type="float" office:value="0.178354764979394">
                <text:p>0.178354764979394</text:p>
              </table:table-cell>
              <table:table-cell office:value-type="float" office:value="0.152758662115218">
                <text:p>0.152758662115218</text:p>
              </table:table-cell>
              <table:table-cell office:value-type="float" office:value="0.0656360175264498">
                <text:p>0.0656360175264498</text:p>
              </table:table-cell>
            </table:table-row>
            <table:table-row>
              <table:table-cell office:value-type="string">
                <text:p>10-21-2011</text:p>
                <draw:g>
                  <svg:desc>Sheet1.A21:Sheet1.A21</svg:desc>
                </draw:g>
              </table:table-cell>
              <table:table-cell office:value-type="float" office:value="0.0710964452987713">
                <text:p>0.0710964452987713</text:p>
                <draw:g>
                  <svg:desc>Sheet1.L21:Sheet1.R21</svg:desc>
                </draw:g>
              </table:table-cell>
              <table:table-cell office:value-type="float" office:value="0.183639839048637">
                <text:p>0.183639839048637</text:p>
              </table:table-cell>
              <table:table-cell office:value-type="float" office:value="0.174951226859655">
                <text:p>0.174951226859655</text:p>
              </table:table-cell>
              <table:table-cell office:value-type="float" office:value="0.17264167521392">
                <text:p>0.17264167521392</text:p>
              </table:table-cell>
              <table:table-cell office:value-type="float" office:value="0.179445707605024">
                <text:p>0.179445707605024</text:p>
              </table:table-cell>
              <table:table-cell office:value-type="float" office:value="0.152719102574218">
                <text:p>0.152719102574218</text:p>
              </table:table-cell>
              <table:table-cell office:value-type="float" office:value="0.0655060033997748">
                <text:p>0.0655060033997748</text:p>
              </table:table-cell>
            </table:table-row>
            <table:table-row>
              <table:table-cell office:value-type="string">
                <text:p>10-18-2011</text:p>
                <draw:g>
                  <svg:desc>Sheet1.A22:Sheet1.A22</svg:desc>
                </draw:g>
              </table:table-cell>
              <table:table-cell office:value-type="float" office:value="0.0687917116742698">
                <text:p>0.0687917116742698</text:p>
                <draw:g>
                  <svg:desc>Sheet1.L22:Sheet1.R22</svg:desc>
                </draw:g>
              </table:table-cell>
              <table:table-cell office:value-type="float" office:value="0.188030493427093">
                <text:p>0.188030493427093</text:p>
              </table:table-cell>
              <table:table-cell office:value-type="float" office:value="0.176050792754609">
                <text:p>0.176050792754609</text:p>
              </table:table-cell>
              <table:table-cell office:value-type="float" office:value="0.172690333967851">
                <text:p>0.172690333967851</text:p>
              </table:table-cell>
              <table:table-cell office:value-type="float" office:value="0.177873968255835">
                <text:p>0.177873968255835</text:p>
              </table:table-cell>
              <table:table-cell office:value-type="float" office:value="0.153036632758216">
                <text:p>0.153036632758216</text:p>
              </table:table-cell>
              <table:table-cell office:value-type="float" office:value="0.063526067162126">
                <text:p>0.0635260671621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33cm" svg:height="15.276cm" xlink:href=".." xlink:type="simple" chart:class="chart:scatter" chart:style-name="ch1">
        <chart:title svg:x="11.415cm" svg:y="0.441cm" chart:style-name="ch2">
          <text:p>Pinawa </text:p>
        </chart:title>
        <chart:legend chart:legend-position="end" svg:x="22.031cm" svg:y="6.616cm" chart:style-name="ch3"/>
        <chart:plot-area chart:style-name="ch4" table:cell-range-address="Sheet1.B40:Sheet1.B46 Sheet1.A7:Sheet1.H10" chart:data-source-has-labels="column" svg:x="1.528cm" svg:y="2.135cm" svg:width="19.523cm" svg:height="11.828cm">
          <chartooo:coordinate-region svg:x="2.521cm" svg:y="2.347cm" svg:width="18.159cm" svg:height="10.943cm"/>
          <chart:axis chart:dimension="x" chart:name="primary-x" chart:style-name="ch5">
            <chart:title svg:x="10.147cm" svg:y="14.269cm" chart:style-name="ch6">
              <text:p>Wavelength (Å)</text:p>
            </chart:title>
          </chart:axis>
          <chart:axis chart:dimension="y" chart:name="primary-y" chart:style-name="ch5">
            <chart:title svg:x="0.451cm" svg:y="9.006cm" chart:style-name="ch7">
              <text:p>Raw Counts</text:p>
            </chart:title>
            <chart:grid chart:style-name="ch8" chart:class="major"/>
          </chart:axis>
          <chart:series chart:style-name="ch9" chart:values-cell-range-address="Sheet1.B7:Sheet1.H7" chart:label-cell-address="Sheet1.A7:Sheet1.A7" chart:class="chart:scatter">
            <chart:domain table:cell-range-address="Sheet1.B40:Sheet1.B46"/>
            <chart:data-point chart:repeated="7"/>
          </chart:series>
          <chart:series chart:style-name="ch10" chart:values-cell-range-address="Sheet1.B8:Sheet1.H8" chart:label-cell-address="Sheet1.A8:Sheet1.A8" chart:class="chart:scatter">
            <chart:data-point chart:repeated="7"/>
          </chart:series>
          <chart:series chart:style-name="ch11" chart:values-cell-range-address="Sheet1.B9:Sheet1.H9" chart:label-cell-address="Sheet1.A9:Sheet1.A9" chart:class="chart:scatter">
            <chart:data-point chart:repeated="7"/>
          </chart:series>
          <chart:series chart:style-name="ch12" chart:values-cell-range-address="Sheet1.B10:Sheet1.H10" chart:label-cell-address="Sheet1.A10:Sheet1.A10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2-09-2011</text:p>
                <draw:g>
                  <svg:desc>Sheet1.A7:Sheet1.A7</svg:desc>
                </draw:g>
              </table:table-cell>
              <table:table-cell office:value-type="float" office:value="1179.12">
                <text:p>1179.12</text:p>
                <draw:g>
                  <svg:desc>Sheet1.B7:Sheet1.H7</svg:desc>
                </draw:g>
              </table:table-cell>
              <table:table-cell office:value-type="float" office:value="2573.65">
                <text:p>2573.65</text:p>
              </table:table-cell>
              <table:table-cell office:value-type="float" office:value="2292.82">
                <text:p>2292.82</text:p>
              </table:table-cell>
              <table:table-cell office:value-type="float" office:value="2400.45">
                <text:p>2400.45</text:p>
              </table:table-cell>
              <table:table-cell office:value-type="float" office:value="2593.05">
                <text:p>2593.05</text:p>
              </table:table-cell>
              <table:table-cell office:value-type="float" office:value="2409.87">
                <text:p>2409.87</text:p>
              </table:table-cell>
              <table:table-cell office:value-type="float" office:value="1191.49">
                <text:p>1191.49</text:p>
              </table:table-cell>
            </table:table-row>
            <table:table-row>
              <table:table-cell office:value-type="string">
                <text:p>12-12-2011</text:p>
                <draw:g>
                  <svg:desc>Sheet1.A8:Sheet1.A8</svg:desc>
                </draw:g>
              </table:table-cell>
              <table:table-cell office:value-type="float" office:value="1083.47">
                <text:p>1083.47</text:p>
                <draw:g>
                  <svg:desc>Sheet1.B8:Sheet1.H8</svg:desc>
                </draw:g>
              </table:table-cell>
              <table:table-cell office:value-type="float" office:value="2426.65">
                <text:p>2426.65</text:p>
              </table:table-cell>
              <table:table-cell office:value-type="float" office:value="2096.66">
                <text:p>2096.66</text:p>
              </table:table-cell>
              <table:table-cell office:value-type="float" office:value="2181.44">
                <text:p>2181.44</text:p>
              </table:table-cell>
              <table:table-cell office:value-type="float" office:value="2367.09">
                <text:p>2367.09</text:p>
              </table:table-cell>
              <table:table-cell office:value-type="float" office:value="2265.96">
                <text:p>2265.96</text:p>
              </table:table-cell>
              <table:table-cell office:value-type="float" office:value="1117.47">
                <text:p>1117.47</text:p>
              </table:table-cell>
            </table:table-row>
            <table:table-row>
              <table:table-cell office:value-type="string">
                <text:p>12-16-2011</text:p>
                <draw:g>
                  <svg:desc>Sheet1.A9:Sheet1.A9</svg:desc>
                </draw:g>
              </table:table-cell>
              <table:table-cell office:value-type="float" office:value="969.687">
                <text:p>969.687</text:p>
                <draw:g>
                  <svg:desc>Sheet1.B9:Sheet1.H9</svg:desc>
                </draw:g>
              </table:table-cell>
              <table:table-cell office:value-type="float" office:value="2274.13">
                <text:p>2274.13</text:p>
              </table:table-cell>
              <table:table-cell office:value-type="float" office:value="1973.32">
                <text:p>1973.32</text:p>
              </table:table-cell>
              <table:table-cell office:value-type="float" office:value="2003.71">
                <text:p>2003.71</text:p>
              </table:table-cell>
              <table:table-cell office:value-type="float" office:value="2115.43">
                <text:p>2115.43</text:p>
              </table:table-cell>
              <table:table-cell office:value-type="float" office:value="1834.99">
                <text:p>1834.99</text:p>
              </table:table-cell>
              <table:table-cell office:value-type="float" office:value="809.263">
                <text:p>809.263</text:p>
              </table:table-cell>
            </table:table-row>
            <table:table-row>
              <table:table-cell office:value-type="string">
                <text:p>01-06-2012</text:p>
                <draw:g>
                  <svg:desc>Sheet1.A10:Sheet1.A10</svg:desc>
                </draw:g>
              </table:table-cell>
              <table:table-cell office:value-type="float" office:value="964.495">
                <text:p>964.495</text:p>
                <draw:g>
                  <svg:desc>Sheet1.B10:Sheet1.H10</svg:desc>
                </draw:g>
              </table:table-cell>
              <table:table-cell office:value-type="float" office:value="2179.62">
                <text:p>2179.62</text:p>
              </table:table-cell>
              <table:table-cell office:value-type="float" office:value="1873.53">
                <text:p>1873.53</text:p>
              </table:table-cell>
              <table:table-cell office:value-type="float" office:value="1926.81">
                <text:p>1926.81</text:p>
              </table:table-cell>
              <table:table-cell office:value-type="float" office:value="2084.74">
                <text:p>2084.74</text:p>
              </table:table-cell>
              <table:table-cell office:value-type="float" office:value="1984.5">
                <text:p>1984.5</text:p>
              </table:table-cell>
              <table:table-cell office:value-type="float" office:value="936.846">
                <text:p>936.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17cm" chart:symbol-height="0.17cm">
        <chart:symbol-image xlink:href="Pictures/100002000000000A0000000A1F4FBE6C.gif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31cm" svg:height="15.621cm" xlink:href=".." xlink:type="simple" chart:class="chart:scatter" chart:style-name="ch1">
        <chart:title svg:x="10.913cm" svg:y="0.448cm" chart:style-name="ch2">
          <text:p>Athabasca</text:p>
        </chart:title>
        <chart:legend chart:legend-position="end" svg:x="21.529cm" svg:y="6.55cm" chart:style-name="ch3"/>
        <chart:plot-area chart:style-name="ch4" table:cell-range-address="Sheet1.B40:Sheet1.B46 Sheet1.A25:Sheet1.H29" chart:data-source-has-labels="column" svg:x="1.518cm" svg:y="2.163cm" svg:width="19.051cm" svg:height="12.138cm">
          <chartooo:coordinate-region svg:x="2.51cm" svg:y="2.375cm" svg:width="17.687cm" svg:height="11.253cm"/>
          <chart:axis chart:dimension="x" chart:name="primary-x" chart:style-name="ch5">
            <chart:title svg:x="9.861cm" svg:y="14.614cm" chart:style-name="ch6">
              <text:p>Wavelength (Å) </text:p>
            </chart:title>
          </chart:axis>
          <chart:axis chart:dimension="y" chart:name="primary-y" chart:style-name="ch5">
            <chart:title svg:x="0.451cm" svg:y="9.189cm" chart:style-name="ch7">
              <text:p>Raw Counts</text:p>
            </chart:title>
            <chart:grid chart:style-name="ch8" chart:class="major"/>
          </chart:axis>
          <chart:series chart:style-name="ch9" chart:values-cell-range-address="Sheet1.B25:Sheet1.H25" chart:label-cell-address="Sheet1.A25:Sheet1.A25" chart:class="chart:scatter">
            <chart:domain table:cell-range-address="Sheet1.B40:Sheet1.B46"/>
            <chart:data-point chart:repeated="7"/>
          </chart:series>
          <chart:series chart:style-name="ch10" chart:values-cell-range-address="Sheet1.B26:Sheet1.H26" chart:label-cell-address="Sheet1.A26:Sheet1.A26" chart:class="chart:scatter">
            <chart:data-point chart:repeated="7"/>
          </chart:series>
          <chart:series chart:style-name="ch11" chart:values-cell-range-address="Sheet1.B27:Sheet1.H27" chart:label-cell-address="Sheet1.A27:Sheet1.A27" chart:class="chart:scatter">
            <chart:data-point chart:repeated="7"/>
          </chart:series>
          <chart:series chart:style-name="ch12" chart:values-cell-range-address="Sheet1.B29:Sheet1.H29" chart:label-cell-address="Sheet1.A29:Sheet1.A29" chart:class="chart:scatter">
            <chart:data-point chart:repeated="7"/>
          </chart:series>
          <chart:series chart:style-name="ch13" chart:values-cell-range-address="Sheet1.B28:Sheet1.H28" chart:label-cell-address="Sheet1.A28:Sheet1.A28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3-2011</text:p>
                <draw:g>
                  <svg:desc>Sheet1.A25:Sheet1.A25</svg:desc>
                </draw:g>
              </table:table-cell>
              <table:table-cell office:value-type="float" office:value="980.602">
                <text:p>980.602</text:p>
                <draw:g>
                  <svg:desc>Sheet1.B25:Sheet1.H25</svg:desc>
                </draw:g>
              </table:table-cell>
              <table:table-cell office:value-type="float" office:value="2057.85">
                <text:p>2057.85</text:p>
              </table:table-cell>
              <table:table-cell office:value-type="float" office:value="1813.01">
                <text:p>1813.01</text:p>
              </table:table-cell>
              <table:table-cell office:value-type="float" office:value="1806.14">
                <text:p>1806.14</text:p>
              </table:table-cell>
              <table:table-cell office:value-type="float" office:value="1950.44">
                <text:p>1950.44</text:p>
              </table:table-cell>
              <table:table-cell office:value-type="float" office:value="1753.57">
                <text:p>1753.57</text:p>
              </table:table-cell>
              <table:table-cell office:value-type="float" office:value="822.766">
                <text:p>822.766</text:p>
              </table:table-cell>
            </table:table-row>
            <table:table-row>
              <table:table-cell office:value-type="string">
                <text:p>11-24-2011</text:p>
                <draw:g>
                  <svg:desc>Sheet1.A26:Sheet1.A26</svg:desc>
                </draw:g>
              </table:table-cell>
              <table:table-cell office:value-type="float" office:value="1742.54">
                <text:p>1742.54</text:p>
                <draw:g>
                  <svg:desc>Sheet1.B26:Sheet1.H26</svg:desc>
                </draw:g>
              </table:table-cell>
              <table:table-cell office:value-type="float" office:value="3662.67">
                <text:p>3662.67</text:p>
              </table:table-cell>
              <table:table-cell office:value-type="float" office:value="3288.5">
                <text:p>3288.5</text:p>
              </table:table-cell>
              <table:table-cell office:value-type="float" office:value="3324.14">
                <text:p>3324.14</text:p>
              </table:table-cell>
              <table:table-cell office:value-type="float" office:value="3722.18">
                <text:p>3722.18</text:p>
              </table:table-cell>
              <table:table-cell office:value-type="float" office:value="3451.47">
                <text:p>3451.47</text:p>
              </table:table-cell>
              <table:table-cell office:value-type="float" office:value="1713.38">
                <text:p>1713.38</text:p>
              </table:table-cell>
            </table:table-row>
            <table:table-row>
              <table:table-cell office:value-type="string">
                <text:p>11-26-2011</text:p>
                <draw:g>
                  <svg:desc>Sheet1.A27:Sheet1.A27</svg:desc>
                </draw:g>
              </table:table-cell>
              <table:table-cell office:value-type="float" office:value="1618.59">
                <text:p>1618.59</text:p>
                <draw:g>
                  <svg:desc>Sheet1.B27:Sheet1.H27</svg:desc>
                </draw:g>
              </table:table-cell>
              <table:table-cell office:value-type="float" office:value="3373.48">
                <text:p>3373.48</text:p>
              </table:table-cell>
              <table:table-cell office:value-type="float" office:value="2939.36">
                <text:p>2939.36</text:p>
              </table:table-cell>
              <table:table-cell office:value-type="float" office:value="2910.94">
                <text:p>2910.94</text:p>
              </table:table-cell>
              <table:table-cell office:value-type="float" office:value="3146.79">
                <text:p>3146.79</text:p>
              </table:table-cell>
              <table:table-cell office:value-type="float" office:value="2846.55">
                <text:p>2846.55</text:p>
              </table:table-cell>
              <table:table-cell office:value-type="float" office:value="1383.11">
                <text:p>1383.11</text:p>
              </table:table-cell>
            </table:table-row>
            <table:table-row>
              <table:table-cell office:value-type="string">
                <text:p>12-15-2011</text:p>
                <draw:g>
                  <svg:desc>Sheet1.A29:Sheet1.A29</svg:desc>
                </draw:g>
              </table:table-cell>
              <table:table-cell office:value-type="float" office:value="1401.09">
                <text:p>1401.09</text:p>
                <draw:g>
                  <svg:desc>Sheet1.B29:Sheet1.H29</svg:desc>
                </draw:g>
              </table:table-cell>
              <table:table-cell office:value-type="float" office:value="2950.17">
                <text:p>2950.17</text:p>
              </table:table-cell>
              <table:table-cell office:value-type="float" office:value="2599.56">
                <text:p>2599.56</text:p>
              </table:table-cell>
              <table:table-cell office:value-type="float" office:value="2653.05">
                <text:p>2653.05</text:p>
              </table:table-cell>
              <table:table-cell office:value-type="float" office:value="2903.83">
                <text:p>2903.83</text:p>
              </table:table-cell>
              <table:table-cell office:value-type="float" office:value="2623.25">
                <text:p>2623.25</text:p>
              </table:table-cell>
              <table:table-cell office:value-type="float" office:value="1256.49">
                <text:p>1256.49</text:p>
              </table:table-cell>
            </table:table-row>
            <table:table-row>
              <table:table-cell office:value-type="string">
                <text:p>12-01-2011</text:p>
                <draw:g>
                  <svg:desc>Sheet1.A28:Sheet1.A28</svg:desc>
                </draw:g>
              </table:table-cell>
              <table:table-cell office:value-type="float" office:value="1368.1">
                <text:p>1368.1</text:p>
                <draw:g>
                  <svg:desc>Sheet1.B28:Sheet1.H28</svg:desc>
                </draw:g>
              </table:table-cell>
              <table:table-cell office:value-type="float" office:value="2944.95">
                <text:p>2944.95</text:p>
              </table:table-cell>
              <table:table-cell office:value-type="float" office:value="2654.21">
                <text:p>2654.21</text:p>
              </table:table-cell>
              <table:table-cell office:value-type="float" office:value="2689.83">
                <text:p>2689.83</text:p>
              </table:table-cell>
              <table:table-cell office:value-type="float" office:value="3083.27">
                <text:p>3083.27</text:p>
              </table:table-cell>
              <table:table-cell office:value-type="float" office:value="2726.23">
                <text:p>2726.23</text:p>
              </table:table-cell>
              <table:table-cell office:value-type="float" office:value="1240.4">
                <text:p>124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5cm" chart:symbol-height="0.1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24cm" svg:height="14.354cm" xlink:href=".." xlink:type="simple" chart:class="chart:scatter" chart:style-name="ch1">
        <chart:title svg:x="9.497cm" svg:y="0.423cm" chart:style-name="ch2">
          <text:p>Gillam</text:p>
        </chart:title>
        <chart:legend chart:legend-position="end" svg:x="17.822cm" svg:y="5.679cm" chart:style-name="ch3"/>
        <chart:plot-area chart:style-name="ch4" table:cell-range-address="Sheet1.B40:Sheet1.B46 Sheet1.A32:Sheet1.H37" chart:data-source-has-labels="column" svg:x="1.444cm" svg:y="2.063cm" svg:width="15.566cm" svg:height="10.996cm">
          <chartooo:coordinate-region svg:x="2.437cm" svg:y="2.275cm" svg:width="14.202cm" svg:height="10.111cm"/>
          <chart:axis chart:dimension="x" chart:name="primary-x" chart:style-name="ch5">
            <chart:title svg:x="8.085cm" svg:y="13.347cm" chart:style-name="ch6">
              <text:p>Wavelength (Å)</text:p>
            </chart:title>
          </chart:axis>
          <chart:axis chart:dimension="y" chart:name="primary-y" chart:style-name="ch5">
            <chart:title svg:x="0.451cm" svg:y="8.518cm" chart:style-name="ch7">
              <text:p>Raw Counts</text:p>
            </chart:title>
            <chart:grid chart:style-name="ch8" chart:class="major"/>
          </chart:axis>
          <chart:series chart:style-name="ch9" chart:values-cell-range-address="Sheet1.B32:Sheet1.H32" chart:label-cell-address="Sheet1.A32:Sheet1.A32" chart:class="chart:scatter">
            <chart:domain table:cell-range-address="Sheet1.B40:Sheet1.B46"/>
            <chart:data-point chart:repeated="7"/>
          </chart:series>
          <chart:series chart:style-name="ch10" chart:values-cell-range-address="Sheet1.B33:Sheet1.H33" chart:label-cell-address="Sheet1.A33:Sheet1.A33" chart:class="chart:scatter">
            <chart:data-point chart:repeated="7"/>
          </chart:series>
          <chart:series chart:style-name="ch11" chart:values-cell-range-address="Sheet1.B34:Sheet1.H34" chart:label-cell-address="Sheet1.A34:Sheet1.A34" chart:class="chart:scatter">
            <chart:data-point chart:repeated="7"/>
          </chart:series>
          <chart:series chart:style-name="ch12" chart:values-cell-range-address="Sheet1.B35:Sheet1.H35" chart:label-cell-address="Sheet1.A35:Sheet1.A35" chart:class="chart:scatter">
            <chart:data-point chart:repeated="7"/>
          </chart:series>
          <chart:series chart:style-name="ch13" chart:values-cell-range-address="Sheet1.B36:Sheet1.H36" chart:label-cell-address="Sheet1.A36:Sheet1.A36" chart:class="chart:scatter">
            <chart:data-point chart:repeated="7"/>
          </chart:series>
          <chart:series chart:style-name="ch14" chart:values-cell-range-address="Sheet1.B37:Sheet1.H37" chart:label-cell-address="Sheet1.A37:Sheet1.A37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0-2011</text:p>
                <draw:g>
                  <svg:desc>Sheet1.A32:Sheet1.A32</svg:desc>
                </draw:g>
              </table:table-cell>
              <table:table-cell office:value-type="float" office:value="423.029">
                <text:p>423.029</text:p>
                <draw:g>
                  <svg:desc>Sheet1.B32:Sheet1.H32</svg:desc>
                </draw:g>
              </table:table-cell>
              <table:table-cell office:value-type="float" office:value="1143.2">
                <text:p>1143.2</text:p>
              </table:table-cell>
              <table:table-cell office:value-type="float" office:value="1068.48">
                <text:p>1068.48</text:p>
              </table:table-cell>
              <table:table-cell office:value-type="float" office:value="1049.35">
                <text:p>1049.35</text:p>
              </table:table-cell>
              <table:table-cell office:value-type="float" office:value="1109.92">
                <text:p>1109.92</text:p>
              </table:table-cell>
              <table:table-cell office:value-type="float" office:value="962.676">
                <text:p>962.676</text:p>
              </table:table-cell>
              <table:table-cell office:value-type="float" office:value="380.046">
                <text:p>380.046</text:p>
              </table:table-cell>
            </table:table-row>
            <table:table-row>
              <table:table-cell office:value-type="string">
                <text:p>11-06-2011</text:p>
                <draw:g>
                  <svg:desc>Sheet1.A33:Sheet1.A33</svg:desc>
                </draw:g>
              </table:table-cell>
              <table:table-cell office:value-type="float" office:value="520.159">
                <text:p>520.159</text:p>
                <draw:g>
                  <svg:desc>Sheet1.B33:Sheet1.H33</svg:desc>
                </draw:g>
              </table:table-cell>
              <table:table-cell office:value-type="float" office:value="1366.4">
                <text:p>1366.4</text:p>
              </table:table-cell>
              <table:table-cell office:value-type="float" office:value="1287.88">
                <text:p>1287.88</text:p>
              </table:table-cell>
              <table:table-cell office:value-type="float" office:value="1317.83">
                <text:p>1317.83</text:p>
              </table:table-cell>
              <table:table-cell office:value-type="float" office:value="1353.79">
                <text:p>1353.79</text:p>
              </table:table-cell>
              <table:table-cell office:value-type="float" office:value="1166.33">
                <text:p>1166.33</text:p>
              </table:table-cell>
              <table:table-cell office:value-type="float" office:value="563.273">
                <text:p>563.273</text:p>
              </table:table-cell>
            </table:table-row>
            <table:table-row>
              <table:table-cell office:value-type="string">
                <text:p>10-28-2011</text:p>
                <draw:g>
                  <svg:desc>Sheet1.A34:Sheet1.A34</svg:desc>
                </draw:g>
              </table:table-cell>
              <table:table-cell office:value-type="float" office:value="402.24">
                <text:p>402.24</text:p>
                <draw:g>
                  <svg:desc>Sheet1.B34:Sheet1.H34</svg:desc>
                </draw:g>
              </table:table-cell>
              <table:table-cell office:value-type="float" office:value="1022.53">
                <text:p>1022.53</text:p>
              </table:table-cell>
              <table:table-cell office:value-type="float" office:value="965.863">
                <text:p>965.863</text:p>
              </table:table-cell>
              <table:table-cell office:value-type="float" office:value="944.399">
                <text:p>944.399</text:p>
              </table:table-cell>
              <table:table-cell office:value-type="float" office:value="982.06">
                <text:p>982.06</text:p>
              </table:table-cell>
              <table:table-cell office:value-type="float" office:value="839.577">
                <text:p>839.577</text:p>
              </table:table-cell>
              <table:table-cell office:value-type="float" office:value="346.731">
                <text:p>346.731</text:p>
              </table:table-cell>
            </table:table-row>
            <table:table-row>
              <table:table-cell office:value-type="string">
                <text:p>12-13-2011</text:p>
                <draw:g>
                  <svg:desc>Sheet1.A35:Sheet1.A35</svg:desc>
                </draw:g>
              </table:table-cell>
              <table:table-cell office:value-type="float" office:value="368.313">
                <text:p>368.313</text:p>
                <draw:g>
                  <svg:desc>Sheet1.B35:Sheet1.H35</svg:desc>
                </draw:g>
              </table:table-cell>
              <table:table-cell office:value-type="float" office:value="963.903">
                <text:p>963.903</text:p>
              </table:table-cell>
              <table:table-cell office:value-type="float" office:value="915.497">
                <text:p>915.497</text:p>
              </table:table-cell>
              <table:table-cell office:value-type="float" office:value="911.458">
                <text:p>911.458</text:p>
              </table:table-cell>
              <table:table-cell office:value-type="float" office:value="942.683">
                <text:p>942.683</text:p>
              </table:table-cell>
              <table:table-cell office:value-type="float" office:value="799.951">
                <text:p>799.951</text:p>
              </table:table-cell>
              <table:table-cell office:value-type="float" office:value="340.525">
                <text:p>340.525</text:p>
              </table:table-cell>
            </table:table-row>
            <table:table-row>
              <table:table-cell office:value-type="string">
                <text:p>12-16-2012</text:p>
                <draw:g>
                  <svg:desc>Sheet1.A36:Sheet1.A36</svg:desc>
                </draw:g>
              </table:table-cell>
              <table:table-cell office:value-type="float" office:value="361.166">
                <text:p>361.166</text:p>
                <draw:g>
                  <svg:desc>Sheet1.B36:Sheet1.H36</svg:desc>
                </draw:g>
              </table:table-cell>
              <table:table-cell office:value-type="float" office:value="923.134">
                <text:p>923.134</text:p>
              </table:table-cell>
              <table:table-cell office:value-type="float" office:value="888.521">
                <text:p>888.521</text:p>
              </table:table-cell>
              <table:table-cell office:value-type="float" office:value="885.404">
                <text:p>885.404</text:p>
              </table:table-cell>
              <table:table-cell office:value-type="float" office:value="910.602">
                <text:p>910.602</text:p>
              </table:table-cell>
              <table:table-cell office:value-type="float" office:value="769.156">
                <text:p>769.156</text:p>
              </table:table-cell>
              <table:table-cell office:value-type="float" office:value="329.312">
                <text:p>329.312</text:p>
              </table:table-cell>
            </table:table-row>
            <table:table-row>
              <table:table-cell office:value-type="string">
                <text:p>12-22-2011</text:p>
                <draw:g>
                  <svg:desc>Sheet1.A37:Sheet1.A37</svg:desc>
                </draw:g>
              </table:table-cell>
              <table:table-cell office:value-type="float" office:value="355.016">
                <text:p>355.016</text:p>
                <draw:g>
                  <svg:desc>Sheet1.B37:Sheet1.H37</svg:desc>
                </draw:g>
              </table:table-cell>
              <table:table-cell office:value-type="float" office:value="872.931">
                <text:p>872.931</text:p>
              </table:table-cell>
              <table:table-cell office:value-type="float" office:value="841.915">
                <text:p>841.915</text:p>
              </table:table-cell>
              <table:table-cell office:value-type="float" office:value="867.903">
                <text:p>867.903</text:p>
              </table:table-cell>
              <table:table-cell office:value-type="float" office:value="860.195">
                <text:p>860.195</text:p>
              </table:table-cell>
              <table:table-cell office:value-type="float" office:value="728.19">
                <text:p>728.19</text:p>
              </table:table-cell>
              <table:table-cell office:value-type="float" office:value="308.365">
                <text:p>308.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cm" svg:height="13.342cm" xlink:href=".." xlink:type="simple" chart:class="chart:scatter" chart:style-name="ch1">
        <chart:title svg:x="8cm" svg:y="0.402cm" chart:style-name="ch2">
          <text:p>Fort Smith November 2011</text:p>
        </chart:title>
        <chart:legend chart:legend-position="end" svg:x="18.798cm" svg:y="5.411cm" chart:style-name="ch3"/>
        <chart:plot-area chart:style-name="ch4" table:cell-range-address="Sheet1.B40:Sheet1.B46 Sheet1.A13:Sheet1.H17" chart:data-source-has-labels="column" svg:x="1.464cm" svg:y="1.979cm" svg:width="16.482cm" svg:height="10.089cm">
          <chartooo:coordinate-region svg:x="2.456cm" svg:y="2.191cm" svg:width="15.118cm" svg:height="9.204cm"/>
          <chart:axis chart:dimension="x" chart:name="primary-x" chart:style-name="ch5">
            <chart:title svg:x="8.563cm" svg:y="12.335cm" chart:style-name="ch6">
              <text:p>Wavelength (Å)</text:p>
            </chart:title>
          </chart:axis>
          <chart:axis chart:dimension="y" chart:name="primary-y" chart:style-name="ch5">
            <chart:title svg:x="0.451cm" svg:y="7.98cm" chart:style-name="ch7">
              <text:p>Raw Counts</text:p>
            </chart:title>
            <chart:grid chart:style-name="ch8" chart:class="major"/>
          </chart:axis>
          <chart:series chart:style-name="ch9" chart:values-cell-range-address="Sheet1.B13:Sheet1.H13" chart:label-cell-address="Sheet1.A13:Sheet1.A13" chart:class="chart:scatter">
            <chart:domain table:cell-range-address="Sheet1.B40:Sheet1.B46"/>
            <chart:data-point chart:repeated="7"/>
          </chart:series>
          <chart:series chart:style-name="ch10" chart:values-cell-range-address="Sheet1.B14:Sheet1.H14" chart:label-cell-address="Sheet1.A14:Sheet1.A14" chart:class="chart:scatter">
            <chart:data-point chart:repeated="7"/>
          </chart:series>
          <chart:series chart:style-name="ch11" chart:values-cell-range-address="Sheet1.B15:Sheet1.H15" chart:label-cell-address="Sheet1.A15:Sheet1.A15" chart:class="chart:scatter">
            <chart:data-point chart:repeated="7"/>
          </chart:series>
          <chart:series chart:style-name="ch12" chart:values-cell-range-address="Sheet1.B16:Sheet1.H16" chart:label-cell-address="Sheet1.A16:Sheet1.A16" chart:class="chart:scatter">
            <chart:data-point chart:repeated="7"/>
          </chart:series>
          <chart:series chart:style-name="ch13" chart:values-cell-range-address="Sheet1.B17:Sheet1.H17" chart:label-cell-address="Sheet1.A17:Sheet1.A17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16-2011</text:p>
                <draw:g>
                  <svg:desc>Sheet1.A13:Sheet1.A13</svg:desc>
                </draw:g>
              </table:table-cell>
              <table:table-cell office:value-type="float" office:value="125.434">
                <text:p>125.434</text:p>
                <draw:g>
                  <svg:desc>Sheet1.B13:Sheet1.H13</svg:desc>
                </draw:g>
              </table:table-cell>
              <table:table-cell office:value-type="float" office:value="264.206">
                <text:p>264.206</text:p>
              </table:table-cell>
              <table:table-cell office:value-type="float" office:value="240.697">
                <text:p>240.697</text:p>
              </table:table-cell>
              <table:table-cell office:value-type="float" office:value="244.789">
                <text:p>244.789</text:p>
              </table:table-cell>
              <table:table-cell office:value-type="float" office:value="256.419">
                <text:p>256.419</text:p>
              </table:table-cell>
              <table:table-cell office:value-type="float" office:value="207.832">
                <text:p>207.832</text:p>
              </table:table-cell>
              <table:table-cell office:value-type="float" office:value="152.102">
                <text:p>152.102</text:p>
              </table:table-cell>
            </table:table-row>
            <table:table-row>
              <table:table-cell office:value-type="string">
                <text:p>11-13-2011</text:p>
                <draw:g>
                  <svg:desc>Sheet1.A14:Sheet1.A14</svg:desc>
                </draw:g>
              </table:table-cell>
              <table:table-cell office:value-type="float" office:value="619.661">
                <text:p>619.661</text:p>
                <draw:g>
                  <svg:desc>Sheet1.B14:Sheet1.H14</svg:desc>
                </draw:g>
              </table:table-cell>
              <table:table-cell office:value-type="float" office:value="1555.42">
                <text:p>1555.42</text:p>
              </table:table-cell>
              <table:table-cell office:value-type="float" office:value="1455.24">
                <text:p>1455.24</text:p>
              </table:table-cell>
              <table:table-cell office:value-type="float" office:value="1466.88">
                <text:p>1466.88</text:p>
              </table:table-cell>
              <table:table-cell office:value-type="float" office:value="1536.39">
                <text:p>1536.39</text:p>
              </table:table-cell>
              <table:table-cell office:value-type="float" office:value="1309.66">
                <text:p>1309.66</text:p>
              </table:table-cell>
              <table:table-cell office:value-type="float" office:value="547.098">
                <text:p>547.098</text:p>
              </table:table-cell>
            </table:table-row>
            <table:table-row>
              <table:table-cell office:value-type="string">
                <text:p>11-06-2011</text:p>
                <draw:g>
                  <svg:desc>Sheet1.A15:Sheet1.A15</svg:desc>
                </draw:g>
              </table:table-cell>
              <table:table-cell office:value-type="float" office:value="771.384">
                <text:p>771.384</text:p>
                <draw:g>
                  <svg:desc>Sheet1.B15:Sheet1.H15</svg:desc>
                </draw:g>
              </table:table-cell>
              <table:table-cell office:value-type="float" office:value="1992.29">
                <text:p>1992.29</text:p>
              </table:table-cell>
              <table:table-cell office:value-type="float" office:value="1885.77">
                <text:p>1885.77</text:p>
              </table:table-cell>
              <table:table-cell office:value-type="float" office:value="1891.4">
                <text:p>1891.4</text:p>
              </table:table-cell>
              <table:table-cell office:value-type="float" office:value="1998.2">
                <text:p>1998.2</text:p>
              </table:table-cell>
              <table:table-cell office:value-type="float" office:value="1711.13">
                <text:p>1711.13</text:p>
              </table:table-cell>
              <table:table-cell office:value-type="float" office:value="732.6">
                <text:p>732.6</text:p>
              </table:table-cell>
            </table:table-row>
            <table:table-row>
              <table:table-cell office:value-type="string">
                <text:p>11-05-2011</text:p>
                <draw:g>
                  <svg:desc>Sheet1.A16:Sheet1.A16</svg:desc>
                </draw:g>
              </table:table-cell>
              <table:table-cell office:value-type="float" office:value="590.499">
                <text:p>590.499</text:p>
                <draw:g>
                  <svg:desc>Sheet1.B16:Sheet1.H16</svg:desc>
                </draw:g>
              </table:table-cell>
              <table:table-cell office:value-type="float" office:value="2054.53">
                <text:p>2054.53</text:p>
              </table:table-cell>
              <table:table-cell office:value-type="float" office:value="1929.59">
                <text:p>1929.59</text:p>
              </table:table-cell>
              <table:table-cell office:value-type="float" office:value="1941.41">
                <text:p>1941.41</text:p>
              </table:table-cell>
              <table:table-cell office:value-type="float" office:value="2062.85">
                <text:p>2062.85</text:p>
              </table:table-cell>
              <table:table-cell office:value-type="float" office:value="1639.13">
                <text:p>1639.13</text:p>
              </table:table-cell>
              <table:table-cell office:value-type="float" office:value="736.907">
                <text:p>736.907</text:p>
              </table:table-cell>
            </table:table-row>
            <table:table-row>
              <table:table-cell office:value-type="string">
                <text:p>10-31-2011</text:p>
                <draw:g>
                  <svg:desc>Sheet1.A17:Sheet1.A17</svg:desc>
                </draw:g>
              </table:table-cell>
              <table:table-cell office:value-type="float" office:value="860.15">
                <text:p>860.15</text:p>
                <draw:g>
                  <svg:desc>Sheet1.B17:Sheet1.H17</svg:desc>
                </draw:g>
              </table:table-cell>
              <table:table-cell office:value-type="float" office:value="2267.8">
                <text:p>2267.8</text:p>
              </table:table-cell>
              <table:table-cell office:value-type="float" office:value="2156.03">
                <text:p>2156.03</text:p>
              </table:table-cell>
              <table:table-cell office:value-type="float" office:value="2131.91">
                <text:p>2131.91</text:p>
              </table:table-cell>
              <table:table-cell office:value-type="float" office:value="2232.64">
                <text:p>2232.64</text:p>
              </table:table-cell>
              <table:table-cell office:value-type="float" office:value="1877.31">
                <text:p>1877.31</text:p>
              </table:table-cell>
              <table:table-cell office:value-type="float" office:value="786.02">
                <text:p>786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5cm" chart:symbol-height="0.1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74cm" svg:height="12.809cm" xlink:href=".." xlink:type="simple" chart:class="chart:scatter" chart:style-name="ch1">
        <chart:title svg:x="7.836cm" svg:y="0.392cm" chart:style-name="ch2">
          <text:p>Fort Smith October 2011</text:p>
        </chart:title>
        <chart:legend chart:legend-position="end" svg:x="18.072cm" svg:y="4.906cm" chart:style-name="ch3"/>
        <chart:plot-area chart:style-name="ch4" table:cell-range-address="Sheet1.B40:Sheet1.B46 Sheet1.A17:Sheet1.H22" chart:data-source-has-labels="column" svg:x="1.449cm" svg:y="1.939cm" svg:width="15.801cm" svg:height="9.606cm">
          <chartooo:coordinate-region svg:x="2.441cm" svg:y="2.151cm" svg:width="14.437cm" svg:height="8.721cm"/>
          <chart:axis chart:dimension="x" chart:name="primary-x" chart:style-name="ch5">
            <chart:title svg:x="8.207cm" svg:y="11.802cm" chart:style-name="ch6">
              <text:p>Wavelength (Å)</text:p>
            </chart:title>
          </chart:axis>
          <chart:axis chart:dimension="y" chart:name="primary-y" chart:style-name="ch5">
            <chart:title svg:x="0.451cm" svg:y="7.699cm" chart:style-name="ch7">
              <text:p>Raw Counts</text:p>
            </chart:title>
            <chart:grid chart:style-name="ch8" chart:class="major"/>
          </chart:axis>
          <chart:series chart:style-name="ch9" chart:values-cell-range-address="Sheet1.B17:Sheet1.H17" chart:label-cell-address="Sheet1.A17:Sheet1.A17" chart:class="chart:scatter">
            <chart:domain table:cell-range-address="Sheet1.B40:Sheet1.B46"/>
            <chart:data-point chart:repeated="7"/>
          </chart:series>
          <chart:series chart:style-name="ch10" chart:values-cell-range-address="Sheet1.B18:Sheet1.H18" chart:label-cell-address="Sheet1.A18:Sheet1.A18" chart:class="chart:scatter">
            <chart:data-point chart:repeated="7"/>
          </chart:series>
          <chart:series chart:style-name="ch11" chart:values-cell-range-address="Sheet1.B19:Sheet1.H19" chart:label-cell-address="Sheet1.A19:Sheet1.A19" chart:class="chart:scatter">
            <chart:data-point chart:repeated="7"/>
          </chart:series>
          <chart:series chart:style-name="ch12" chart:values-cell-range-address="Sheet1.B20:Sheet1.H20" chart:label-cell-address="Sheet1.A20:Sheet1.A20" chart:class="chart:scatter">
            <chart:data-point chart:repeated="7"/>
          </chart:series>
          <chart:series chart:style-name="ch13" chart:values-cell-range-address="Sheet1.B21:Sheet1.H21" chart:label-cell-address="Sheet1.A21:Sheet1.A21" chart:class="chart:scatter">
            <chart:data-point chart:repeated="7"/>
          </chart:series>
          <chart:series chart:style-name="ch14" chart:values-cell-range-address="Sheet1.B22:Sheet1.H22" chart:label-cell-address="Sheet1.A22:Sheet1.A22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0-31-2011</text:p>
                <draw:g>
                  <svg:desc>Sheet1.A17:Sheet1.A17</svg:desc>
                </draw:g>
              </table:table-cell>
              <table:table-cell office:value-type="float" office:value="860.15">
                <text:p>860.15</text:p>
                <draw:g>
                  <svg:desc>Sheet1.B17:Sheet1.H17</svg:desc>
                </draw:g>
              </table:table-cell>
              <table:table-cell office:value-type="float" office:value="2267.8">
                <text:p>2267.8</text:p>
              </table:table-cell>
              <table:table-cell office:value-type="float" office:value="2156.03">
                <text:p>2156.03</text:p>
              </table:table-cell>
              <table:table-cell office:value-type="float" office:value="2131.91">
                <text:p>2131.91</text:p>
              </table:table-cell>
              <table:table-cell office:value-type="float" office:value="2232.64">
                <text:p>2232.64</text:p>
              </table:table-cell>
              <table:table-cell office:value-type="float" office:value="1877.31">
                <text:p>1877.31</text:p>
              </table:table-cell>
              <table:table-cell office:value-type="float" office:value="786.02">
                <text:p>786.02</text:p>
              </table:table-cell>
            </table:table-row>
            <table:table-row>
              <table:table-cell office:value-type="string">
                <text:p>10-30-2011</text:p>
                <draw:g>
                  <svg:desc>Sheet1.A18:Sheet1.A18</svg:desc>
                </draw:g>
              </table:table-cell>
              <table:table-cell office:value-type="float" office:value="696.967">
                <text:p>696.967</text:p>
                <draw:g>
                  <svg:desc>Sheet1.B18:Sheet1.H18</svg:desc>
                </draw:g>
              </table:table-cell>
              <table:table-cell office:value-type="float" office:value="1763.73">
                <text:p>1763.73</text:p>
              </table:table-cell>
              <table:table-cell office:value-type="float" office:value="1657.48">
                <text:p>1657.48</text:p>
              </table:table-cell>
              <table:table-cell office:value-type="float" office:value="1635.97">
                <text:p>1635.97</text:p>
              </table:table-cell>
              <table:table-cell office:value-type="float" office:value="1761.44">
                <text:p>1761.44</text:p>
              </table:table-cell>
              <table:table-cell office:value-type="float" office:value="1523.48">
                <text:p>1523.48</text:p>
              </table:table-cell>
              <table:table-cell office:value-type="float" office:value="670.539">
                <text:p>670.539</text:p>
              </table:table-cell>
            </table:table-row>
            <table:table-row>
              <table:table-cell office:value-type="string">
                <text:p>10-24-2011</text:p>
                <draw:g>
                  <svg:desc>Sheet1.A19:Sheet1.A19</svg:desc>
                </draw:g>
              </table:table-cell>
              <table:table-cell office:value-type="float" office:value="523.433">
                <text:p>523.433</text:p>
                <draw:g>
                  <svg:desc>Sheet1.B19:Sheet1.H19</svg:desc>
                </draw:g>
              </table:table-cell>
              <table:table-cell office:value-type="float" office:value="1340.67">
                <text:p>1340.67</text:p>
              </table:table-cell>
              <table:table-cell office:value-type="float" office:value="1265.46">
                <text:p>1265.46</text:p>
              </table:table-cell>
              <table:table-cell office:value-type="float" office:value="1258.76">
                <text:p>1258.76</text:p>
              </table:table-cell>
              <table:table-cell office:value-type="float" office:value="1310.07">
                <text:p>1310.07</text:p>
              </table:table-cell>
              <table:table-cell office:value-type="float" office:value="1141.88">
                <text:p>1141.88</text:p>
              </table:table-cell>
              <table:table-cell office:value-type="float" office:value="477.949">
                <text:p>477.949</text:p>
              </table:table-cell>
            </table:table-row>
            <table:table-row>
              <table:table-cell office:value-type="string">
                <text:p>10-23-2011</text:p>
                <draw:g>
                  <svg:desc>Sheet1.A20:Sheet1.A20</svg:desc>
                </draw:g>
              </table:table-cell>
              <table:table-cell office:value-type="float" office:value="746.025">
                <text:p>746.025</text:p>
                <draw:g>
                  <svg:desc>Sheet1.B20:Sheet1.H20</svg:desc>
                </draw:g>
              </table:table-cell>
              <table:table-cell office:value-type="float" office:value="1923.28">
                <text:p>1923.28</text:p>
              </table:table-cell>
              <table:table-cell office:value-type="float" office:value="1805.87">
                <text:p>1805.87</text:p>
              </table:table-cell>
              <table:table-cell office:value-type="float" office:value="1771.54">
                <text:p>1771.54</text:p>
              </table:table-cell>
              <table:table-cell office:value-type="float" office:value="1846.88">
                <text:p>1846.88</text:p>
              </table:table-cell>
              <table:table-cell office:value-type="float" office:value="1581.83">
                <text:p>1581.83</text:p>
              </table:table-cell>
              <table:table-cell office:value-type="float" office:value="679.667">
                <text:p>679.667</text:p>
              </table:table-cell>
            </table:table-row>
            <table:table-row>
              <table:table-cell office:value-type="string">
                <text:p>10-21-2011</text:p>
                <draw:g>
                  <svg:desc>Sheet1.A21:Sheet1.A21</svg:desc>
                </draw:g>
              </table:table-cell>
              <table:table-cell office:value-type="float" office:value="792.987">
                <text:p>792.987</text:p>
                <draw:g>
                  <svg:desc>Sheet1.B21:Sheet1.H21</svg:desc>
                </draw:g>
              </table:table-cell>
              <table:table-cell office:value-type="float" office:value="2048.26">
                <text:p>2048.26</text:p>
              </table:table-cell>
              <table:table-cell office:value-type="float" office:value="1951.35">
                <text:p>1951.35</text:p>
              </table:table-cell>
              <table:table-cell office:value-type="float" office:value="1925.59">
                <text:p>1925.59</text:p>
              </table:table-cell>
              <table:table-cell office:value-type="float" office:value="2001.48">
                <text:p>2001.48</text:p>
              </table:table-cell>
              <table:table-cell office:value-type="float" office:value="1703.38">
                <text:p>1703.38</text:p>
              </table:table-cell>
              <table:table-cell office:value-type="float" office:value="730.633">
                <text:p>730.633</text:p>
              </table:table-cell>
            </table:table-row>
            <table:table-row>
              <table:table-cell office:value-type="string">
                <text:p>10-18-2011</text:p>
                <draw:g>
                  <svg:desc>Sheet1.A22:Sheet1.A22</svg:desc>
                </draw:g>
              </table:table-cell>
              <table:table-cell office:value-type="float" office:value="421.087">
                <text:p>421.087</text:p>
                <draw:g>
                  <svg:desc>Sheet1.B22:Sheet1.H22</svg:desc>
                </draw:g>
              </table:table-cell>
              <table:table-cell office:value-type="float" office:value="1150.97">
                <text:p>1150.97</text:p>
              </table:table-cell>
              <table:table-cell office:value-type="float" office:value="1077.64">
                <text:p>1077.64</text:p>
              </table:table-cell>
              <table:table-cell office:value-type="float" office:value="1057.07">
                <text:p>1057.07</text:p>
              </table:table-cell>
              <table:table-cell office:value-type="float" office:value="1088.8">
                <text:p>1088.8</text:p>
              </table:table-cell>
              <table:table-cell office:value-type="float" office:value="936.766">
                <text:p>936.766</text:p>
              </table:table-cell>
              <table:table-cell office:value-type="float" office:value="388.855">
                <text:p>388.8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19cm" svg:height="18.446cm" xlink:href=".." xlink:type="simple" chart:class="chart:scatter" chart:style-name="ch1">
        <chart:title svg:x="14.075cm" svg:y="0.504cm" chart:style-name="ch2">
          <text:p>Pinawa</text:p>
        </chart:title>
        <chart:legend chart:legend-position="end" svg:x="27.217cm" svg:y="8.201cm" chart:style-name="ch3"/>
        <chart:plot-area chart:style-name="ch4" table:cell-range-address="Sheet1.B40:Sheet1.B46 Sheet1.A7:Sheet1.A10 Sheet1.L7:Sheet1.R11" chart:data-source-has-labels="row" svg:x="1.632cm" svg:y="2.387cm" svg:width="24.397cm" svg:height="14.683cm">
          <chartooo:coordinate-region svg:x="2.544cm" svg:y="2.599cm" svg:width="23.113cm" svg:height="13.798cm"/>
          <chart:axis chart:dimension="x" chart:name="primary-x" chart:style-name="ch5">
            <chart:title svg:x="12.688cm" svg:y="17.439cm" chart:style-name="ch6">
              <text:p>Wavelength (A)</text:p>
            </chart:title>
          </chart:axis>
          <chart:axis chart:dimension="y" chart:name="primary-y" chart:style-name="ch5">
            <chart:title svg:x="0.451cm" svg:y="11.373cm" chart:style-name="ch7">
              <text:p>Normalised Ampitude</text:p>
            </chart:title>
            <chart:grid chart:style-name="ch8" chart:class="major"/>
          </chart:axis>
          <chart:series chart:style-name="ch9" chart:values-cell-range-address="Sheet1.L7:Sheet1.R7" chart:label-cell-address="Sheet1.A7:Sheet1.A7" chart:class="chart:scatter">
            <chart:domain table:cell-range-address="Sheet1.B40:Sheet1.B46"/>
            <chart:data-point chart:repeated="7"/>
          </chart:series>
          <chart:series chart:style-name="ch10" chart:values-cell-range-address="Sheet1.L8:Sheet1.R8" chart:label-cell-address="Sheet1.A8:Sheet1.A8" chart:class="chart:scatter">
            <chart:data-point chart:repeated="7"/>
          </chart:series>
          <chart:series chart:style-name="ch11" chart:values-cell-range-address="Sheet1.L9:Sheet1.R9" chart:label-cell-address="Sheet1.A9:Sheet1.A9" chart:class="chart:scatter">
            <chart:data-point chart:repeated="7"/>
          </chart:series>
          <chart:series chart:style-name="ch12" chart:values-cell-range-address="Sheet1.L10:Sheet1.R11" chart:label-cell-address="Sheet1.A10:Sheet1.A10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2-09-2011</text:p>
                <draw:g>
                  <svg:desc>Sheet1.A7:Sheet1.A7</svg:desc>
                </draw:g>
              </table:table-cell>
              <table:table-cell office:value-type="string">
                <text:p>12-12-2011</text:p>
                <draw:g>
                  <svg:desc>Sheet1.A8:Sheet1.A8</svg:desc>
                </draw:g>
              </table:table-cell>
              <table:table-cell office:value-type="string">
                <text:p>12-16-2011</text:p>
                <draw:g>
                  <svg:desc>Sheet1.A9:Sheet1.A9</svg:desc>
                </draw:g>
              </table:table-cell>
              <table:table-cell office:value-type="string">
                <text:p>01-06-2012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0.0805385080376628">
                <text:p>0.0805385080376628</text:p>
                <draw:g>
                  <svg:desc>Sheet1.L7:Sheet1.R7</svg:desc>
                </draw:g>
              </table:table-cell>
              <table:table-cell office:value-type="float" office:value="0.0800273880730408">
                <text:p>0.0800273880730408</text:p>
                <draw:g>
                  <svg:desc>Sheet1.L8:Sheet1.R8</svg:desc>
                </draw:g>
              </table:table-cell>
              <table:table-cell office:value-type="float" office:value="0.0809385728344238">
                <text:p>0.0809385728344238</text:p>
                <draw:g>
                  <svg:desc>Sheet1.L9:Sheet1.R9</svg:desc>
                </draw:g>
              </table:table-cell>
              <table:table-cell office:value-type="float" office:value="0.0807072248863043">
                <text:p>0.0807072248863043</text:p>
                <draw:g>
                  <svg:desc>Sheet1.L10:Sheet1.R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0">
                <text:p>4800</text:p>
              </table:table-cell>
              <table:table-cell office:value-type="float" office:value="0.175790361635059">
                <text:p>0.175790361635059</text:p>
              </table:table-cell>
              <table:table-cell office:value-type="float" office:value="0.179237506592194">
                <text:p>0.179237506592194</text:p>
              </table:table-cell>
              <table:table-cell office:value-type="float" office:value="0.189818814359632">
                <text:p>0.18981881435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1">
                <text:p>4861</text:p>
              </table:table-cell>
              <table:table-cell office:value-type="float" office:value="0.156608574190001">
                <text:p>0.156608574190001</text:p>
              </table:table-cell>
              <table:table-cell office:value-type="float" office:value="0.154863746552486">
                <text:p>0.154863746552486</text:p>
              </table:table-cell>
              <table:table-cell office:value-type="float" office:value="0.164710576243288">
                <text:p>0.164710576243288</text:p>
              </table:table-cell>
              <table:table-cell office:value-type="float" office:value="0.182386722073921">
                <text:p>0.182386722073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1">
                <text:p>4861</text:p>
              </table:table-cell>
              <table:table-cell office:value-type="float" office:value="0.163960124176511">
                <text:p>0.163960124176511</text:p>
              </table:table-cell>
              <table:table-cell office:value-type="float" office:value="0.161125776844817">
                <text:p>0.161125776844817</text:p>
              </table:table-cell>
              <table:table-cell office:value-type="float" office:value="0.167247191902195">
                <text:p>0.16724719190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0">
                <text:p>4950</text:p>
              </table:table-cell>
              <table:table-cell office:value-type="float" office:value="0.177115457516675">
                <text:p>0.177115457516675</text:p>
              </table:table-cell>
              <table:table-cell office:value-type="float" office:value="0.174838278894491">
                <text:p>0.174838278894491</text:p>
              </table:table-cell>
              <table:table-cell office:value-type="float" office:value="0.176572321925658">
                <text:p>0.176572321925658</text:p>
              </table:table-cell>
              <table:table-cell office:value-type="float" office:value="0.156773655686383">
                <text:p>0.15677365568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9">
                <text:p>4709</text:p>
              </table:table-cell>
              <table:table-cell office:value-type="float" office:value="0.16460354702212">
                <text:p>0.16460354702212</text:p>
              </table:table-cell>
              <table:table-cell office:value-type="float" office:value="0.167368602986689">
                <text:p>0.167368602986689</text:p>
              </table:table-cell>
              <table:table-cell office:value-type="float" office:value="0.153164342479006">
                <text:p>0.15316434247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">
                <text:p>6250</text:p>
              </table:table-cell>
              <table:table-cell office:value-type="float" office:value="0.0813834274219713">
                <text:p>0.0813834274219713</text:p>
              </table:table-cell>
              <table:table-cell office:value-type="float" office:value="0.0825387000562829">
                <text:p>0.0825387000562829</text:p>
              </table:table-cell>
              <table:table-cell office:value-type="float" office:value="0.0675481802557984">
                <text:p>0.0675481802557984</text:p>
              </table:table-cell>
              <table:table-cell office:value-type="float" office:value="0.161232031252811">
                <text:p>0.161232031252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447332551723">
                <text:p>0.17444733255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059427769839">
                <text:p>0.166059427769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3936057790187">
                <text:p>0.0783936057790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22cm" svg:height="17.853cm" xlink:href=".." xlink:type="simple" chart:class="chart:scatter" chart:style-name="ch1">
        <chart:title svg:x="11.686cm" svg:y="0.493cm" chart:style-name="ch2">
          <text:p>Pinawa (November)</text:p>
        </chart:title>
        <chart:legend chart:legend-position="end" svg:x="24.82cm" svg:y="7.666cm" chart:style-name="ch3"/>
        <chart:plot-area chart:style-name="ch4" table:cell-range-address="Sheet1.B40:Sheet1.B46 Sheet1.A2:Sheet1.A6 Sheet1.L2:Sheet1.R6" chart:data-source-has-labels="column" svg:x="1.584cm" svg:y="2.343cm" svg:width="22.144cm" svg:height="14.145cm">
          <chartooo:coordinate-region svg:x="2.497cm" svg:y="2.556cm" svg:width="20.86cm" svg:height="13.259cm"/>
          <chart:axis chart:dimension="x" chart:name="primary-x" chart:style-name="ch5">
            <chart:title svg:x="11.514cm" svg:y="16.846cm" chart:style-name="ch6">
              <text:p>Wavelength (A)</text:p>
            </chart:title>
          </chart:axis>
          <chart:axis chart:dimension="y" chart:name="primary-y" chart:style-name="ch5">
            <chart:title svg:x="0.451cm" svg:y="11.099cm" chart:style-name="ch7">
              <text:p>Normalised Amplitude</text:p>
            </chart:title>
            <chart:grid chart:style-name="ch8" chart:class="major"/>
          </chart:axis>
          <chart:series chart:style-name="ch9" chart:values-cell-range-address="Sheet1.L2:Sheet1.R2" chart:label-cell-address="Sheet1.A2:Sheet1.A2" chart:class="chart:scatter">
            <chart:domain table:cell-range-address="Sheet1.B40:Sheet1.B46"/>
            <chart:data-point chart:repeated="7"/>
          </chart:series>
          <chart:series chart:style-name="ch10" chart:values-cell-range-address="Sheet1.L3:Sheet1.R3" chart:label-cell-address="Sheet1.A3:Sheet1.A3" chart:class="chart:scatter">
            <chart:data-point chart:repeated="7"/>
          </chart:series>
          <chart:series chart:style-name="ch11" chart:values-cell-range-address="Sheet1.L4:Sheet1.R4" chart:label-cell-address="Sheet1.A4:Sheet1.A4" chart:class="chart:scatter">
            <chart:data-point chart:repeated="7"/>
          </chart:series>
          <chart:series chart:style-name="ch12" chart:values-cell-range-address="Sheet1.L5:Sheet1.R5" chart:label-cell-address="Sheet1.A5:Sheet1.A5" chart:class="chart:scatter">
            <chart:data-point chart:repeated="7"/>
          </chart:series>
          <chart:series chart:style-name="ch13" chart:values-cell-range-address="Sheet1.L6:Sheet1.R6" chart:label-cell-address="Sheet1.A6:Sheet1.A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9-2011</text:p>
                <draw:g>
                  <svg:desc>Sheet1.A2:Sheet1.A2</svg:desc>
                </draw:g>
              </table:table-cell>
              <table:table-cell office:value-type="float" office:value="0.0826876352648128">
                <text:p>0.0826876352648128</text:p>
                <draw:g>
                  <svg:desc>Sheet1.L2:Sheet1.R2</svg:desc>
                </draw:g>
              </table:table-cell>
              <table:table-cell office:value-type="float" office:value="0.188079341745273">
                <text:p>0.188079341745273</text:p>
              </table:table-cell>
              <table:table-cell office:value-type="float" office:value="0.164312931316101">
                <text:p>0.164312931316101</text:p>
              </table:table-cell>
              <table:table-cell office:value-type="float" office:value="0.16882197108906">
                <text:p>0.16882197108906</text:p>
              </table:table-cell>
              <table:table-cell office:value-type="float" office:value="0.175562242231206">
                <text:p>0.175562242231206</text:p>
              </table:table-cell>
              <table:table-cell office:value-type="float" office:value="0.153294591449222">
                <text:p>0.153294591449222</text:p>
              </table:table-cell>
              <table:table-cell office:value-type="float" office:value="0.0672412869043244">
                <text:p>0.0672412869043244</text:p>
              </table:table-cell>
            </table:table-row>
            <table:table-row>
              <table:table-cell office:value-type="string">
                <text:p>11-28-2011</text:p>
                <draw:g>
                  <svg:desc>Sheet1.A3:Sheet1.A3</svg:desc>
                </draw:g>
              </table:table-cell>
              <table:table-cell office:value-type="float" office:value="0.0771509125806182">
                <text:p>0.0771509125806182</text:p>
                <draw:g>
                  <svg:desc>Sheet1.L3:Sheet1.R3</svg:desc>
                </draw:g>
              </table:table-cell>
              <table:table-cell office:value-type="float" office:value="0.184623821274871">
                <text:p>0.184623821274871</text:p>
              </table:table-cell>
              <table:table-cell office:value-type="float" office:value="0.159046529094095">
                <text:p>0.159046529094095</text:p>
              </table:table-cell>
              <table:table-cell office:value-type="float" office:value="0.166194580546714">
                <text:p>0.166194580546714</text:p>
              </table:table-cell>
              <table:table-cell office:value-type="float" office:value="0.176758103548991">
                <text:p>0.176758103548991</text:p>
              </table:table-cell>
              <table:table-cell office:value-type="float" office:value="0.163475316810319">
                <text:p>0.163475316810319</text:p>
              </table:table-cell>
              <table:table-cell office:value-type="float" office:value="0.0727507361443916">
                <text:p>0.0727507361443916</text:p>
              </table:table-cell>
            </table:table-row>
            <table:table-row>
              <table:table-cell office:value-type="string">
                <text:p>11-24-2011</text:p>
                <draw:g>
                  <svg:desc>Sheet1.A4:Sheet1.A4</svg:desc>
                </draw:g>
              </table:table-cell>
              <table:table-cell office:value-type="float" office:value="0.0800131044292833">
                <text:p>0.0800131044292833</text:p>
                <draw:g>
                  <svg:desc>Sheet1.L4:Sheet1.R4</svg:desc>
                </draw:g>
              </table:table-cell>
              <table:table-cell office:value-type="float" office:value="0.186216806833074">
                <text:p>0.186216806833074</text:p>
              </table:table-cell>
              <table:table-cell office:value-type="float" office:value="0.155904223782968">
                <text:p>0.155904223782968</text:p>
              </table:table-cell>
              <table:table-cell office:value-type="float" office:value="0.16092981364673">
                <text:p>0.16092981364673</text:p>
              </table:table-cell>
              <table:table-cell office:value-type="float" office:value="0.176410083420472">
                <text:p>0.176410083420472</text:p>
              </table:table-cell>
              <table:table-cell office:value-type="float" office:value="0.16511993232978">
                <text:p>0.16511993232978</text:p>
              </table:table-cell>
              <table:table-cell office:value-type="float" office:value="0.0754060355576927">
                <text:p>0.0754060355576927</text:p>
              </table:table-cell>
            </table:table-row>
            <table:table-row>
              <table:table-cell office:value-type="string">
                <text:p>11-23-2011</text:p>
                <draw:g>
                  <svg:desc>Sheet1.A5:Sheet1.A5</svg:desc>
                </draw:g>
              </table:table-cell>
              <table:table-cell office:value-type="float" office:value="0.0801582897989115">
                <text:p>0.0801582897989115</text:p>
                <draw:g>
                  <svg:desc>Sheet1.L5:Sheet1.R5</svg:desc>
                </draw:g>
              </table:table-cell>
              <table:table-cell office:value-type="float" office:value="0.184997213915179">
                <text:p>0.184997213915179</text:p>
              </table:table-cell>
              <table:table-cell office:value-type="float" office:value="0.154088512998873">
                <text:p>0.154088512998873</text:p>
              </table:table-cell>
              <table:table-cell office:value-type="float" office:value="0.158148574251376">
                <text:p>0.158148574251376</text:p>
              </table:table-cell>
              <table:table-cell office:value-type="float" office:value="0.176006107523374">
                <text:p>0.176006107523374</text:p>
              </table:table-cell>
              <table:table-cell office:value-type="float" office:value="0.170243077775788">
                <text:p>0.170243077775788</text:p>
              </table:table-cell>
              <table:table-cell office:value-type="float" office:value="0.0763582237364972">
                <text:p>0.0763582237364972</text:p>
              </table:table-cell>
            </table:table-row>
            <table:table-row>
              <table:table-cell office:value-type="string">
                <text:p>11-22-2011</text:p>
                <draw:g>
                  <svg:desc>Sheet1.A6:Sheet1.A6</svg:desc>
                </draw:g>
              </table:table-cell>
              <table:table-cell office:value-type="float" office:value="0.0820205732025671">
                <text:p>0.0820205732025671</text:p>
                <draw:g>
                  <svg:desc>Sheet1.L6:Sheet1.R6</svg:desc>
                </draw:g>
              </table:table-cell>
              <table:table-cell office:value-type="float" office:value="0.187809422174353">
                <text:p>0.187809422174353</text:p>
              </table:table-cell>
              <table:table-cell office:value-type="float" office:value="0.157644070330219">
                <text:p>0.157644070330219</text:p>
              </table:table-cell>
              <table:table-cell office:value-type="float" office:value="0.159356688963707">
                <text:p>0.159356688963707</text:p>
              </table:table-cell>
              <table:table-cell office:value-type="float" office:value="0.175584492980738">
                <text:p>0.175584492980738</text:p>
              </table:table-cell>
              <table:table-cell office:value-type="float" office:value="0.163659519536227">
                <text:p>0.163659519536227</text:p>
              </table:table-cell>
              <table:table-cell office:value-type="float" office:value="0.0739252328121891">
                <text:p>0.07392523281218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F95BE9D7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5cm" chart:symbol-height="0.1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1cm" svg:height="15.651cm" xlink:href=".." xlink:type="simple" chart:class="chart:scatter" chart:style-name="ch1">
        <chart:title svg:x="11.653cm" svg:y="0.449cm" chart:style-name="ch2">
          <text:p>Athabasca</text:p>
        </chart:title>
        <chart:legend chart:legend-position="end" svg:x="23.008cm" svg:y="6.565cm" chart:style-name="ch3"/>
        <chart:plot-area chart:style-name="ch4" table:cell-range-address="Sheet1.B40:Sheet1.B46 Sheet1.A25:Sheet1.A29 Sheet1.L25:Sheet1.R29" chart:data-source-has-labels="column" svg:x="1.548cm" svg:y="2.167cm" svg:width="20.44cm" svg:height="12.163cm">
          <chartooo:coordinate-region svg:x="2.46cm" svg:y="2.379cm" svg:width="19.156cm" svg:height="11.278cm"/>
          <chart:axis chart:dimension="x" chart:name="primary-x" chart:style-name="ch5">
            <chart:title svg:x="10.917cm" svg:y="14.644cm" chart:style-name="ch6">
              <text:p>Angstroms</text:p>
            </chart:title>
          </chart:axis>
          <chart:axis chart:dimension="y" chart:name="primary-y" chart:style-name="ch5">
            <chart:title svg:x="0.451cm" svg:y="9.932cm" chart:style-name="ch7">
              <text:p>Normalised Amplitude</text:p>
            </chart:title>
            <chart:grid chart:style-name="ch8" chart:class="major"/>
          </chart:axis>
          <chart:series chart:style-name="ch9" chart:values-cell-range-address="Sheet1.L25:Sheet1.R25" chart:label-cell-address="Sheet1.A25:Sheet1.A25" chart:class="chart:scatter">
            <chart:domain table:cell-range-address="Sheet1.B40:Sheet1.B46"/>
            <chart:data-point chart:repeated="7"/>
          </chart:series>
          <chart:series chart:style-name="ch10" chart:values-cell-range-address="Sheet1.L26:Sheet1.R26" chart:label-cell-address="Sheet1.A26:Sheet1.A26" chart:class="chart:scatter">
            <chart:data-point chart:repeated="7"/>
          </chart:series>
          <chart:series chart:style-name="ch11" chart:values-cell-range-address="Sheet1.L27:Sheet1.R27" chart:label-cell-address="Sheet1.A27:Sheet1.A27" chart:class="chart:scatter">
            <chart:data-point chart:repeated="7"/>
          </chart:series>
          <chart:series chart:style-name="ch12" chart:values-cell-range-address="Sheet1.L28:Sheet1.R28" chart:label-cell-address="Sheet1.A28:Sheet1.A28" chart:class="chart:scatter">
            <chart:data-point chart:repeated="7"/>
          </chart:series>
          <chart:series chart:style-name="ch13" chart:values-cell-range-address="Sheet1.L29:Sheet1.R29" chart:label-cell-address="Sheet1.A29:Sheet1.A29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B40:Sheet1.B46</svg:desc>
                </draw:g>
              </table:table-cell>
              <table:table-cell office:value-type="float" office:value="4800">
                <text:p>4800</text:p>
              </table:table-cell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950">
                <text:p>4950</text:p>
              </table:table-cell>
              <table:table-cell office:value-type="float" office:value="4709">
                <text:p>47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-23-2011</text:p>
                <draw:g>
                  <svg:desc>Sheet1.A25:Sheet1.A25</svg:desc>
                </draw:g>
              </table:table-cell>
              <table:table-cell office:value-type="float" office:value="0.0876760424227436">
                <text:p>0.0876760424227436</text:p>
                <draw:g>
                  <svg:desc>Sheet1.L25:Sheet1.R25</svg:desc>
                </draw:g>
              </table:table-cell>
              <table:table-cell office:value-type="float" office:value="0.183993244863505">
                <text:p>0.183993244863505</text:p>
              </table:table-cell>
              <table:table-cell office:value-type="float" office:value="0.16210199619505">
                <text:p>0.16210199619505</text:p>
              </table:table-cell>
              <table:table-cell office:value-type="float" office:value="0.161487746569367">
                <text:p>0.161487746569367</text:p>
              </table:table-cell>
              <table:table-cell office:value-type="float" office:value="0.174389671021491">
                <text:p>0.174389671021491</text:p>
              </table:table-cell>
              <table:table-cell office:value-type="float" office:value="0.156787440481715">
                <text:p>0.156787440481715</text:p>
              </table:table-cell>
              <table:table-cell office:value-type="float" office:value="0.073563858446129">
                <text:p>0.073563858446129</text:p>
              </table:table-cell>
            </table:table-row>
            <table:table-row>
              <table:table-cell office:value-type="string">
                <text:p>11-24-2011</text:p>
                <draw:g>
                  <svg:desc>Sheet1.A26:Sheet1.A26</svg:desc>
                </draw:g>
              </table:table-cell>
              <table:table-cell office:value-type="float" office:value="0.0833556566696389">
                <text:p>0.0833556566696389</text:p>
                <draw:g>
                  <svg:desc>Sheet1.L26:Sheet1.R26</svg:desc>
                </draw:g>
              </table:table-cell>
              <table:table-cell office:value-type="float" office:value="0.175206458970346">
                <text:p>0.175206458970346</text:p>
              </table:table-cell>
              <table:table-cell office:value-type="float" office:value="0.157307767372977">
                <text:p>0.157307767372977</text:p>
              </table:table-cell>
              <table:table-cell office:value-type="float" office:value="0.15901263245711">
                <text:p>0.15901263245711</text:p>
              </table:table-cell>
              <table:table-cell office:value-type="float" office:value="0.178053162706507">
                <text:p>0.178053162706507</text:p>
              </table:table-cell>
              <table:table-cell office:value-type="float" office:value="0.165103554768073">
                <text:p>0.165103554768073</text:p>
              </table:table-cell>
              <table:table-cell office:value-type="float" office:value="0.0819607670553478">
                <text:p>0.0819607670553478</text:p>
              </table:table-cell>
            </table:table-row>
            <table:table-row>
              <table:table-cell office:value-type="string">
                <text:p>11-26-2011</text:p>
                <draw:g>
                  <svg:desc>Sheet1.A27:Sheet1.A27</svg:desc>
                </draw:g>
              </table:table-cell>
              <table:table-cell office:value-type="float" office:value="0.0888416483614197">
                <text:p>0.0888416483614197</text:p>
                <draw:g>
                  <svg:desc>Sheet1.L27:Sheet1.R27</svg:desc>
                </draw:g>
              </table:table-cell>
              <table:table-cell office:value-type="float" office:value="0.185164571580377">
                <text:p>0.185164571580377</text:p>
              </table:table-cell>
              <table:table-cell office:value-type="float" office:value="0.161336464161784">
                <text:p>0.161336464161784</text:p>
              </table:table-cell>
              <table:table-cell office:value-type="float" office:value="0.159776538765957">
                <text:p>0.159776538765957</text:p>
              </table:table-cell>
              <table:table-cell office:value-type="float" office:value="0.172721943572635">
                <text:p>0.172721943572635</text:p>
              </table:table-cell>
              <table:table-cell office:value-type="float" office:value="0.156242281333259">
                <text:p>0.156242281333259</text:p>
              </table:table-cell>
              <table:table-cell office:value-type="float" office:value="0.0759165522245678">
                <text:p>0.0759165522245678</text:p>
              </table:table-cell>
            </table:table-row>
            <table:table-row>
              <table:table-cell office:value-type="string">
                <text:p>12-01-2011</text:p>
                <draw:g>
                  <svg:desc>Sheet1.A28:Sheet1.A28</svg:desc>
                </draw:g>
              </table:table-cell>
              <table:table-cell office:value-type="float" office:value="0.0818878804620102">
                <text:p>0.0818878804620102</text:p>
                <draw:g>
                  <svg:desc>Sheet1.L28:Sheet1.R28</svg:desc>
                </draw:g>
              </table:table-cell>
              <table:table-cell office:value-type="float" office:value="0.176270531077112">
                <text:p>0.176270531077112</text:p>
              </table:table-cell>
              <table:table-cell office:value-type="float" office:value="0.158868234194191">
                <text:p>0.158868234194191</text:p>
              </table:table-cell>
              <table:table-cell office:value-type="float" office:value="0.161000275932409">
                <text:p>0.161000275932409</text:p>
              </table:table-cell>
              <table:table-cell office:value-type="float" office:value="0.18454970045472">
                <text:p>0.18454970045472</text:p>
              </table:table-cell>
              <table:table-cell office:value-type="float" office:value="0.16317900471599">
                <text:p>0.16317900471599</text:p>
              </table:table-cell>
              <table:table-cell office:value-type="float" office:value="0.0742443731635681">
                <text:p>0.0742443731635681</text:p>
              </table:table-cell>
            </table:table-row>
            <table:table-row>
              <table:table-cell office:value-type="string">
                <text:p>12-15-2011</text:p>
                <draw:g>
                  <svg:desc>Sheet1.A29:Sheet1.A29</svg:desc>
                </draw:g>
              </table:table-cell>
              <table:table-cell office:value-type="float" office:value="0.0854977958729368">
                <text:p>0.0854977958729368</text:p>
                <draw:g>
                  <svg:desc>Sheet1.L29:Sheet1.R29</svg:desc>
                </draw:g>
              </table:table-cell>
              <table:table-cell office:value-type="float" office:value="0.18002628842577">
                <text:p>0.18002628842577</text:p>
              </table:table-cell>
              <table:table-cell office:value-type="float" office:value="0.158631244416456">
                <text:p>0.158631244416456</text:p>
              </table:table-cell>
              <table:table-cell office:value-type="float" office:value="0.161895329593884">
                <text:p>0.161895329593884</text:p>
              </table:table-cell>
              <table:table-cell office:value-type="float" office:value="0.177198513007523">
                <text:p>0.177198513007523</text:p>
              </table:table-cell>
              <table:table-cell office:value-type="float" office:value="0.160076863744429">
                <text:p>0.160076863744429</text:p>
              </table:table-cell>
              <table:table-cell office:value-type="float" office:value="0.0766739649390021">
                <text:p>0.07667396493900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